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5362in" svg:height="4.5232in" svg:x="2.6118in" svg:y="0.178in">
            <draw:object draw:notify-on-update-of-ranges="Sheet1.B1:Sheet1.B796 Sheet1.C1:Sheet1.C7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1/[.A1]" office:value-type="float" office:value="0.2" calcext:value-type="float">
            <text:p>0.2</text:p>
          </table:table-cell>
          <table:table-cell office:value-type="float" office:value="0.087943431" calcext:value-type="float">
            <text:p>0.0879434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[.A2]" office:value-type="float" office:value="0.166666666666667" calcext:value-type="float">
            <text:p>0.1666666667</text:p>
          </table:table-cell>
          <table:table-cell office:value-type="float" office:value="0.055788736" calcext:value-type="float">
            <text:p>0.055788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[.A3]" office:value-type="float" office:value="0.142857142857143" calcext:value-type="float">
            <text:p>0.1428571429</text:p>
          </table:table-cell>
          <table:table-cell office:value-type="float" office:value="0.04379414" calcext:value-type="float">
            <text:p>0.043794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A4]" office:value-type="float" office:value="0.125" calcext:value-type="float">
            <text:p>0.125</text:p>
          </table:table-cell>
          <table:table-cell office:value-type="float" office:value="0.032007723" calcext:value-type="float">
            <text:p>0.0320077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[.A5]" office:value-type="float" office:value="0.111111111111111" calcext:value-type="float">
            <text:p>0.1111111111</text:p>
          </table:table-cell>
          <table:table-cell office:value-type="float" office:value="0.026237263" calcext:value-type="float">
            <text:p>0.0262372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A6]" office:value-type="float" office:value="0.1" calcext:value-type="float">
            <text:p>0.1</text:p>
          </table:table-cell>
          <table:table-cell office:value-type="float" office:value="0.020657434" calcext:value-type="float">
            <text:p>0.0206574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[.A7]" office:value-type="float" office:value="0.0909090909090909" calcext:value-type="float">
            <text:p>0.0909090909</text:p>
          </table:table-cell>
          <table:table-cell office:value-type="float" office:value="0.017478803" calcext:value-type="float">
            <text:p>0.0174788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[.A8]" office:value-type="float" office:value="0.0833333333333333" calcext:value-type="float">
            <text:p>0.0833333333</text:p>
          </table:table-cell>
          <table:table-cell office:value-type="float" office:value="0.014408203" calcext:value-type="float">
            <text:p>0.0144082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[.A9]" office:value-type="float" office:value="0.0769230769230769" calcext:value-type="float">
            <text:p>0.0769230769</text:p>
          </table:table-cell>
          <table:table-cell office:value-type="float" office:value="0.012479744" calcext:value-type="float">
            <text:p>0.0124797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[.A10]" office:value-type="float" office:value="0.0714285714285714" calcext:value-type="float">
            <text:p>0.0714285714</text:p>
          </table:table-cell>
          <table:table-cell office:value-type="float" office:value="0.01061286" calcext:value-type="float">
            <text:p>0.010612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[.A11]" office:value-type="float" office:value="0.0666666666666667" calcext:value-type="float">
            <text:p>0.0666666667</text:p>
          </table:table-cell>
          <table:table-cell office:value-type="float" office:value="0.009357428" calcext:value-type="float">
            <text:p>0.0093574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12]" office:value-type="float" office:value="0.0625" calcext:value-type="float">
            <text:p>0.0625</text:p>
          </table:table-cell>
          <table:table-cell office:value-type="float" office:value="0.008138836" calcext:value-type="float">
            <text:p>0.0081388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/[.A13]" office:value-type="float" office:value="0.0588235294117647" calcext:value-type="float">
            <text:p>0.0588235294</text:p>
          </table:table-cell>
          <table:table-cell office:value-type="float" office:value="0.007276771" calcext:value-type="float">
            <text:p>0.0072767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/[.A14]" office:value-type="float" office:value="0.0555555555555556" calcext:value-type="float">
            <text:p>0.0555555556</text:p>
          </table:table-cell>
          <table:table-cell office:value-type="float" office:value="0.006437864" calcext:value-type="float">
            <text:p>0.0064378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/[.A15]" office:value-type="float" office:value="0.0526315789473684" calcext:value-type="float">
            <text:p>0.0526315789</text:p>
          </table:table-cell>
          <table:table-cell office:value-type="float" office:value="0.005820731" calcext:value-type="float">
            <text:p>0.0058207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16]" office:value-type="float" office:value="0.05" calcext:value-type="float">
            <text:p>0.05</text:p>
          </table:table-cell>
          <table:table-cell office:value-type="float" office:value="0.005218805" calcext:value-type="float">
            <text:p>0.0052188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/[.A17]" office:value-type="float" office:value="0.0476190476190476" calcext:value-type="float">
            <text:p>0.0476190476</text:p>
          </table:table-cell>
          <table:table-cell office:value-type="float" office:value="0.004762009" calcext:value-type="float">
            <text:p>0.0047620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/[.A18]" office:value-type="float" office:value="0.0454545454545455" calcext:value-type="float">
            <text:p>0.0454545455</text:p>
          </table:table-cell>
          <table:table-cell office:value-type="float" office:value="0.00431558" calcext:value-type="float">
            <text:p>0.004315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/[.A19]" office:value-type="float" office:value="0.0434782608695652" calcext:value-type="float">
            <text:p>0.0434782609</text:p>
          </table:table-cell>
          <table:table-cell office:value-type="float" office:value="0.003968087" calcext:value-type="float">
            <text:p>0.0039680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/[.A20]" office:value-type="float" office:value="0.0416666666666667" calcext:value-type="float">
            <text:p>0.0416666667</text:p>
          </table:table-cell>
          <table:table-cell office:value-type="float" office:value="0.003627889" calcext:value-type="float">
            <text:p>0.0036278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/[.A21]" office:value-type="float" office:value="0.04" calcext:value-type="float">
            <text:p>0.04</text:p>
          </table:table-cell>
          <table:table-cell office:value-type="float" office:value="0.003357447" calcext:value-type="float">
            <text:p>0.0033574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/[.A22]" office:value-type="float" office:value="0.0384615384615385" calcext:value-type="float">
            <text:p>0.0384615385</text:p>
          </table:table-cell>
          <table:table-cell office:value-type="float" office:value="0.00309228" calcext:value-type="float">
            <text:p>0.003092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/[.A23]" office:value-type="float" office:value="0.037037037037037" calcext:value-type="float">
            <text:p>0.037037037</text:p>
          </table:table-cell>
          <table:table-cell office:value-type="float" office:value="0.002877701" calcext:value-type="float">
            <text:p>0.0028777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/[.A24]" office:value-type="float" office:value="0.0357142857142857" calcext:value-type="float">
            <text:p>0.0357142857</text:p>
          </table:table-cell>
          <table:table-cell office:value-type="float" office:value="0.002667027" calcext:value-type="float">
            <text:p>0.0026670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/[.A25]" office:value-type="float" office:value="0.0344827586206897" calcext:value-type="float">
            <text:p>0.0344827586</text:p>
          </table:table-cell>
          <table:table-cell office:value-type="float" office:value="0.00249393" calcext:value-type="float">
            <text:p>0.002493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[.A26]" office:value-type="float" office:value="0.0333333333333333" calcext:value-type="float">
            <text:p>0.0333333333</text:p>
          </table:table-cell>
          <table:table-cell office:value-type="float" office:value="0.002323785" calcext:value-type="float">
            <text:p>0.0023237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/[.A27]" office:value-type="float" office:value="0.032258064516129" calcext:value-type="float">
            <text:p>0.0322580645</text:p>
          </table:table-cell>
          <table:table-cell office:value-type="float" office:value="0.002182134" calcext:value-type="float">
            <text:p>0.0021821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/[.A28]" office:value-type="float" office:value="0.03125" calcext:value-type="float">
            <text:p>0.03125</text:p>
          </table:table-cell>
          <table:table-cell office:value-type="float" office:value="0.002042755" calcext:value-type="float">
            <text:p>0.0020427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/[.A29]" office:value-type="float" office:value="0.0303030303030303" calcext:value-type="float">
            <text:p>0.0303030303</text:p>
          </table:table-cell>
          <table:table-cell office:value-type="float" office:value="0.001925373" calcext:value-type="float">
            <text:p>0.0019253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/[.A30]" office:value-type="float" office:value="0.0294117647058823" calcext:value-type="float">
            <text:p>0.0294117647</text:p>
          </table:table-cell>
          <table:table-cell office:value-type="float" office:value="0.001809767" calcext:value-type="float">
            <text:p>0.0018097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/[.A31]" office:value-type="float" office:value="0.0285714285714286" calcext:value-type="float">
            <text:p>0.0285714286</text:p>
          </table:table-cell>
          <table:table-cell office:value-type="float" office:value="0.001711413" calcext:value-type="float">
            <text:p>0.0017114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/[.A32]" office:value-type="float" office:value="0.0277777777777778" calcext:value-type="float">
            <text:p>0.0277777778</text:p>
          </table:table-cell>
          <table:table-cell office:value-type="float" office:value="0.001614467" calcext:value-type="float">
            <text:p>0.0016144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/[.A33]" office:value-type="float" office:value="0.027027027027027" calcext:value-type="float">
            <text:p>0.027027027</text:p>
          </table:table-cell>
          <table:table-cell office:value-type="float" office:value="0.001531242" calcext:value-type="float">
            <text:p>0.0015312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/[.A34]" office:value-type="float" office:value="0.0263157894736842" calcext:value-type="float">
            <text:p>0.0263157895</text:p>
          </table:table-cell>
          <table:table-cell office:value-type="float" office:value="0.001449147" calcext:value-type="float">
            <text:p>0.0014491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/[.A35]" office:value-type="float" office:value="0.0256410256410256" calcext:value-type="float">
            <text:p>0.0256410256</text:p>
          </table:table-cell>
          <table:table-cell office:value-type="float" office:value="0.001378101" calcext:value-type="float">
            <text:p>0.001378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[.A36]" office:value-type="float" office:value="0.025" calcext:value-type="float">
            <text:p>0.025</text:p>
          </table:table-cell>
          <table:table-cell office:value-type="float" office:value="0.001307972" calcext:value-type="float">
            <text:p>0.0013079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/[.A37]" office:value-type="float" office:value="0.024390243902439" calcext:value-type="float">
            <text:p>0.0243902439</text:p>
          </table:table-cell>
          <table:table-cell office:value-type="float" office:value="0.00124684" calcext:value-type="float">
            <text:p>0.001246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/[.A38]" office:value-type="float" office:value="0.0238095238095238" calcext:value-type="float">
            <text:p>0.0238095238</text:p>
          </table:table-cell>
          <table:table-cell office:value-type="float" office:value="0.001186461" calcext:value-type="float">
            <text:p>0.0011864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/[.A39]" office:value-type="float" office:value="0.0232558139534884" calcext:value-type="float">
            <text:p>0.023255814</text:p>
          </table:table-cell>
          <table:table-cell office:value-type="float" office:value="0.001133481" calcext:value-type="float">
            <text:p>0.0011334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/[.A40]" office:value-type="float" office:value="0.0227272727272727" calcext:value-type="float">
            <text:p>0.0227272727</text:p>
          </table:table-cell>
          <table:table-cell office:value-type="float" office:value="0.001081124" calcext:value-type="float">
            <text:p>0.0010811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/[.A41]" office:value-type="float" office:value="0.0222222222222222" calcext:value-type="float">
            <text:p>0.0222222222</text:p>
          </table:table-cell>
          <table:table-cell office:value-type="float" office:value="0.001034909" calcext:value-type="float">
            <text:p>0.0010349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/[.A42]" office:value-type="float" office:value="0.0217391304347826" calcext:value-type="float">
            <text:p>0.0217391304</text:p>
          </table:table-cell>
          <table:table-cell office:value-type="float" office:value="0.000989214" calcext:value-type="float">
            <text:p>0.0009892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/[.A43]" office:value-type="float" office:value="0.0212765957446808" calcext:value-type="float">
            <text:p>0.0212765957</text:p>
          </table:table-cell>
          <table:table-cell office:value-type="float" office:value="0.00094866" calcext:value-type="float">
            <text:p>0.000948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/[.A44]" office:value-type="float" office:value="0.0208333333333333" calcext:value-type="float">
            <text:p>0.0208333333</text:p>
          </table:table-cell>
          <table:table-cell office:value-type="float" office:value="0.000908544" calcext:value-type="float">
            <text:p>0.0009085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/[.A45]" office:value-type="float" office:value="0.0204081632653061" calcext:value-type="float">
            <text:p>0.0204081633</text:p>
          </table:table-cell>
          <table:table-cell office:value-type="float" office:value="0.000872762" calcext:value-type="float">
            <text:p>0.0008727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[.A46]" office:value-type="float" office:value="0.02" calcext:value-type="float">
            <text:p>0.02</text:p>
          </table:table-cell>
          <table:table-cell office:value-type="float" office:value="0.000837351" calcext:value-type="float">
            <text:p>0.0008373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/[.A47]" office:value-type="float" office:value="0.0196078431372549" calcext:value-type="float">
            <text:p>0.0196078431</text:p>
          </table:table-cell>
          <table:table-cell office:value-type="float" office:value="0.000805622" calcext:value-type="float">
            <text:p>0.0008056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/[.A48]" office:value-type="float" office:value="0.0192307692307692" calcext:value-type="float">
            <text:p>0.0192307692</text:p>
          </table:table-cell>
          <table:table-cell office:value-type="float" office:value="0.000774209" calcext:value-type="float">
            <text:p>0.0007742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/[.A49]" office:value-type="float" office:value="0.0188679245283019" calcext:value-type="float">
            <text:p>0.0188679245</text:p>
          </table:table-cell>
          <table:table-cell office:value-type="float" office:value="0.000745943" calcext:value-type="float">
            <text:p>0.0007459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/[.A50]" office:value-type="float" office:value="0.0185185185185185" calcext:value-type="float">
            <text:p>0.0185185185</text:p>
          </table:table-cell>
          <table:table-cell office:value-type="float" office:value="0.000717948" calcext:value-type="float">
            <text:p>0.0007179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/[.A51]" office:value-type="float" office:value="0.0181818181818182" calcext:value-type="float">
            <text:p>0.0181818182</text:p>
          </table:table-cell>
          <table:table-cell office:value-type="float" office:value="0.000692658" calcext:value-type="float">
            <text:p>0.0006926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/[.A52]" office:value-type="float" office:value="0.0178571428571429" calcext:value-type="float">
            <text:p>0.0178571429</text:p>
          </table:table-cell>
          <table:table-cell office:value-type="float" office:value="0.000667603" calcext:value-type="float">
            <text:p>0.0006676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/[.A53]" office:value-type="float" office:value="0.0175438596491228" calcext:value-type="float">
            <text:p>0.0175438596</text:p>
          </table:table-cell>
          <table:table-cell office:value-type="float" office:value="0.000644886" calcext:value-type="float">
            <text:p>0.0006448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/[.A54]" office:value-type="float" office:value="0.0172413793103448" calcext:value-type="float">
            <text:p>0.0172413793</text:p>
          </table:table-cell>
          <table:table-cell office:value-type="float" office:value="0.000622373" calcext:value-type="float">
            <text:p>0.0006223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/[.A55]" office:value-type="float" office:value="0.0169491525423729" calcext:value-type="float">
            <text:p>0.0169491525</text:p>
          </table:table-cell>
          <table:table-cell office:value-type="float" office:value="0.000601892" calcext:value-type="float">
            <text:p>0.0006018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56]" office:value-type="float" office:value="0.0166666666666667" calcext:value-type="float">
            <text:p>0.0166666667</text:p>
          </table:table-cell>
          <table:table-cell office:value-type="float" office:value="0.000581588" calcext:value-type="float">
            <text:p>0.0005815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/[.A57]" office:value-type="float" office:value="0.0163934426229508" calcext:value-type="float">
            <text:p>0.0163934426</text:p>
          </table:table-cell>
          <table:table-cell office:value-type="float" office:value="0.000563058" calcext:value-type="float">
            <text:p>0.0005630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/[.A58]" office:value-type="float" office:value="0.0161290322580645" calcext:value-type="float">
            <text:p>0.0161290323</text:p>
          </table:table-cell>
          <table:table-cell office:value-type="float" office:value="0.000544684" calcext:value-type="float">
            <text:p>0.0005446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/[.A59]" office:value-type="float" office:value="0.0158730158730159" calcext:value-type="float">
            <text:p>0.0158730159</text:p>
          </table:table-cell>
          <table:table-cell office:value-type="float" office:value="0.000527866" calcext:value-type="float">
            <text:p>0.0005278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/[.A60]" office:value-type="float" office:value="0.015625" calcext:value-type="float">
            <text:p>0.015625</text:p>
          </table:table-cell>
          <table:table-cell office:value-type="float" office:value="0.000511184" calcext:value-type="float">
            <text:p>0.0005111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/[.A61]" office:value-type="float" office:value="0.0153846153846154" calcext:value-type="float">
            <text:p>0.0153846154</text:p>
          </table:table-cell>
          <table:table-cell office:value-type="float" office:value="0.000495873" calcext:value-type="float">
            <text:p>0.0004958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/[.A62]" office:value-type="float" office:value="0.0151515151515152" calcext:value-type="float">
            <text:p>0.0151515152</text:p>
          </table:table-cell>
          <table:table-cell office:value-type="float" office:value="0.000480682" calcext:value-type="float">
            <text:p>0.00048068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/[.A63]" office:value-type="float" office:value="0.0149253731343284" calcext:value-type="float">
            <text:p>0.0149253731</text:p>
          </table:table-cell>
          <table:table-cell office:value-type="float" office:value="0.000466702" calcext:value-type="float">
            <text:p>0.0004667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/[.A64]" office:value-type="float" office:value="0.0147058823529412" calcext:value-type="float">
            <text:p>0.0147058824</text:p>
          </table:table-cell>
          <table:table-cell office:value-type="float" office:value="0.00045283" calcext:value-type="float">
            <text:p>0.000452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/[.A65]" office:value-type="float" office:value="0.0144927536231884" calcext:value-type="float">
            <text:p>0.0144927536</text:p>
          </table:table-cell>
          <table:table-cell office:value-type="float" office:value="0.000440033" calcext:value-type="float">
            <text:p>0.0004400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/[.A66]" office:value-type="float" office:value="0.0142857142857143" calcext:value-type="float">
            <text:p>0.0142857143</text:p>
          </table:table-cell>
          <table:table-cell office:value-type="float" office:value="0.000427331" calcext:value-type="float">
            <text:p>0.0004273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/[.A67]" office:value-type="float" office:value="0.0140845070422535" calcext:value-type="float">
            <text:p>0.014084507</text:p>
          </table:table-cell>
          <table:table-cell office:value-type="float" office:value="0.000415586" calcext:value-type="float">
            <text:p>0.0004155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/[.A68]" office:value-type="float" office:value="0.0138888888888889" calcext:value-type="float">
            <text:p>0.0138888889</text:p>
          </table:table-cell>
          <table:table-cell office:value-type="float" office:value="0.000403926" calcext:value-type="float">
            <text:p>0.0004039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/[.A69]" office:value-type="float" office:value="0.0136986301369863" calcext:value-type="float">
            <text:p>0.0136986301</text:p>
          </table:table-cell>
          <table:table-cell office:value-type="float" office:value="0.000393121" calcext:value-type="float">
            <text:p>0.0003931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/[.A70]" office:value-type="float" office:value="0.0135135135135135" calcext:value-type="float">
            <text:p>0.0135135135</text:p>
          </table:table-cell>
          <table:table-cell office:value-type="float" office:value="0.000382392" calcext:value-type="float">
            <text:p>0.0003823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/[.A71]" office:value-type="float" office:value="0.0133333333333333" calcext:value-type="float">
            <text:p>0.0133333333</text:p>
          </table:table-cell>
          <table:table-cell office:value-type="float" office:value="0.00037243" calcext:value-type="float">
            <text:p>0.000372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/[.A72]" office:value-type="float" office:value="0.0131578947368421" calcext:value-type="float">
            <text:p>0.0131578947</text:p>
          </table:table-cell>
          <table:table-cell office:value-type="float" office:value="0.000362535" calcext:value-type="float">
            <text:p>0.0003625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/[.A73]" office:value-type="float" office:value="0.012987012987013" calcext:value-type="float">
            <text:p>0.012987013</text:p>
          </table:table-cell>
          <table:table-cell office:value-type="float" office:value="0.00035333" calcext:value-type="float">
            <text:p>0.000353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/[.A74]" office:value-type="float" office:value="0.0128205128205128" calcext:value-type="float">
            <text:p>0.0128205128</text:p>
          </table:table-cell>
          <table:table-cell office:value-type="float" office:value="0.000344186" calcext:value-type="float">
            <text:p>0.0003441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/[.A75]" office:value-type="float" office:value="0.0126582278481013" calcext:value-type="float">
            <text:p>0.0126582278</text:p>
          </table:table-cell>
          <table:table-cell office:value-type="float" office:value="0.000335663" calcext:value-type="float">
            <text:p>0.0003356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/[.A76]" office:value-type="float" office:value="0.0125" calcext:value-type="float">
            <text:p>0.0125</text:p>
          </table:table-cell>
          <table:table-cell office:value-type="float" office:value="0.000327196" calcext:value-type="float">
            <text:p>0.0003271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/[.A77]" office:value-type="float" office:value="0.0123456790123457" calcext:value-type="float">
            <text:p>0.012345679</text:p>
          </table:table-cell>
          <table:table-cell office:value-type="float" office:value="0.000319289" calcext:value-type="float">
            <text:p>0.0003192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/[.A78]" office:value-type="float" office:value="0.0121951219512195" calcext:value-type="float">
            <text:p>0.012195122</text:p>
          </table:table-cell>
          <table:table-cell office:value-type="float" office:value="0.000311433" calcext:value-type="float">
            <text:p>0.0003114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/[.A79]" office:value-type="float" office:value="0.0120481927710843" calcext:value-type="float">
            <text:p>0.0120481928</text:p>
          </table:table-cell>
          <table:table-cell office:value-type="float" office:value="0.000304084" calcext:value-type="float">
            <text:p>0.0003040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/[.A80]" office:value-type="float" office:value="0.0119047619047619" calcext:value-type="float">
            <text:p>0.0119047619</text:p>
          </table:table-cell>
          <table:table-cell office:value-type="float" office:value="0.000296782" calcext:value-type="float">
            <text:p>0.0002967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/[.A81]" office:value-type="float" office:value="0.0117647058823529" calcext:value-type="float">
            <text:p>0.0117647059</text:p>
          </table:table-cell>
          <table:table-cell office:value-type="float" office:value="0.000289941" calcext:value-type="float">
            <text:p>0.0002899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/[.A82]" office:value-type="float" office:value="0.0116279069767442" calcext:value-type="float">
            <text:p>0.011627907</text:p>
          </table:table-cell>
          <table:table-cell office:value-type="float" office:value="0.000283141" calcext:value-type="float">
            <text:p>0.0002831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/[.A83]" office:value-type="float" office:value="0.0114942528735632" calcext:value-type="float">
            <text:p>0.0114942529</text:p>
          </table:table-cell>
          <table:table-cell office:value-type="float" office:value="0.000276761" calcext:value-type="float">
            <text:p>0.0002767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/[.A84]" office:value-type="float" office:value="0.0113636363636364" calcext:value-type="float">
            <text:p>0.0113636364</text:p>
          </table:table-cell>
          <table:table-cell office:value-type="float" office:value="0.000270419" calcext:value-type="float">
            <text:p>0.00027041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/[.A85]" office:value-type="float" office:value="0.0112359550561798" calcext:value-type="float">
            <text:p>0.0112359551</text:p>
          </table:table-cell>
          <table:table-cell office:value-type="float" office:value="0.00026446" calcext:value-type="float">
            <text:p>0.000264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/[.A86]" office:value-type="float" office:value="0.0111111111111111" calcext:value-type="float">
            <text:p>0.0111111111</text:p>
          </table:table-cell>
          <table:table-cell office:value-type="float" office:value="0.000258536" calcext:value-type="float">
            <text:p>0.0002585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/[.A87]" office:value-type="float" office:value="0.010989010989011" calcext:value-type="float">
            <text:p>0.010989011</text:p>
          </table:table-cell>
          <table:table-cell office:value-type="float" office:value="0.000252962" calcext:value-type="float">
            <text:p>0.0002529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/[.A88]" office:value-type="float" office:value="0.0108695652173913" calcext:value-type="float">
            <text:p>0.0108695652</text:p>
          </table:table-cell>
          <table:table-cell office:value-type="float" office:value="0.000247419" calcext:value-type="float">
            <text:p>0.0002474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/[.A89]" office:value-type="float" office:value="0.010752688172043" calcext:value-type="float">
            <text:p>0.0107526882</text:p>
          </table:table-cell>
          <table:table-cell office:value-type="float" office:value="0.000242197" calcext:value-type="float">
            <text:p>0.0002421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/[.A90]" office:value-type="float" office:value="0.0106382978723404" calcext:value-type="float">
            <text:p>0.0106382979</text:p>
          </table:table-cell>
          <table:table-cell office:value-type="float" office:value="0.000237004" calcext:value-type="float">
            <text:p>0.0002370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/[.A91]" office:value-type="float" office:value="0.0105263157894737" calcext:value-type="float">
            <text:p>0.0105263158</text:p>
          </table:table-cell>
          <table:table-cell office:value-type="float" office:value="0.000232106" calcext:value-type="float">
            <text:p>0.0002321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/[.A92]" office:value-type="float" office:value="0.0104166666666667" calcext:value-type="float">
            <text:p>0.0104166667</text:p>
          </table:table-cell>
          <table:table-cell office:value-type="float" office:value="0.000227233" calcext:value-type="float">
            <text:p>0.0002272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/[.A93]" office:value-type="float" office:value="0.0103092783505155" calcext:value-type="float">
            <text:p>0.0103092784</text:p>
          </table:table-cell>
          <table:table-cell office:value-type="float" office:value="0.000222632" calcext:value-type="float">
            <text:p>0.0002226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/[.A94]" office:value-type="float" office:value="0.0102040816326531" calcext:value-type="float">
            <text:p>0.0102040816</text:p>
          </table:table-cell>
          <table:table-cell office:value-type="float" office:value="0.000218054" calcext:value-type="float">
            <text:p>0.0002180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/[.A95]" office:value-type="float" office:value="0.0101010101010101" calcext:value-type="float">
            <text:p>0.0101010101</text:p>
          </table:table-cell>
          <table:table-cell office:value-type="float" office:value="0.000213726" calcext:value-type="float">
            <text:p>0.0002137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[.A96]" office:value-type="float" office:value="0.01" calcext:value-type="float">
            <text:p>0.01</text:p>
          </table:table-cell>
          <table:table-cell office:value-type="float" office:value="0.000209421" calcext:value-type="float">
            <text:p>0.0002094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/[.A97]" office:value-type="float" office:value="0.0099009900990099" calcext:value-type="float">
            <text:p>0.0099009901</text:p>
          </table:table-cell>
          <table:table-cell office:value-type="float" office:value="0.000205345" calcext:value-type="float">
            <text:p>0.00020534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/[.A98]" office:value-type="float" office:value="0.00980392156862745" calcext:value-type="float">
            <text:p>0.0098039216</text:p>
          </table:table-cell>
          <table:table-cell office:value-type="float" office:value="0.00020129" calcext:value-type="float">
            <text:p>0.000201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/[.A99]" office:value-type="float" office:value="0.00970873786407767" calcext:value-type="float">
            <text:p>0.0097087379</text:p>
          </table:table-cell>
          <table:table-cell office:value-type="float" office:value="0.000197447" calcext:value-type="float">
            <text:p>0.0001974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/[.A100]" office:value-type="float" office:value="0.00961538461538462" calcext:value-type="float">
            <text:p>0.0096153846</text:p>
          </table:table-cell>
          <table:table-cell office:value-type="float" office:value="0.000193623" calcext:value-type="float">
            <text:p>0.00019362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/[.A101]" office:value-type="float" office:value="0.00952380952380952" calcext:value-type="float">
            <text:p>0.0095238095</text:p>
          </table:table-cell>
          <table:table-cell office:value-type="float" office:value="0.000189996" calcext:value-type="float">
            <text:p>0.00018999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/[.A102]" office:value-type="float" office:value="0.00943396226415094" calcext:value-type="float">
            <text:p>0.0094339623</text:p>
          </table:table-cell>
          <table:table-cell office:value-type="float" office:value="0.000186386" calcext:value-type="float">
            <text:p>0.0001863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/[.A103]" office:value-type="float" office:value="0.00934579439252336" calcext:value-type="float">
            <text:p>0.0093457944</text:p>
          </table:table-cell>
          <table:table-cell office:value-type="float" office:value="0.000182959" calcext:value-type="float">
            <text:p>0.0001829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/[.A104]" office:value-type="float" office:value="0.00925925925925926" calcext:value-type="float">
            <text:p>0.0092592593</text:p>
          </table:table-cell>
          <table:table-cell office:value-type="float" office:value="0.000179548" calcext:value-type="float">
            <text:p>0.0001795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/[.A105]" office:value-type="float" office:value="0.0091743119266055" calcext:value-type="float">
            <text:p>0.0091743119</text:p>
          </table:table-cell>
          <table:table-cell office:value-type="float" office:value="0.000176306" calcext:value-type="float">
            <text:p>0.0001763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/[.A106]" office:value-type="float" office:value="0.00909090909090909" calcext:value-type="float">
            <text:p>0.0090909091</text:p>
          </table:table-cell>
          <table:table-cell office:value-type="float" office:value="0.000173079" calcext:value-type="float">
            <text:p>0.00017307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/[.A107]" office:value-type="float" office:value="0.00900900900900901" calcext:value-type="float">
            <text:p>0.009009009</text:p>
          </table:table-cell>
          <table:table-cell office:value-type="float" office:value="0.000170009" calcext:value-type="float">
            <text:p>0.0001700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/[.A108]" office:value-type="float" office:value="0.00892857142857143" calcext:value-type="float">
            <text:p>0.0089285714</text:p>
          </table:table-cell>
          <table:table-cell office:value-type="float" office:value="0.000166953" calcext:value-type="float">
            <text:p>0.00016695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/[.A109]" office:value-type="float" office:value="0.00884955752212389" calcext:value-type="float">
            <text:p>0.0088495575</text:p>
          </table:table-cell>
          <table:table-cell office:value-type="float" office:value="0.000164044" calcext:value-type="float">
            <text:p>0.0001640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/[.A110]" office:value-type="float" office:value="0.0087719298245614" calcext:value-type="float">
            <text:p>0.0087719298</text:p>
          </table:table-cell>
          <table:table-cell office:value-type="float" office:value="0.000161147" calcext:value-type="float">
            <text:p>0.0001611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/[.A111]" office:value-type="float" office:value="0.00869565217391304" calcext:value-type="float">
            <text:p>0.0086956522</text:p>
          </table:table-cell>
          <table:table-cell office:value-type="float" office:value="0.000158387" calcext:value-type="float">
            <text:p>0.00015838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/[.A112]" office:value-type="float" office:value="0.00862068965517241" calcext:value-type="float">
            <text:p>0.0086206897</text:p>
          </table:table-cell>
          <table:table-cell office:value-type="float" office:value="0.000155639" calcext:value-type="float">
            <text:p>0.00015563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/[.A113]" office:value-type="float" office:value="0.00854700854700855" calcext:value-type="float">
            <text:p>0.0085470085</text:p>
          </table:table-cell>
          <table:table-cell office:value-type="float" office:value="0.000153018" calcext:value-type="float">
            <text:p>0.0001530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/[.A114]" office:value-type="float" office:value="0.00847457627118644" calcext:value-type="float">
            <text:p>0.0084745763</text:p>
          </table:table-cell>
          <table:table-cell office:value-type="float" office:value="0.000150408" calcext:value-type="float">
            <text:p>0.00015040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/[.A115]" office:value-type="float" office:value="0.00840336134453782" calcext:value-type="float">
            <text:p>0.0084033613</text:p>
          </table:table-cell>
          <table:table-cell office:value-type="float" office:value="0.000147917" calcext:value-type="float">
            <text:p>0.0001479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/[.A116]" office:value-type="float" office:value="0.00833333333333333" calcext:value-type="float">
            <text:p>0.0083333333</text:p>
          </table:table-cell>
          <table:table-cell office:value-type="float" office:value="0.000145437" calcext:value-type="float">
            <text:p>0.00014543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/[.A117]" office:value-type="float" office:value="0.00826446280991736" calcext:value-type="float">
            <text:p>0.0082644628</text:p>
          </table:table-cell>
          <table:table-cell office:value-type="float" office:value="0.000143067" calcext:value-type="float">
            <text:p>0.00014306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/[.A118]" office:value-type="float" office:value="0.00819672131147541" calcext:value-type="float">
            <text:p>0.0081967213</text:p>
          </table:table-cell>
          <table:table-cell office:value-type="float" office:value="0.000140708" calcext:value-type="float">
            <text:p>0.0001407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/[.A119]" office:value-type="float" office:value="0.00813008130081301" calcext:value-type="float">
            <text:p>0.0081300813</text:p>
          </table:table-cell>
          <table:table-cell office:value-type="float" office:value="0.000138452" calcext:value-type="float">
            <text:p>0.00013845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/[.A120]" office:value-type="float" office:value="0.00806451612903226" calcext:value-type="float">
            <text:p>0.0080645161</text:p>
          </table:table-cell>
          <table:table-cell office:value-type="float" office:value="0.000136206" calcext:value-type="float">
            <text:p>0.0001362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/[.A121]" office:value-type="float" office:value="0.008" calcext:value-type="float">
            <text:p>0.008</text:p>
          </table:table-cell>
          <table:table-cell office:value-type="float" office:value="0.000134057" calcext:value-type="float">
            <text:p>0.0001340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/[.A122]" office:value-type="float" office:value="0.00793650793650794" calcext:value-type="float">
            <text:p>0.0079365079</text:p>
          </table:table-cell>
          <table:table-cell office:value-type="float" office:value="0.000131917" calcext:value-type="float">
            <text:p>0.00013191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/[.A123]" office:value-type="float" office:value="0.0078740157480315" calcext:value-type="float">
            <text:p>0.0078740157</text:p>
          </table:table-cell>
          <table:table-cell office:value-type="float" office:value="0.000129868" calcext:value-type="float">
            <text:p>0.0001298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/[.A124]" office:value-type="float" office:value="0.0078125" calcext:value-type="float">
            <text:p>0.0078125</text:p>
          </table:table-cell>
          <table:table-cell office:value-type="float" office:value="0.000127827" calcext:value-type="float">
            <text:p>0.0001278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/[.A125]" office:value-type="float" office:value="0.00775193798449612" calcext:value-type="float">
            <text:p>0.007751938</text:p>
          </table:table-cell>
          <table:table-cell office:value-type="float" office:value="0.000125872" calcext:value-type="float">
            <text:p>0.0001258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/[.A126]" office:value-type="float" office:value="0.00769230769230769" calcext:value-type="float">
            <text:p>0.0076923077</text:p>
          </table:table-cell>
          <table:table-cell office:value-type="float" office:value="0.000123924" calcext:value-type="float">
            <text:p>0.0001239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/[.A127]" office:value-type="float" office:value="0.00763358778625954" calcext:value-type="float">
            <text:p>0.0076335878</text:p>
          </table:table-cell>
          <table:table-cell office:value-type="float" office:value="0.000122057" calcext:value-type="float">
            <text:p>0.0001220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1/[.A128]" office:value-type="float" office:value="0.00757575757575758" calcext:value-type="float">
            <text:p>0.0075757576</text:p>
          </table:table-cell>
          <table:table-cell office:value-type="float" office:value="0.000120198" calcext:value-type="float">
            <text:p>0.00012019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/[.A129]" office:value-type="float" office:value="0.0075187969924812" calcext:value-type="float">
            <text:p>0.007518797</text:p>
          </table:table-cell>
          <table:table-cell office:value-type="float" office:value="0.000118414" calcext:value-type="float">
            <text:p>0.00011841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1/[.A130]" office:value-type="float" office:value="0.00746268656716418" calcext:value-type="float">
            <text:p>0.0074626866</text:p>
          </table:table-cell>
          <table:table-cell office:value-type="float" office:value="0.000116637" calcext:value-type="float">
            <text:p>0.0001166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/[.A131]" office:value-type="float" office:value="0.00740740740740741" calcext:value-type="float">
            <text:p>0.0074074074</text:p>
          </table:table-cell>
          <table:table-cell office:value-type="float" office:value="0.000114931" calcext:value-type="float">
            <text:p>0.00011493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/[.A132]" office:value-type="float" office:value="0.00735294117647059" calcext:value-type="float">
            <text:p>0.0073529412</text:p>
          </table:table-cell>
          <table:table-cell office:value-type="float" office:value="0.000113232" calcext:value-type="float">
            <text:p>0.0001132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/[.A133]" office:value-type="float" office:value="0.0072992700729927" calcext:value-type="float">
            <text:p>0.0072992701</text:p>
          </table:table-cell>
          <table:table-cell office:value-type="float" office:value="0.0001116" calcext:value-type="float">
            <text:p>0.00011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1/[.A134]" office:value-type="float" office:value="0.0072463768115942" calcext:value-type="float">
            <text:p>0.0072463768</text:p>
          </table:table-cell>
          <table:table-cell office:value-type="float" office:value="0.000109974" calcext:value-type="float">
            <text:p>0.00010997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1/[.A135]" office:value-type="float" office:value="0.00719424460431655" calcext:value-type="float">
            <text:p>0.0071942446</text:p>
          </table:table-cell>
          <table:table-cell office:value-type="float" office:value="0.000108411" calcext:value-type="float">
            <text:p>0.0001084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/[.A136]" office:value-type="float" office:value="0.00714285714285714" calcext:value-type="float">
            <text:p>0.0071428571</text:p>
          </table:table-cell>
          <table:table-cell office:value-type="float" office:value="0.000106854" calcext:value-type="float">
            <text:p>0.00010685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1/[.A137]" office:value-type="float" office:value="0.00709219858156028" calcext:value-type="float">
            <text:p>0.0070921986</text:p>
          </table:table-cell>
          <table:table-cell office:value-type="float" office:value="0.000105357" calcext:value-type="float">
            <text:p>0.00010535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1/[.A138]" office:value-type="float" office:value="0.00704225352112676" calcext:value-type="float">
            <text:p>0.0070422535</text:p>
          </table:table-cell>
          <table:table-cell office:value-type="float" office:value="0.000103866" calcext:value-type="float">
            <text:p>0.00010386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1/[.A139]" office:value-type="float" office:value="0.00699300699300699" calcext:value-type="float">
            <text:p>0.006993007</text:p>
          </table:table-cell>
          <table:table-cell office:value-type="float" office:value="0.000102431" calcext:value-type="float">
            <text:p>0.00010243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1/[.A140]" office:value-type="float" office:value="0.00694444444444444" calcext:value-type="float">
            <text:p>0.0069444444</text:p>
          </table:table-cell>
          <table:table-cell office:value-type="float" office:value="0.000101001" calcext:value-type="float">
            <text:p>0.000101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1/[.A141]" office:value-type="float" office:value="0.00689655172413793" calcext:value-type="float">
            <text:p>0.0068965517</text:p>
          </table:table-cell>
          <table:table-cell office:value-type="float" office:value="0.000099624" calcext:value-type="float">
            <text:p>0.00009962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/[.A142]" office:value-type="float" office:value="0.00684931506849315" calcext:value-type="float">
            <text:p>0.0068493151</text:p>
          </table:table-cell>
          <table:table-cell office:value-type="float" office:value="0.000098253" calcext:value-type="float">
            <text:p>0.00009825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1/[.A143]" office:value-type="float" office:value="0.00680272108843537" calcext:value-type="float">
            <text:p>0.0068027211</text:p>
          </table:table-cell>
          <table:table-cell office:value-type="float" office:value="0.000096932" calcext:value-type="float">
            <text:p>0.0000969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1/[.A144]" office:value-type="float" office:value="0.00675675675675676" calcext:value-type="float">
            <text:p>0.0067567568</text:p>
          </table:table-cell>
          <table:table-cell office:value-type="float" office:value="0.000095615" calcext:value-type="float">
            <text:p>0.0000956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1/[.A145]" office:value-type="float" office:value="0.00671140939597315" calcext:value-type="float">
            <text:p>0.0067114094</text:p>
          </table:table-cell>
          <table:table-cell office:value-type="float" office:value="0.000094347" calcext:value-type="float">
            <text:p>0.0000943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/[.A146]" office:value-type="float" office:value="0.00666666666666667" calcext:value-type="float">
            <text:p>0.0066666667</text:p>
          </table:table-cell>
          <table:table-cell office:value-type="float" office:value="0.000093083" calcext:value-type="float">
            <text:p>0.00009308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1/[.A147]" office:value-type="float" office:value="0.00662251655629139" calcext:value-type="float">
            <text:p>0.0066225166</text:p>
          </table:table-cell>
          <table:table-cell office:value-type="float" office:value="0.000091864" calcext:value-type="float">
            <text:p>0.0000918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/[.A148]" office:value-type="float" office:value="0.00657894736842105" calcext:value-type="float">
            <text:p>0.0065789474</text:p>
          </table:table-cell>
          <table:table-cell office:value-type="float" office:value="0.000090649" calcext:value-type="float">
            <text:p>0.00009064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1/[.A149]" office:value-type="float" office:value="0.0065359477124183" calcext:value-type="float">
            <text:p>0.0065359477</text:p>
          </table:table-cell>
          <table:table-cell office:value-type="float" office:value="0.000089478" calcext:value-type="float">
            <text:p>0.00008947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1/[.A150]" office:value-type="float" office:value="0.00649350649350649" calcext:value-type="float">
            <text:p>0.0064935065</text:p>
          </table:table-cell>
          <table:table-cell office:value-type="float" office:value="0.00008831" calcext:value-type="float">
            <text:p>0.000088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1/[.A151]" office:value-type="float" office:value="0.00645161290322581" calcext:value-type="float">
            <text:p>0.0064516129</text:p>
          </table:table-cell>
          <table:table-cell office:value-type="float" office:value="0.000087184" calcext:value-type="float">
            <text:p>0.00008718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1/[.A152]" office:value-type="float" office:value="0.00641025641025641" calcext:value-type="float">
            <text:p>0.0064102564</text:p>
          </table:table-cell>
          <table:table-cell office:value-type="float" office:value="0.000086061" calcext:value-type="float">
            <text:p>0.00008606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1/[.A153]" office:value-type="float" office:value="0.00636942675159236" calcext:value-type="float">
            <text:p>0.0063694268</text:p>
          </table:table-cell>
          <table:table-cell office:value-type="float" office:value="0.000084976" calcext:value-type="float">
            <text:p>0.00008497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1/[.A154]" office:value-type="float" office:value="0.00632911392405063" calcext:value-type="float">
            <text:p>0.0063291139</text:p>
          </table:table-cell>
          <table:table-cell office:value-type="float" office:value="0.000083896" calcext:value-type="float">
            <text:p>0.0000838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/[.A155]" office:value-type="float" office:value="0.00628930817610063" calcext:value-type="float">
            <text:p>0.0062893082</text:p>
          </table:table-cell>
          <table:table-cell office:value-type="float" office:value="0.000082852" calcext:value-type="float">
            <text:p>0.0000828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/[.A156]" office:value-type="float" office:value="0.00625" calcext:value-type="float">
            <text:p>0.00625</text:p>
          </table:table-cell>
          <table:table-cell office:value-type="float" office:value="0.000081812" calcext:value-type="float">
            <text:p>0.0000818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1/[.A157]" office:value-type="float" office:value="0.0062111801242236" calcext:value-type="float">
            <text:p>0.0062111801</text:p>
          </table:table-cell>
          <table:table-cell office:value-type="float" office:value="0.000080806" calcext:value-type="float">
            <text:p>0.0000808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1/[.A158]" office:value-type="float" office:value="0.00617283950617284" calcext:value-type="float">
            <text:p>0.0061728395</text:p>
          </table:table-cell>
          <table:table-cell office:value-type="float" office:value="0.000079804" calcext:value-type="float">
            <text:p>0.0000798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1/[.A159]" office:value-type="float" office:value="0.00613496932515337" calcext:value-type="float">
            <text:p>0.0061349693</text:p>
          </table:table-cell>
          <table:table-cell office:value-type="float" office:value="0.000078835" calcext:value-type="float">
            <text:p>0.0000788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1/[.A160]" office:value-type="float" office:value="0.00609756097560976" calcext:value-type="float">
            <text:p>0.006097561</text:p>
          </table:table-cell>
          <table:table-cell office:value-type="float" office:value="0.00007787" calcext:value-type="float">
            <text:p>0.0000778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1/[.A161]" office:value-type="float" office:value="0.00606060606060606" calcext:value-type="float">
            <text:p>0.0060606061</text:p>
          </table:table-cell>
          <table:table-cell office:value-type="float" office:value="0.000076936" calcext:value-type="float">
            <text:p>0.00007693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1/[.A162]" office:value-type="float" office:value="0.00602409638554217" calcext:value-type="float">
            <text:p>0.0060240964</text:p>
          </table:table-cell>
          <table:table-cell office:value-type="float" office:value="0.000076005" calcext:value-type="float">
            <text:p>0.0000760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1/[.A163]" office:value-type="float" office:value="0.00598802395209581" calcext:value-type="float">
            <text:p>0.005988024</text:p>
          </table:table-cell>
          <table:table-cell office:value-type="float" office:value="0.000075104" calcext:value-type="float">
            <text:p>0.0000751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1/[.A164]" office:value-type="float" office:value="0.00595238095238095" calcext:value-type="float">
            <text:p>0.005952381</text:p>
          </table:table-cell>
          <table:table-cell office:value-type="float" office:value="0.000074206" calcext:value-type="float">
            <text:p>0.0000742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1/[.A165]" office:value-type="float" office:value="0.00591715976331361" calcext:value-type="float">
            <text:p>0.0059171598</text:p>
          </table:table-cell>
          <table:table-cell office:value-type="float" office:value="0.000073337" calcext:value-type="float">
            <text:p>0.0000733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1/[.A166]" office:value-type="float" office:value="0.00588235294117647" calcext:value-type="float">
            <text:p>0.0058823529</text:p>
          </table:table-cell>
          <table:table-cell office:value-type="float" office:value="0.00007247" calcext:value-type="float">
            <text:p>0.0000724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1/[.A167]" office:value-type="float" office:value="0.00584795321637427" calcext:value-type="float">
            <text:p>0.0058479532</text:p>
          </table:table-cell>
          <table:table-cell office:value-type="float" office:value="0.000071631" calcext:value-type="float">
            <text:p>0.00007163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1/[.A168]" office:value-type="float" office:value="0.00581395348837209" calcext:value-type="float">
            <text:p>0.0058139535</text:p>
          </table:table-cell>
          <table:table-cell office:value-type="float" office:value="0.000070795" calcext:value-type="float">
            <text:p>0.00007079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1/[.A169]" office:value-type="float" office:value="0.00578034682080925" calcext:value-type="float">
            <text:p>0.0057803468</text:p>
          </table:table-cell>
          <table:table-cell office:value-type="float" office:value="0.000069984" calcext:value-type="float">
            <text:p>0.00006998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1/[.A170]" office:value-type="float" office:value="0.00574712643678161" calcext:value-type="float">
            <text:p>0.0057471264</text:p>
          </table:table-cell>
          <table:table-cell office:value-type="float" office:value="0.000069177" calcext:value-type="float">
            <text:p>0.0000691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/[.A171]" office:value-type="float" office:value="0.00571428571428571" calcext:value-type="float">
            <text:p>0.0057142857</text:p>
          </table:table-cell>
          <table:table-cell office:value-type="float" office:value="0.000068394" calcext:value-type="float">
            <text:p>0.00006839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1/[.A172]" office:value-type="float" office:value="0.00568181818181818" calcext:value-type="float">
            <text:p>0.0056818182</text:p>
          </table:table-cell>
          <table:table-cell office:value-type="float" office:value="0.000067613" calcext:value-type="float">
            <text:p>0.00006761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1/[.A173]" office:value-type="float" office:value="0.00564971751412429" calcext:value-type="float">
            <text:p>0.0056497175</text:p>
          </table:table-cell>
          <table:table-cell office:value-type="float" office:value="0.000066857" calcext:value-type="float">
            <text:p>0.00006685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1/[.A174]" office:value-type="float" office:value="0.00561797752808989" calcext:value-type="float">
            <text:p>0.0056179775</text:p>
          </table:table-cell>
          <table:table-cell office:value-type="float" office:value="0.000066103" calcext:value-type="float">
            <text:p>0.00006610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1/[.A175]" office:value-type="float" office:value="0.00558659217877095" calcext:value-type="float">
            <text:p>0.0055865922</text:p>
          </table:table-cell>
          <table:table-cell office:value-type="float" office:value="0.000065371" calcext:value-type="float">
            <text:p>0.0000653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1/[.A176]" office:value-type="float" office:value="0.00555555555555556" calcext:value-type="float">
            <text:p>0.0055555556</text:p>
          </table:table-cell>
          <table:table-cell office:value-type="float" office:value="0.000064642" calcext:value-type="float">
            <text:p>0.00006464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1/[.A177]" office:value-type="float" office:value="0.00552486187845304" calcext:value-type="float">
            <text:p>0.0055248619</text:p>
          </table:table-cell>
          <table:table-cell office:value-type="float" office:value="0.000063934" calcext:value-type="float">
            <text:p>0.0000639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1/[.A178]" office:value-type="float" office:value="0.00549450549450549" calcext:value-type="float">
            <text:p>0.0054945055</text:p>
          </table:table-cell>
          <table:table-cell office:value-type="float" office:value="0.000063229" calcext:value-type="float">
            <text:p>0.00006322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1/[.A179]" office:value-type="float" office:value="0.00546448087431694" calcext:value-type="float">
            <text:p>0.0054644809</text:p>
          </table:table-cell>
          <table:table-cell office:value-type="float" office:value="0.000062545" calcext:value-type="float">
            <text:p>0.0000625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1/[.A180]" office:value-type="float" office:value="0.00543478260869565" calcext:value-type="float">
            <text:p>0.0054347826</text:p>
          </table:table-cell>
          <table:table-cell office:value-type="float" office:value="0.000061862" calcext:value-type="float">
            <text:p>0.00006186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1/[.A181]" office:value-type="float" office:value="0.00540540540540541" calcext:value-type="float">
            <text:p>0.0054054054</text:p>
          </table:table-cell>
          <table:table-cell office:value-type="float" office:value="0.0000612" calcext:value-type="float">
            <text:p>0.00006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1/[.A182]" office:value-type="float" office:value="0.00537634408602151" calcext:value-type="float">
            <text:p>0.0053763441</text:p>
          </table:table-cell>
          <table:table-cell office:value-type="float" office:value="0.000060539" calcext:value-type="float">
            <text:p>0.00006053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1/[.A183]" office:value-type="float" office:value="0.0053475935828877" calcext:value-type="float">
            <text:p>0.0053475936</text:p>
          </table:table-cell>
          <table:table-cell office:value-type="float" office:value="0.000059897" calcext:value-type="float">
            <text:p>0.0000598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1/[.A184]" office:value-type="float" office:value="0.00531914893617021" calcext:value-type="float">
            <text:p>0.0053191489</text:p>
          </table:table-cell>
          <table:table-cell office:value-type="float" office:value="0.000059258" calcext:value-type="float">
            <text:p>0.00005925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1/[.A185]" office:value-type="float" office:value="0.00529100529100529" calcext:value-type="float">
            <text:p>0.0052910053</text:p>
          </table:table-cell>
          <table:table-cell office:value-type="float" office:value="0.000058636" calcext:value-type="float">
            <text:p>0.00005863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1/[.A186]" office:value-type="float" office:value="0.00526315789473684" calcext:value-type="float">
            <text:p>0.0052631579</text:p>
          </table:table-cell>
          <table:table-cell office:value-type="float" office:value="0.000058017" calcext:value-type="float">
            <text:p>0.00005801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1/[.A187]" office:value-type="float" office:value="0.00523560209424084" calcext:value-type="float">
            <text:p>0.0052356021</text:p>
          </table:table-cell>
          <table:table-cell office:value-type="float" office:value="0.000057415" calcext:value-type="float">
            <text:p>0.0000574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1/[.A188]" office:value-type="float" office:value="0.00520833333333333" calcext:value-type="float">
            <text:p>0.0052083333</text:p>
          </table:table-cell>
          <table:table-cell office:value-type="float" office:value="0.000056814" calcext:value-type="float">
            <text:p>0.00005681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1/[.A189]" office:value-type="float" office:value="0.00518134715025907" calcext:value-type="float">
            <text:p>0.0051813472</text:p>
          </table:table-cell>
          <table:table-cell office:value-type="float" office:value="0.000056231" calcext:value-type="float">
            <text:p>0.00005623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1/[.A190]" office:value-type="float" office:value="0.00515463917525773" calcext:value-type="float">
            <text:p>0.0051546392</text:p>
          </table:table-cell>
          <table:table-cell office:value-type="float" office:value="0.000055649" calcext:value-type="float">
            <text:p>0.00005564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1/[.A191]" office:value-type="float" office:value="0.00512820512820513" calcext:value-type="float">
            <text:p>0.0051282051</text:p>
          </table:table-cell>
          <table:table-cell office:value-type="float" office:value="0.000055083" calcext:value-type="float">
            <text:p>0.0000550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1/[.A192]" office:value-type="float" office:value="0.00510204081632653" calcext:value-type="float">
            <text:p>0.0051020408</text:p>
          </table:table-cell>
          <table:table-cell office:value-type="float" office:value="0.000054519" calcext:value-type="float">
            <text:p>0.00005451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1/[.A193]" office:value-type="float" office:value="0.00507614213197969" calcext:value-type="float">
            <text:p>0.0050761421</text:p>
          </table:table-cell>
          <table:table-cell office:value-type="float" office:value="0.000053971" calcext:value-type="float">
            <text:p>0.00005397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1/[.A194]" office:value-type="float" office:value="0.00505050505050505" calcext:value-type="float">
            <text:p>0.0050505051</text:p>
          </table:table-cell>
          <table:table-cell office:value-type="float" office:value="0.000053423" calcext:value-type="float">
            <text:p>0.0000534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1/[.A195]" office:value-type="float" office:value="0.0050251256281407" calcext:value-type="float">
            <text:p>0.0050251256</text:p>
          </table:table-cell>
          <table:table-cell office:value-type="float" office:value="0.000052891" calcext:value-type="float">
            <text:p>0.0000528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/[.A196]" office:value-type="float" office:value="0.005" calcext:value-type="float">
            <text:p>0.005</text:p>
          </table:table-cell>
          <table:table-cell office:value-type="float" office:value="0.00005236" calcext:value-type="float">
            <text:p>0.0000523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1/[.A197]" office:value-type="float" office:value="0.00497512437810945" calcext:value-type="float">
            <text:p>0.0049751244</text:p>
          </table:table-cell>
          <table:table-cell office:value-type="float" office:value="0.000051844" calcext:value-type="float">
            <text:p>0.00005184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1/[.A198]" office:value-type="float" office:value="0.00495049504950495" calcext:value-type="float">
            <text:p>0.004950495</text:p>
          </table:table-cell>
          <table:table-cell office:value-type="float" office:value="0.000051329" calcext:value-type="float">
            <text:p>0.0000513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1/[.A199]" office:value-type="float" office:value="0.00492610837438424" calcext:value-type="float">
            <text:p>0.0049261084</text:p>
          </table:table-cell>
          <table:table-cell office:value-type="float" office:value="0.000050827" calcext:value-type="float">
            <text:p>0.00005082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1/[.A200]" office:value-type="float" office:value="0.00490196078431373" calcext:value-type="float">
            <text:p>0.0049019608</text:p>
          </table:table-cell>
          <table:table-cell office:value-type="float" office:value="0.000050327" calcext:value-type="float">
            <text:p>0.0000503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1/[.A201]" office:value-type="float" office:value="0.00487804878048781" calcext:value-type="float">
            <text:p>0.0048780488</text:p>
          </table:table-cell>
          <table:table-cell office:value-type="float" office:value="0.00004984" calcext:value-type="float">
            <text:p>0.0000498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1/[.A202]" office:value-type="float" office:value="0.00485436893203883" calcext:value-type="float">
            <text:p>0.0048543689</text:p>
          </table:table-cell>
          <table:table-cell office:value-type="float" office:value="0.000049355" calcext:value-type="float">
            <text:p>0.00004935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1/[.A203]" office:value-type="float" office:value="0.00483091787439613" calcext:value-type="float">
            <text:p>0.0048309179</text:p>
          </table:table-cell>
          <table:table-cell office:value-type="float" office:value="0.000048882" calcext:value-type="float">
            <text:p>0.00004888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1/[.A204]" office:value-type="float" office:value="0.00480769230769231" calcext:value-type="float">
            <text:p>0.0048076923</text:p>
          </table:table-cell>
          <table:table-cell office:value-type="float" office:value="0.00004841" calcext:value-type="float">
            <text:p>0.0000484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1/[.A205]" office:value-type="float" office:value="0.00478468899521531" calcext:value-type="float">
            <text:p>0.004784689</text:p>
          </table:table-cell>
          <table:table-cell office:value-type="float" office:value="0.000047951" calcext:value-type="float">
            <text:p>0.00004795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1/[.A206]" office:value-type="float" office:value="0.00476190476190476" calcext:value-type="float">
            <text:p>0.0047619048</text:p>
          </table:table-cell>
          <table:table-cell office:value-type="float" office:value="0.000047493" calcext:value-type="float">
            <text:p>0.00004749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1/[.A207]" office:value-type="float" office:value="0.004739336492891" calcext:value-type="float">
            <text:p>0.0047393365</text:p>
          </table:table-cell>
          <table:table-cell office:value-type="float" office:value="0.000047046" calcext:value-type="float">
            <text:p>0.00004704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1/[.A208]" office:value-type="float" office:value="0.00471698113207547" calcext:value-type="float">
            <text:p>0.0047169811</text:p>
          </table:table-cell>
          <table:table-cell office:value-type="float" office:value="0.000046601" calcext:value-type="float">
            <text:p>0.0000466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1/[.A209]" office:value-type="float" office:value="0.00469483568075117" calcext:value-type="float">
            <text:p>0.0046948357</text:p>
          </table:table-cell>
          <table:table-cell office:value-type="float" office:value="0.000046167" calcext:value-type="float">
            <text:p>0.00004616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1/[.A210]" office:value-type="float" office:value="0.00467289719626168" calcext:value-type="float">
            <text:p>0.0046728972</text:p>
          </table:table-cell>
          <table:table-cell office:value-type="float" office:value="0.000045734" calcext:value-type="float">
            <text:p>0.0000457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1/[.A211]" office:value-type="float" office:value="0.00465116279069768" calcext:value-type="float">
            <text:p>0.0046511628</text:p>
          </table:table-cell>
          <table:table-cell office:value-type="float" office:value="0.000045312" calcext:value-type="float">
            <text:p>0.00004531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1/[.A212]" office:value-type="float" office:value="0.00462962962962963" calcext:value-type="float">
            <text:p>0.0046296296</text:p>
          </table:table-cell>
          <table:table-cell office:value-type="float" office:value="0.000044891" calcext:value-type="float">
            <text:p>0.00004489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1/[.A213]" office:value-type="float" office:value="0.00460829493087558" calcext:value-type="float">
            <text:p>0.0046082949</text:p>
          </table:table-cell>
          <table:table-cell office:value-type="float" office:value="0.00004448" calcext:value-type="float">
            <text:p>0.0000444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1/[.A214]" office:value-type="float" office:value="0.00458715596330275" calcext:value-type="float">
            <text:p>0.004587156</text:p>
          </table:table-cell>
          <table:table-cell office:value-type="float" office:value="0.000044071" calcext:value-type="float">
            <text:p>0.00004407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1/[.A215]" office:value-type="float" office:value="0.0045662100456621" calcext:value-type="float">
            <text:p>0.00456621</text:p>
          </table:table-cell>
          <table:table-cell office:value-type="float" office:value="0.000043672" calcext:value-type="float">
            <text:p>0.00004367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1/[.A216]" office:value-type="float" office:value="0.00454545454545455" calcext:value-type="float">
            <text:p>0.0045454545</text:p>
          </table:table-cell>
          <table:table-cell office:value-type="float" office:value="0.000043273" calcext:value-type="float">
            <text:p>0.00004327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1/[.A217]" office:value-type="float" office:value="0.00452488687782805" calcext:value-type="float">
            <text:p>0.0045248869</text:p>
          </table:table-cell>
          <table:table-cell office:value-type="float" office:value="0.000042885" calcext:value-type="float">
            <text:p>0.00004288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1/[.A218]" office:value-type="float" office:value="0.00450450450450451" calcext:value-type="float">
            <text:p>0.0045045045</text:p>
          </table:table-cell>
          <table:table-cell office:value-type="float" office:value="0.000042497" calcext:value-type="float">
            <text:p>0.00004249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1/[.A219]" office:value-type="float" office:value="0.00448430493273543" calcext:value-type="float">
            <text:p>0.0044843049</text:p>
          </table:table-cell>
          <table:table-cell office:value-type="float" office:value="0.000042119" calcext:value-type="float">
            <text:p>0.0000421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1/[.A220]" office:value-type="float" office:value="0.00446428571428571" calcext:value-type="float">
            <text:p>0.0044642857</text:p>
          </table:table-cell>
          <table:table-cell office:value-type="float" office:value="0.000041742" calcext:value-type="float">
            <text:p>0.00004174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1/[.A221]" office:value-type="float" office:value="0.00444444444444444" calcext:value-type="float">
            <text:p>0.0044444444</text:p>
          </table:table-cell>
          <table:table-cell office:value-type="float" office:value="0.000041373" calcext:value-type="float">
            <text:p>0.00004137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1/[.A222]" office:value-type="float" office:value="0.00442477876106195" calcext:value-type="float">
            <text:p>0.0044247788</text:p>
          </table:table-cell>
          <table:table-cell office:value-type="float" office:value="0.000041006" calcext:value-type="float">
            <text:p>0.0000410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1/[.A223]" office:value-type="float" office:value="0.00440528634361234" calcext:value-type="float">
            <text:p>0.0044052863</text:p>
          </table:table-cell>
          <table:table-cell office:value-type="float" office:value="0.000040648" calcext:value-type="float">
            <text:p>0.00004064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1/[.A224]" office:value-type="float" office:value="0.0043859649122807" calcext:value-type="float">
            <text:p>0.0043859649</text:p>
          </table:table-cell>
          <table:table-cell office:value-type="float" office:value="0.00004029" calcext:value-type="float">
            <text:p>0.0000402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1/[.A225]" office:value-type="float" office:value="0.00436681222707424" calcext:value-type="float">
            <text:p>0.0043668122</text:p>
          </table:table-cell>
          <table:table-cell office:value-type="float" office:value="0.000039941" calcext:value-type="float">
            <text:p>0.00003994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1/[.A226]" office:value-type="float" office:value="0.00434782608695652" calcext:value-type="float">
            <text:p>0.0043478261</text:p>
          </table:table-cell>
          <table:table-cell office:value-type="float" office:value="0.000039592" calcext:value-type="float">
            <text:p>0.00003959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1/[.A227]" office:value-type="float" office:value="0.00432900432900433" calcext:value-type="float">
            <text:p>0.0043290043</text:p>
          </table:table-cell>
          <table:table-cell office:value-type="float" office:value="0.000039252" calcext:value-type="float">
            <text:p>0.00003925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1/[.A228]" office:value-type="float" office:value="0.00431034482758621" calcext:value-type="float">
            <text:p>0.0043103448</text:p>
          </table:table-cell>
          <table:table-cell office:value-type="float" office:value="0.000038913" calcext:value-type="float">
            <text:p>0.00003891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1/[.A229]" office:value-type="float" office:value="0.00429184549356223" calcext:value-type="float">
            <text:p>0.0042918455</text:p>
          </table:table-cell>
          <table:table-cell office:value-type="float" office:value="0.000038581" calcext:value-type="float">
            <text:p>0.00003858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1/[.A230]" office:value-type="float" office:value="0.00427350427350427" calcext:value-type="float">
            <text:p>0.0042735043</text:p>
          </table:table-cell>
          <table:table-cell office:value-type="float" office:value="0.00003825" calcext:value-type="float">
            <text:p>0.000038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1/[.A231]" office:value-type="float" office:value="0.00425531914893617" calcext:value-type="float">
            <text:p>0.0042553191</text:p>
          </table:table-cell>
          <table:table-cell office:value-type="float" office:value="0.000037927" calcext:value-type="float">
            <text:p>0.00003792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1/[.A232]" office:value-type="float" office:value="0.00423728813559322" calcext:value-type="float">
            <text:p>0.0042372881</text:p>
          </table:table-cell>
          <table:table-cell office:value-type="float" office:value="0.000037605" calcext:value-type="float">
            <text:p>0.00003760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1/[.A233]" office:value-type="float" office:value="0.00421940928270042" calcext:value-type="float">
            <text:p>0.0042194093</text:p>
          </table:table-cell>
          <table:table-cell office:value-type="float" office:value="0.00003729" calcext:value-type="float">
            <text:p>0.0000372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1/[.A234]" office:value-type="float" office:value="0.00420168067226891" calcext:value-type="float">
            <text:p>0.0042016807</text:p>
          </table:table-cell>
          <table:table-cell office:value-type="float" office:value="0.000036975" calcext:value-type="float">
            <text:p>0.00003697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1/[.A235]" office:value-type="float" office:value="0.00418410041841004" calcext:value-type="float">
            <text:p>0.0041841004</text:p>
          </table:table-cell>
          <table:table-cell office:value-type="float" office:value="0.000036668" calcext:value-type="float">
            <text:p>0.00003666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1/[.A236]" office:value-type="float" office:value="0.00416666666666667" calcext:value-type="float">
            <text:p>0.0041666667</text:p>
          </table:table-cell>
          <table:table-cell office:value-type="float" office:value="0.000036362" calcext:value-type="float">
            <text:p>0.00003636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1/[.A237]" office:value-type="float" office:value="0.004149377593361" calcext:value-type="float">
            <text:p>0.0041493776</text:p>
          </table:table-cell>
          <table:table-cell office:value-type="float" office:value="0.000036062" calcext:value-type="float">
            <text:p>0.00003606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1/[.A238]" office:value-type="float" office:value="0.00413223140495868" calcext:value-type="float">
            <text:p>0.0041322314</text:p>
          </table:table-cell>
          <table:table-cell office:value-type="float" office:value="0.000035763" calcext:value-type="float">
            <text:p>0.00003576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1/[.A239]" office:value-type="float" office:value="0.00411522633744856" calcext:value-type="float">
            <text:p>0.0041152263</text:p>
          </table:table-cell>
          <table:table-cell office:value-type="float" office:value="0.000035471" calcext:value-type="float">
            <text:p>0.00003547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1/[.A240]" office:value-type="float" office:value="0.00409836065573771" calcext:value-type="float">
            <text:p>0.0040983607</text:p>
          </table:table-cell>
          <table:table-cell office:value-type="float" office:value="0.000035179" calcext:value-type="float">
            <text:p>0.00003517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1/[.A241]" office:value-type="float" office:value="0.00408163265306122" calcext:value-type="float">
            <text:p>0.0040816327</text:p>
          </table:table-cell>
          <table:table-cell office:value-type="float" office:value="0.000034894" calcext:value-type="float">
            <text:p>0.00003489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1/[.A242]" office:value-type="float" office:value="0.0040650406504065" calcext:value-type="float">
            <text:p>0.0040650407</text:p>
          </table:table-cell>
          <table:table-cell office:value-type="float" office:value="0.00003461" calcext:value-type="float">
            <text:p>0.0000346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1/[.A243]" office:value-type="float" office:value="0.00404858299595142" calcext:value-type="float">
            <text:p>0.004048583</text:p>
          </table:table-cell>
          <table:table-cell office:value-type="float" office:value="0.000034331" calcext:value-type="float">
            <text:p>0.00003433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1/[.A244]" office:value-type="float" office:value="0.00403225806451613" calcext:value-type="float">
            <text:p>0.0040322581</text:p>
          </table:table-cell>
          <table:table-cell office:value-type="float" office:value="0.000034054" calcext:value-type="float">
            <text:p>0.00003405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1/[.A245]" office:value-type="float" office:value="0.00401606425702811" calcext:value-type="float">
            <text:p>0.0040160643</text:p>
          </table:table-cell>
          <table:table-cell office:value-type="float" office:value="0.000033782" calcext:value-type="float">
            <text:p>0.0000337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1/[.A246]" office:value-type="float" office:value="0.004" calcext:value-type="float">
            <text:p>0.004</text:p>
          </table:table-cell>
          <table:table-cell office:value-type="float" office:value="0.000033511" calcext:value-type="float">
            <text:p>0.00003351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1/[.A247]" office:value-type="float" office:value="0.00398406374501992" calcext:value-type="float">
            <text:p>0.0039840637</text:p>
          </table:table-cell>
          <table:table-cell office:value-type="float" office:value="0.000033246" calcext:value-type="float">
            <text:p>0.00003324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1/[.A248]" office:value-type="float" office:value="0.00396825396825397" calcext:value-type="float">
            <text:p>0.003968254</text:p>
          </table:table-cell>
          <table:table-cell office:value-type="float" office:value="0.000032981" calcext:value-type="float">
            <text:p>0.00003298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1/[.A249]" office:value-type="float" office:value="0.00395256916996047" calcext:value-type="float">
            <text:p>0.0039525692</text:p>
          </table:table-cell>
          <table:table-cell office:value-type="float" office:value="0.000032722" calcext:value-type="float">
            <text:p>0.00003272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1/[.A250]" office:value-type="float" office:value="0.00393700787401575" calcext:value-type="float">
            <text:p>0.0039370079</text:p>
          </table:table-cell>
          <table:table-cell office:value-type="float" office:value="0.000032464" calcext:value-type="float">
            <text:p>0.00003246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1/[.A251]" office:value-type="float" office:value="0.00392156862745098" calcext:value-type="float">
            <text:p>0.0039215686</text:p>
          </table:table-cell>
          <table:table-cell office:value-type="float" office:value="0.000032211" calcext:value-type="float">
            <text:p>0.0000322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1/[.A252]" office:value-type="float" office:value="0.00390625" calcext:value-type="float">
            <text:p>0.00390625</text:p>
          </table:table-cell>
          <table:table-cell office:value-type="float" office:value="0.000031959" calcext:value-type="float">
            <text:p>0.00003195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1/[.A253]" office:value-type="float" office:value="0.00389105058365759" calcext:value-type="float">
            <text:p>0.0038910506</text:p>
          </table:table-cell>
          <table:table-cell office:value-type="float" office:value="0.000031712" calcext:value-type="float">
            <text:p>0.00003171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1/[.A254]" office:value-type="float" office:value="0.00387596899224806" calcext:value-type="float">
            <text:p>0.003875969</text:p>
          </table:table-cell>
          <table:table-cell office:value-type="float" office:value="0.000031465" calcext:value-type="float">
            <text:p>0.00003146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1/[.A255]" office:value-type="float" office:value="0.00386100386100386" calcext:value-type="float">
            <text:p>0.0038610039</text:p>
          </table:table-cell>
          <table:table-cell office:value-type="float" office:value="0.000031224" calcext:value-type="float">
            <text:p>0.00003122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1/[.A256]" office:value-type="float" office:value="0.00384615384615385" calcext:value-type="float">
            <text:p>0.0038461538</text:p>
          </table:table-cell>
          <table:table-cell office:value-type="float" office:value="0.000030983" calcext:value-type="float">
            <text:p>0.00003098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1/[.A257]" office:value-type="float" office:value="0.00383141762452107" calcext:value-type="float">
            <text:p>0.0038314176</text:p>
          </table:table-cell>
          <table:table-cell office:value-type="float" office:value="0.000030747" calcext:value-type="float">
            <text:p>0.00003074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1/[.A258]" office:value-type="float" office:value="0.00381679389312977" calcext:value-type="float">
            <text:p>0.0038167939</text:p>
          </table:table-cell>
          <table:table-cell office:value-type="float" office:value="0.000030512" calcext:value-type="float">
            <text:p>0.00003051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1/[.A259]" office:value-type="float" office:value="0.00380228136882129" calcext:value-type="float">
            <text:p>0.0038022814</text:p>
          </table:table-cell>
          <table:table-cell office:value-type="float" office:value="0.000030281" calcext:value-type="float">
            <text:p>0.00003028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1/[.A260]" office:value-type="float" office:value="0.00378787878787879" calcext:value-type="float">
            <text:p>0.0037878788</text:p>
          </table:table-cell>
          <table:table-cell office:value-type="float" office:value="0.000030051" calcext:value-type="float">
            <text:p>0.00003005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1/[.A261]" office:value-type="float" office:value="0.00377358490566038" calcext:value-type="float">
            <text:p>0.0037735849</text:p>
          </table:table-cell>
          <table:table-cell office:value-type="float" office:value="0.000029826" calcext:value-type="float">
            <text:p>0.00002982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1/[.A262]" office:value-type="float" office:value="0.0037593984962406" calcext:value-type="float">
            <text:p>0.0037593985</text:p>
          </table:table-cell>
          <table:table-cell office:value-type="float" office:value="0.000029601" calcext:value-type="float">
            <text:p>0.0000296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1/[.A263]" office:value-type="float" office:value="0.00374531835205992" calcext:value-type="float">
            <text:p>0.0037453184</text:p>
          </table:table-cell>
          <table:table-cell office:value-type="float" office:value="0.000029381" calcext:value-type="float">
            <text:p>0.00002938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1/[.A264]" office:value-type="float" office:value="0.00373134328358209" calcext:value-type="float">
            <text:p>0.0037313433</text:p>
          </table:table-cell>
          <table:table-cell office:value-type="float" office:value="0.000029161" calcext:value-type="float">
            <text:p>0.00002916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1/[.A265]" office:value-type="float" office:value="0.00371747211895911" calcext:value-type="float">
            <text:p>0.0037174721</text:p>
          </table:table-cell>
          <table:table-cell office:value-type="float" office:value="0.000028945" calcext:value-type="float">
            <text:p>0.00002894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1/[.A266]" office:value-type="float" office:value="0.0037037037037037" calcext:value-type="float">
            <text:p>0.0037037037</text:p>
          </table:table-cell>
          <table:table-cell office:value-type="float" office:value="0.00002873" calcext:value-type="float">
            <text:p>0.0000287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1/[.A267]" office:value-type="float" office:value="0.003690036900369" calcext:value-type="float">
            <text:p>0.0036900369</text:p>
          </table:table-cell>
          <table:table-cell office:value-type="float" office:value="0.00002852" calcext:value-type="float">
            <text:p>0.0000285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1/[.A268]" office:value-type="float" office:value="0.00367647058823529" calcext:value-type="float">
            <text:p>0.0036764706</text:p>
          </table:table-cell>
          <table:table-cell office:value-type="float" office:value="0.000028309" calcext:value-type="float">
            <text:p>0.00002830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1/[.A269]" office:value-type="float" office:value="0.00366300366300366" calcext:value-type="float">
            <text:p>0.0036630037</text:p>
          </table:table-cell>
          <table:table-cell office:value-type="float" office:value="0.000028103" calcext:value-type="float">
            <text:p>0.00002810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1/[.A270]" office:value-type="float" office:value="0.00364963503649635" calcext:value-type="float">
            <text:p>0.003649635</text:p>
          </table:table-cell>
          <table:table-cell office:value-type="float" office:value="0.000027898" calcext:value-type="float">
            <text:p>0.00002789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1/[.A271]" office:value-type="float" office:value="0.00363636363636364" calcext:value-type="float">
            <text:p>0.0036363636</text:p>
          </table:table-cell>
          <table:table-cell office:value-type="float" office:value="0.000027696" calcext:value-type="float">
            <text:p>0.00002769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1/[.A272]" office:value-type="float" office:value="0.0036231884057971" calcext:value-type="float">
            <text:p>0.0036231884</text:p>
          </table:table-cell>
          <table:table-cell office:value-type="float" office:value="0.000027495" calcext:value-type="float">
            <text:p>0.00002749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1/[.A273]" office:value-type="float" office:value="0.0036101083032491" calcext:value-type="float">
            <text:p>0.0036101083</text:p>
          </table:table-cell>
          <table:table-cell office:value-type="float" office:value="0.000027298" calcext:value-type="float">
            <text:p>0.00002729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1/[.A274]" office:value-type="float" office:value="0.00359712230215827" calcext:value-type="float">
            <text:p>0.0035971223</text:p>
          </table:table-cell>
          <table:table-cell office:value-type="float" office:value="0.000027101" calcext:value-type="float">
            <text:p>0.0000271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1/[.A275]" office:value-type="float" office:value="0.003584229390681" calcext:value-type="float">
            <text:p>0.0035842294</text:p>
          </table:table-cell>
          <table:table-cell office:value-type="float" office:value="0.000026908" calcext:value-type="float">
            <text:p>0.00002690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1/[.A276]" office:value-type="float" office:value="0.00357142857142857" calcext:value-type="float">
            <text:p>0.0035714286</text:p>
          </table:table-cell>
          <table:table-cell office:value-type="float" office:value="0.000026715" calcext:value-type="float">
            <text:p>0.0000267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1/[.A277]" office:value-type="float" office:value="0.00355871886120996" calcext:value-type="float">
            <text:p>0.0035587189</text:p>
          </table:table-cell>
          <table:table-cell office:value-type="float" office:value="0.000026526" calcext:value-type="float">
            <text:p>0.00002652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1/[.A278]" office:value-type="float" office:value="0.00354609929078014" calcext:value-type="float">
            <text:p>0.0035460993</text:p>
          </table:table-cell>
          <table:table-cell office:value-type="float" office:value="0.000026337" calcext:value-type="float">
            <text:p>0.00002633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1/[.A279]" office:value-type="float" office:value="0.00353356890459364" calcext:value-type="float">
            <text:p>0.0035335689</text:p>
          </table:table-cell>
          <table:table-cell office:value-type="float" office:value="0.000026152" calcext:value-type="float">
            <text:p>0.00002615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1/[.A280]" office:value-type="float" office:value="0.00352112676056338" calcext:value-type="float">
            <text:p>0.0035211268</text:p>
          </table:table-cell>
          <table:table-cell office:value-type="float" office:value="0.000025968" calcext:value-type="float">
            <text:p>0.00002596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1/[.A281]" office:value-type="float" office:value="0.00350877192982456" calcext:value-type="float">
            <text:p>0.0035087719</text:p>
          </table:table-cell>
          <table:table-cell office:value-type="float" office:value="0.000025787" calcext:value-type="float">
            <text:p>0.00002578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1/[.A282]" office:value-type="float" office:value="0.0034965034965035" calcext:value-type="float">
            <text:p>0.0034965035</text:p>
          </table:table-cell>
          <table:table-cell office:value-type="float" office:value="0.000025606" calcext:value-type="float">
            <text:p>0.00002560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1/[.A283]" office:value-type="float" office:value="0.00348432055749129" calcext:value-type="float">
            <text:p>0.0034843206</text:p>
          </table:table-cell>
          <table:table-cell office:value-type="float" office:value="0.000025428" calcext:value-type="float">
            <text:p>0.00002542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1/[.A284]" office:value-type="float" office:value="0.00347222222222222" calcext:value-type="float">
            <text:p>0.0034722222</text:p>
          </table:table-cell>
          <table:table-cell office:value-type="float" office:value="0.000025251" calcext:value-type="float">
            <text:p>0.00002525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1/[.A285]" office:value-type="float" office:value="0.00346020761245675" calcext:value-type="float">
            <text:p>0.0034602076</text:p>
          </table:table-cell>
          <table:table-cell office:value-type="float" office:value="0.000025078" calcext:value-type="float">
            <text:p>0.00002507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1/[.A286]" office:value-type="float" office:value="0.00344827586206897" calcext:value-type="float">
            <text:p>0.0034482759</text:p>
          </table:table-cell>
          <table:table-cell office:value-type="float" office:value="0.000024904" calcext:value-type="float">
            <text:p>0.00002490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1/[.A287]" office:value-type="float" office:value="0.00343642611683849" calcext:value-type="float">
            <text:p>0.0034364261</text:p>
          </table:table-cell>
          <table:table-cell office:value-type="float" office:value="0.000024734" calcext:value-type="float">
            <text:p>0.00002473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1/[.A288]" office:value-type="float" office:value="0.00342465753424658" calcext:value-type="float">
            <text:p>0.0034246575</text:p>
          </table:table-cell>
          <table:table-cell office:value-type="float" office:value="0.000024564" calcext:value-type="float">
            <text:p>0.00002456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1/[.A289]" office:value-type="float" office:value="0.00341296928327645" calcext:value-type="float">
            <text:p>0.0034129693</text:p>
          </table:table-cell>
          <table:table-cell office:value-type="float" office:value="0.000024398" calcext:value-type="float">
            <text:p>0.00002439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1/[.A290]" office:value-type="float" office:value="0.00340136054421769" calcext:value-type="float">
            <text:p>0.0034013605</text:p>
          </table:table-cell>
          <table:table-cell office:value-type="float" office:value="0.000024231" calcext:value-type="float">
            <text:p>0.00002423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1/[.A291]" office:value-type="float" office:value="0.00338983050847458" calcext:value-type="float">
            <text:p>0.0033898305</text:p>
          </table:table-cell>
          <table:table-cell office:value-type="float" office:value="0.000024068" calcext:value-type="float">
            <text:p>0.00002406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1/[.A292]" office:value-type="float" office:value="0.00337837837837838" calcext:value-type="float">
            <text:p>0.0033783784</text:p>
          </table:table-cell>
          <table:table-cell office:value-type="float" office:value="0.000023905" calcext:value-type="float">
            <text:p>0.00002390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1/[.A293]" office:value-type="float" office:value="0.00336700336700337" calcext:value-type="float">
            <text:p>0.0033670034</text:p>
          </table:table-cell>
          <table:table-cell office:value-type="float" office:value="0.000023745" calcext:value-type="float">
            <text:p>0.00002374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1/[.A294]" office:value-type="float" office:value="0.00335570469798658" calcext:value-type="float">
            <text:p>0.0033557047</text:p>
          </table:table-cell>
          <table:table-cell office:value-type="float" office:value="0.000023585" calcext:value-type="float">
            <text:p>0.00002358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1/[.A295]" office:value-type="float" office:value="0.00334448160535117" calcext:value-type="float">
            <text:p>0.0033444816</text:p>
          </table:table-cell>
          <table:table-cell office:value-type="float" office:value="0.000023428" calcext:value-type="float">
            <text:p>0.00002342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/[.A296]" office:value-type="float" office:value="0.00333333333333333" calcext:value-type="float">
            <text:p>0.0033333333</text:p>
          </table:table-cell>
          <table:table-cell office:value-type="float" office:value="0.000023272" calcext:value-type="float">
            <text:p>0.00002327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1/[.A297]" office:value-type="float" office:value="0.00332225913621262" calcext:value-type="float">
            <text:p>0.0033222591</text:p>
          </table:table-cell>
          <table:table-cell office:value-type="float" office:value="0.000023118" calcext:value-type="float">
            <text:p>0.0000231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1/[.A298]" office:value-type="float" office:value="0.0033112582781457" calcext:value-type="float">
            <text:p>0.0033112583</text:p>
          </table:table-cell>
          <table:table-cell office:value-type="float" office:value="0.000022964" calcext:value-type="float">
            <text:p>0.00002296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1/[.A299]" office:value-type="float" office:value="0.0033003300330033" calcext:value-type="float">
            <text:p>0.00330033</text:p>
          </table:table-cell>
          <table:table-cell office:value-type="float" office:value="0.000022814" calcext:value-type="float">
            <text:p>0.00002281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1/[.A300]" office:value-type="float" office:value="0.00328947368421053" calcext:value-type="float">
            <text:p>0.0032894737</text:p>
          </table:table-cell>
          <table:table-cell office:value-type="float" office:value="0.000022663" calcext:value-type="float">
            <text:p>0.00002266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1/[.A301]" office:value-type="float" office:value="0.00327868852459016" calcext:value-type="float">
            <text:p>0.0032786885</text:p>
          </table:table-cell>
          <table:table-cell office:value-type="float" office:value="0.000022516" calcext:value-type="float">
            <text:p>0.00002251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1/[.A302]" office:value-type="float" office:value="0.00326797385620915" calcext:value-type="float">
            <text:p>0.0032679739</text:p>
          </table:table-cell>
          <table:table-cell office:value-type="float" office:value="0.000022368" calcext:value-type="float">
            <text:p>0.00002236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1/[.A303]" office:value-type="float" office:value="0.00325732899022801" calcext:value-type="float">
            <text:p>0.003257329</text:p>
          </table:table-cell>
          <table:table-cell office:value-type="float" office:value="0.000022223" calcext:value-type="float">
            <text:p>0.00002222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1/[.A304]" office:value-type="float" office:value="0.00324675324675325" calcext:value-type="float">
            <text:p>0.0032467532</text:p>
          </table:table-cell>
          <table:table-cell office:value-type="float" office:value="0.000022078" calcext:value-type="float">
            <text:p>0.00002207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1/[.A305]" office:value-type="float" office:value="0.00323624595469256" calcext:value-type="float">
            <text:p>0.003236246</text:p>
          </table:table-cell>
          <table:table-cell office:value-type="float" office:value="0.000021936" calcext:value-type="float">
            <text:p>0.00002193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1/[.A306]" office:value-type="float" office:value="0.0032258064516129" calcext:value-type="float">
            <text:p>0.0032258065</text:p>
          </table:table-cell>
          <table:table-cell office:value-type="float" office:value="0.000021795" calcext:value-type="float">
            <text:p>0.00002179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1/[.A307]" office:value-type="float" office:value="0.00321543408360129" calcext:value-type="float">
            <text:p>0.0032154341</text:p>
          </table:table-cell>
          <table:table-cell office:value-type="float" office:value="0.000021655" calcext:value-type="float">
            <text:p>0.00002165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1/[.A308]" office:value-type="float" office:value="0.0032051282051282" calcext:value-type="float">
            <text:p>0.0032051282</text:p>
          </table:table-cell>
          <table:table-cell office:value-type="float" office:value="0.000021516" calcext:value-type="float">
            <text:p>0.00002151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1/[.A309]" office:value-type="float" office:value="0.00319488817891374" calcext:value-type="float">
            <text:p>0.0031948882</text:p>
          </table:table-cell>
          <table:table-cell office:value-type="float" office:value="0.000021379" calcext:value-type="float">
            <text:p>0.00002137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1/[.A310]" office:value-type="float" office:value="0.00318471337579618" calcext:value-type="float">
            <text:p>0.0031847134</text:p>
          </table:table-cell>
          <table:table-cell office:value-type="float" office:value="0.000021243" calcext:value-type="float">
            <text:p>0.00002124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1/[.A311]" office:value-type="float" office:value="0.00317460317460317" calcext:value-type="float">
            <text:p>0.0031746032</text:p>
          </table:table-cell>
          <table:table-cell office:value-type="float" office:value="0.000021109" calcext:value-type="float">
            <text:p>0.00002110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1/[.A312]" office:value-type="float" office:value="0.00316455696202532" calcext:value-type="float">
            <text:p>0.003164557</text:p>
          </table:table-cell>
          <table:table-cell office:value-type="float" office:value="0.000020975" calcext:value-type="float">
            <text:p>0.00002097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1/[.A313]" office:value-type="float" office:value="0.00315457413249211" calcext:value-type="float">
            <text:p>0.0031545741</text:p>
          </table:table-cell>
          <table:table-cell office:value-type="float" office:value="0.000020843" calcext:value-type="float">
            <text:p>0.00002084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1/[.A314]" office:value-type="float" office:value="0.00314465408805031" calcext:value-type="float">
            <text:p>0.0031446541</text:p>
          </table:table-cell>
          <table:table-cell office:value-type="float" office:value="0.000020712" calcext:value-type="float">
            <text:p>0.00002071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1/[.A315]" office:value-type="float" office:value="0.00313479623824451" calcext:value-type="float">
            <text:p>0.0031347962</text:p>
          </table:table-cell>
          <table:table-cell office:value-type="float" office:value="0.000020583" calcext:value-type="float">
            <text:p>0.00002058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1/[.A316]" office:value-type="float" office:value="0.003125" calcext:value-type="float">
            <text:p>0.003125</text:p>
          </table:table-cell>
          <table:table-cell office:value-type="float" office:value="0.000020454" calcext:value-type="float">
            <text:p>0.00002045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1/[.A317]" office:value-type="float" office:value="0.00311526479750779" calcext:value-type="float">
            <text:p>0.0031152648</text:p>
          </table:table-cell>
          <table:table-cell office:value-type="float" office:value="0.000020327" calcext:value-type="float">
            <text:p>0.00002032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1/[.A318]" office:value-type="float" office:value="0.0031055900621118" calcext:value-type="float">
            <text:p>0.0031055901</text:p>
          </table:table-cell>
          <table:table-cell office:value-type="float" office:value="0.0000202" calcext:value-type="float">
            <text:p>0.000020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1/[.A319]" office:value-type="float" office:value="0.00309597523219814" calcext:value-type="float">
            <text:p>0.0030959752</text:p>
          </table:table-cell>
          <table:table-cell office:value-type="float" office:value="0.000020076" calcext:value-type="float">
            <text:p>0.00002007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1/[.A320]" office:value-type="float" office:value="0.00308641975308642" calcext:value-type="float">
            <text:p>0.0030864198</text:p>
          </table:table-cell>
          <table:table-cell office:value-type="float" office:value="0.000019952" calcext:value-type="float">
            <text:p>0.00001995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1/[.A321]" office:value-type="float" office:value="0.00307692307692308" calcext:value-type="float">
            <text:p>0.0030769231</text:p>
          </table:table-cell>
          <table:table-cell office:value-type="float" office:value="0.00001983" calcext:value-type="float">
            <text:p>0.0000198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1/[.A322]" office:value-type="float" office:value="0.00306748466257669" calcext:value-type="float">
            <text:p>0.0030674847</text:p>
          </table:table-cell>
          <table:table-cell office:value-type="float" office:value="0.000019708" calcext:value-type="float">
            <text:p>0.00001970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1/[.A323]" office:value-type="float" office:value="0.00305810397553517" calcext:value-type="float">
            <text:p>0.003058104</text:p>
          </table:table-cell>
          <table:table-cell office:value-type="float" office:value="0.000019588" calcext:value-type="float">
            <text:p>0.00001958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1/[.A324]" office:value-type="float" office:value="0.00304878048780488" calcext:value-type="float">
            <text:p>0.0030487805</text:p>
          </table:table-cell>
          <table:table-cell office:value-type="float" office:value="0.000019468" calcext:value-type="float">
            <text:p>0.00001946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1/[.A325]" office:value-type="float" office:value="0.00303951367781155" calcext:value-type="float">
            <text:p>0.0030395137</text:p>
          </table:table-cell>
          <table:table-cell office:value-type="float" office:value="0.00001935" calcext:value-type="float">
            <text:p>0.000019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1/[.A326]" office:value-type="float" office:value="0.00303030303030303" calcext:value-type="float">
            <text:p>0.003030303</text:p>
          </table:table-cell>
          <table:table-cell office:value-type="float" office:value="0.000019233" calcext:value-type="float">
            <text:p>0.00001923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1/[.A327]" office:value-type="float" office:value="0.00302114803625378" calcext:value-type="float">
            <text:p>0.003021148</text:p>
          </table:table-cell>
          <table:table-cell office:value-type="float" office:value="0.000019117" calcext:value-type="float">
            <text:p>0.00001911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1/[.A328]" office:value-type="float" office:value="0.00301204819277108" calcext:value-type="float">
            <text:p>0.0030120482</text:p>
          </table:table-cell>
          <table:table-cell office:value-type="float" office:value="0.000019002" calcext:value-type="float">
            <text:p>0.00001900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1/[.A329]" office:value-type="float" office:value="0.003003003003003" calcext:value-type="float">
            <text:p>0.003003003</text:p>
          </table:table-cell>
          <table:table-cell office:value-type="float" office:value="0.000018888" calcext:value-type="float">
            <text:p>0.00001888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1/[.A330]" office:value-type="float" office:value="0.0029940119760479" calcext:value-type="float">
            <text:p>0.002994012</text:p>
          </table:table-cell>
          <table:table-cell office:value-type="float" office:value="0.000018775" calcext:value-type="float">
            <text:p>0.00001877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1/[.A331]" office:value-type="float" office:value="0.00298507462686567" calcext:value-type="float">
            <text:p>0.0029850746</text:p>
          </table:table-cell>
          <table:table-cell office:value-type="float" office:value="0.000018663" calcext:value-type="float">
            <text:p>0.00001866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1/[.A332]" office:value-type="float" office:value="0.00297619047619048" calcext:value-type="float">
            <text:p>0.0029761905</text:p>
          </table:table-cell>
          <table:table-cell office:value-type="float" office:value="0.000018552" calcext:value-type="float">
            <text:p>0.00001855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1/[.A333]" office:value-type="float" office:value="0.0029673590504451" calcext:value-type="float">
            <text:p>0.0029673591</text:p>
          </table:table-cell>
          <table:table-cell office:value-type="float" office:value="0.000018443" calcext:value-type="float">
            <text:p>0.00001844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1/[.A334]" office:value-type="float" office:value="0.0029585798816568" calcext:value-type="float">
            <text:p>0.0029585799</text:p>
          </table:table-cell>
          <table:table-cell office:value-type="float" office:value="0.000018333" calcext:value-type="float">
            <text:p>0.00001833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1/[.A335]" office:value-type="float" office:value="0.00294985250737463" calcext:value-type="float">
            <text:p>0.0029498525</text:p>
          </table:table-cell>
          <table:table-cell office:value-type="float" office:value="0.000018226" calcext:value-type="float">
            <text:p>0.00001822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1/[.A336]" office:value-type="float" office:value="0.00294117647058823" calcext:value-type="float">
            <text:p>0.0029411765</text:p>
          </table:table-cell>
          <table:table-cell office:value-type="float" office:value="0.000018118" calcext:value-type="float">
            <text:p>0.0000181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1/[.A337]" office:value-type="float" office:value="0.00293255131964809" calcext:value-type="float">
            <text:p>0.0029325513</text:p>
          </table:table-cell>
          <table:table-cell office:value-type="float" office:value="0.000018012" calcext:value-type="float">
            <text:p>0.00001801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1/[.A338]" office:value-type="float" office:value="0.00292397660818713" calcext:value-type="float">
            <text:p>0.0029239766</text:p>
          </table:table-cell>
          <table:table-cell office:value-type="float" office:value="0.000017907" calcext:value-type="float">
            <text:p>0.00001790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1/[.A339]" office:value-type="float" office:value="0.00291545189504373" calcext:value-type="float">
            <text:p>0.0029154519</text:p>
          </table:table-cell>
          <table:table-cell office:value-type="float" office:value="0.000017803" calcext:value-type="float">
            <text:p>0.00001780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1/[.A340]" office:value-type="float" office:value="0.00290697674418605" calcext:value-type="float">
            <text:p>0.0029069767</text:p>
          </table:table-cell>
          <table:table-cell office:value-type="float" office:value="0.000017699" calcext:value-type="float">
            <text:p>0.00001769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1/[.A341]" office:value-type="float" office:value="0.00289855072463768" calcext:value-type="float">
            <text:p>0.0028985507</text:p>
          </table:table-cell>
          <table:table-cell office:value-type="float" office:value="0.000017597" calcext:value-type="float">
            <text:p>0.00001759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1/[.A342]" office:value-type="float" office:value="0.00289017341040462" calcext:value-type="float">
            <text:p>0.0028901734</text:p>
          </table:table-cell>
          <table:table-cell office:value-type="float" office:value="0.000017495" calcext:value-type="float">
            <text:p>0.00001749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1/[.A343]" office:value-type="float" office:value="0.00288184438040346" calcext:value-type="float">
            <text:p>0.0028818444</text:p>
          </table:table-cell>
          <table:table-cell office:value-type="float" office:value="0.000017395" calcext:value-type="float">
            <text:p>0.00001739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1/[.A344]" office:value-type="float" office:value="0.0028735632183908" calcext:value-type="float">
            <text:p>0.0028735632</text:p>
          </table:table-cell>
          <table:table-cell office:value-type="float" office:value="0.000017295" calcext:value-type="float">
            <text:p>0.00001729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1/[.A345]" office:value-type="float" office:value="0.00286532951289398" calcext:value-type="float">
            <text:p>0.0028653295</text:p>
          </table:table-cell>
          <table:table-cell office:value-type="float" office:value="0.000017196" calcext:value-type="float">
            <text:p>0.00001719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1/[.A346]" office:value-type="float" office:value="0.00285714285714286" calcext:value-type="float">
            <text:p>0.0028571429</text:p>
          </table:table-cell>
          <table:table-cell office:value-type="float" office:value="0.000017098" calcext:value-type="float">
            <text:p>0.00001709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1/[.A347]" office:value-type="float" office:value="0.00284900284900285" calcext:value-type="float">
            <text:p>0.0028490028</text:p>
          </table:table-cell>
          <table:table-cell office:value-type="float" office:value="0.000017001" calcext:value-type="float">
            <text:p>0.00001700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1/[.A348]" office:value-type="float" office:value="0.00284090909090909" calcext:value-type="float">
            <text:p>0.0028409091</text:p>
          </table:table-cell>
          <table:table-cell office:value-type="float" office:value="0.000016904" calcext:value-type="float">
            <text:p>0.00001690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1/[.A349]" office:value-type="float" office:value="0.0028328611898017" calcext:value-type="float">
            <text:p>0.0028328612</text:p>
          </table:table-cell>
          <table:table-cell office:value-type="float" office:value="0.000016809" calcext:value-type="float">
            <text:p>0.00001680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1/[.A350]" office:value-type="float" office:value="0.00282485875706215" calcext:value-type="float">
            <text:p>0.0028248588</text:p>
          </table:table-cell>
          <table:table-cell office:value-type="float" office:value="0.000016713" calcext:value-type="float">
            <text:p>0.00001671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1/[.A351]" office:value-type="float" office:value="0.0028169014084507" calcext:value-type="float">
            <text:p>0.0028169014</text:p>
          </table:table-cell>
          <table:table-cell office:value-type="float" office:value="0.00001662" calcext:value-type="float">
            <text:p>0.0000166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1/[.A352]" office:value-type="float" office:value="0.00280898876404494" calcext:value-type="float">
            <text:p>0.0028089888</text:p>
          </table:table-cell>
          <table:table-cell office:value-type="float" office:value="0.000016526" calcext:value-type="float">
            <text:p>0.00001652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1/[.A353]" office:value-type="float" office:value="0.00280112044817927" calcext:value-type="float">
            <text:p>0.0028011204</text:p>
          </table:table-cell>
          <table:table-cell office:value-type="float" office:value="0.000016434" calcext:value-type="float">
            <text:p>0.00001643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1/[.A354]" office:value-type="float" office:value="0.00279329608938547" calcext:value-type="float">
            <text:p>0.0027932961</text:p>
          </table:table-cell>
          <table:table-cell office:value-type="float" office:value="0.000016342" calcext:value-type="float">
            <text:p>0.00001634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1/[.A355]" office:value-type="float" office:value="0.00278551532033426" calcext:value-type="float">
            <text:p>0.0027855153</text:p>
          </table:table-cell>
          <table:table-cell office:value-type="float" office:value="0.000016251" calcext:value-type="float">
            <text:p>0.0000162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1/[.A356]" office:value-type="float" office:value="0.00277777777777778" calcext:value-type="float">
            <text:p>0.0027777778</text:p>
          </table:table-cell>
          <table:table-cell office:value-type="float" office:value="0.000016161" calcext:value-type="float">
            <text:p>0.00001616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1/[.A357]" office:value-type="float" office:value="0.00277008310249307" calcext:value-type="float">
            <text:p>0.0027700831</text:p>
          </table:table-cell>
          <table:table-cell office:value-type="float" office:value="0.000016072" calcext:value-type="float">
            <text:p>0.00001607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1/[.A358]" office:value-type="float" office:value="0.00276243093922652" calcext:value-type="float">
            <text:p>0.0027624309</text:p>
          </table:table-cell>
          <table:table-cell office:value-type="float" office:value="0.000015983" calcext:value-type="float">
            <text:p>0.00001598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1/[.A359]" office:value-type="float" office:value="0.00275482093663912" calcext:value-type="float">
            <text:p>0.0027548209</text:p>
          </table:table-cell>
          <table:table-cell office:value-type="float" office:value="0.000015895" calcext:value-type="float">
            <text:p>0.00001589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1/[.A360]" office:value-type="float" office:value="0.00274725274725275" calcext:value-type="float">
            <text:p>0.0027472527</text:p>
          </table:table-cell>
          <table:table-cell office:value-type="float" office:value="0.000015808" calcext:value-type="float">
            <text:p>0.00001580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1/[.A361]" office:value-type="float" office:value="0.00273972602739726" calcext:value-type="float">
            <text:p>0.002739726</text:p>
          </table:table-cell>
          <table:table-cell office:value-type="float" office:value="0.000015722" calcext:value-type="float">
            <text:p>0.00001572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1/[.A362]" office:value-type="float" office:value="0.00273224043715847" calcext:value-type="float">
            <text:p>0.0027322404</text:p>
          </table:table-cell>
          <table:table-cell office:value-type="float" office:value="0.000015635" calcext:value-type="float">
            <text:p>0.00001563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1/[.A363]" office:value-type="float" office:value="0.00272479564032698" calcext:value-type="float">
            <text:p>0.0027247956</text:p>
          </table:table-cell>
          <table:table-cell office:value-type="float" office:value="0.000015551" calcext:value-type="float">
            <text:p>0.00001555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1/[.A364]" office:value-type="float" office:value="0.00271739130434783" calcext:value-type="float">
            <text:p>0.0027173913</text:p>
          </table:table-cell>
          <table:table-cell office:value-type="float" office:value="0.000015466" calcext:value-type="float">
            <text:p>0.00001546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1/[.A365]" office:value-type="float" office:value="0.002710027100271" calcext:value-type="float">
            <text:p>0.0027100271</text:p>
          </table:table-cell>
          <table:table-cell office:value-type="float" office:value="0.000015383" calcext:value-type="float">
            <text:p>0.00001538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1/[.A366]" office:value-type="float" office:value="0.0027027027027027" calcext:value-type="float">
            <text:p>0.0027027027</text:p>
          </table:table-cell>
          <table:table-cell office:value-type="float" office:value="0.000015299" calcext:value-type="float">
            <text:p>0.00001529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1/[.A367]" office:value-type="float" office:value="0.00269541778975741" calcext:value-type="float">
            <text:p>0.0026954178</text:p>
          </table:table-cell>
          <table:table-cell office:value-type="float" office:value="0.000015217" calcext:value-type="float">
            <text:p>0.00001521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1/[.A368]" office:value-type="float" office:value="0.00268817204301075" calcext:value-type="float">
            <text:p>0.002688172</text:p>
          </table:table-cell>
          <table:table-cell office:value-type="float" office:value="0.000015135" calcext:value-type="float">
            <text:p>0.00001513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1/[.A369]" office:value-type="float" office:value="0.00268096514745308" calcext:value-type="float">
            <text:p>0.0026809651</text:p>
          </table:table-cell>
          <table:table-cell office:value-type="float" office:value="0.000015054" calcext:value-type="float">
            <text:p>0.00001505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1/[.A370]" office:value-type="float" office:value="0.00267379679144385" calcext:value-type="float">
            <text:p>0.0026737968</text:p>
          </table:table-cell>
          <table:table-cell office:value-type="float" office:value="0.000014974" calcext:value-type="float">
            <text:p>0.0000149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1/[.A371]" office:value-type="float" office:value="0.00266666666666667" calcext:value-type="float">
            <text:p>0.0026666667</text:p>
          </table:table-cell>
          <table:table-cell office:value-type="float" office:value="0.000014894" calcext:value-type="float">
            <text:p>0.00001489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1/[.A372]" office:value-type="float" office:value="0.00265957446808511" calcext:value-type="float">
            <text:p>0.0026595745</text:p>
          </table:table-cell>
          <table:table-cell office:value-type="float" office:value="0.000014815" calcext:value-type="float">
            <text:p>0.00001481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1/[.A373]" office:value-type="float" office:value="0.0026525198938992" calcext:value-type="float">
            <text:p>0.0026525199</text:p>
          </table:table-cell>
          <table:table-cell office:value-type="float" office:value="0.000014737" calcext:value-type="float">
            <text:p>0.00001473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1/[.A374]" office:value-type="float" office:value="0.00264550264550265" calcext:value-type="float">
            <text:p>0.0026455026</text:p>
          </table:table-cell>
          <table:table-cell office:value-type="float" office:value="0.000014658" calcext:value-type="float">
            <text:p>0.00001465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1/[.A375]" office:value-type="float" office:value="0.00263852242744063" calcext:value-type="float">
            <text:p>0.0026385224</text:p>
          </table:table-cell>
          <table:table-cell office:value-type="float" office:value="0.000014581" calcext:value-type="float">
            <text:p>0.00001458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1/[.A376]" office:value-type="float" office:value="0.00263157894736842" calcext:value-type="float">
            <text:p>0.0026315789</text:p>
          </table:table-cell>
          <table:table-cell office:value-type="float" office:value="0.000014505" calcext:value-type="float">
            <text:p>0.00001450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1/[.A377]" office:value-type="float" office:value="0.0026246719160105" calcext:value-type="float">
            <text:p>0.0026246719</text:p>
          </table:table-cell>
          <table:table-cell office:value-type="float" office:value="0.000014429" calcext:value-type="float">
            <text:p>0.00001442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1/[.A378]" office:value-type="float" office:value="0.00261780104712042" calcext:value-type="float">
            <text:p>0.002617801</text:p>
          </table:table-cell>
          <table:table-cell office:value-type="float" office:value="0.000014353" calcext:value-type="float">
            <text:p>0.00001435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1/[.A379]" office:value-type="float" office:value="0.00261096605744125" calcext:value-type="float">
            <text:p>0.0026109661</text:p>
          </table:table-cell>
          <table:table-cell office:value-type="float" office:value="0.000014278" calcext:value-type="float">
            <text:p>0.00001427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1/[.A380]" office:value-type="float" office:value="0.00260416666666667" calcext:value-type="float">
            <text:p>0.0026041667</text:p>
          </table:table-cell>
          <table:table-cell office:value-type="float" office:value="0.000014204" calcext:value-type="float">
            <text:p>0.00001420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1/[.A381]" office:value-type="float" office:value="0.0025974025974026" calcext:value-type="float">
            <text:p>0.0025974026</text:p>
          </table:table-cell>
          <table:table-cell office:value-type="float" office:value="0.000014131" calcext:value-type="float">
            <text:p>0.00001413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1/[.A382]" office:value-type="float" office:value="0.00259067357512953" calcext:value-type="float">
            <text:p>0.0025906736</text:p>
          </table:table-cell>
          <table:table-cell office:value-type="float" office:value="0.000014057" calcext:value-type="float">
            <text:p>0.00001405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1/[.A383]" office:value-type="float" office:value="0.00258397932816537" calcext:value-type="float">
            <text:p>0.0025839793</text:p>
          </table:table-cell>
          <table:table-cell office:value-type="float" office:value="0.000013985" calcext:value-type="float">
            <text:p>0.00001398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1/[.A384]" office:value-type="float" office:value="0.00257731958762887" calcext:value-type="float">
            <text:p>0.0025773196</text:p>
          </table:table-cell>
          <table:table-cell office:value-type="float" office:value="0.000013913" calcext:value-type="float">
            <text:p>0.00001391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1/[.A385]" office:value-type="float" office:value="0.0025706940874036" calcext:value-type="float">
            <text:p>0.0025706941</text:p>
          </table:table-cell>
          <table:table-cell office:value-type="float" office:value="0.000013841" calcext:value-type="float">
            <text:p>0.00001384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1/[.A386]" office:value-type="float" office:value="0.00256410256410256" calcext:value-type="float">
            <text:p>0.0025641026</text:p>
          </table:table-cell>
          <table:table-cell office:value-type="float" office:value="0.00001377" calcext:value-type="float">
            <text:p>0.0000137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1/[.A387]" office:value-type="float" office:value="0.00255754475703325" calcext:value-type="float">
            <text:p>0.0025575448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1/[.A388]" office:value-type="float" office:value="0.00255102040816327" calcext:value-type="float">
            <text:p>0.0025510204</text:p>
          </table:table-cell>
          <table:table-cell office:value-type="float" office:value="0.00001363" calcext:value-type="float">
            <text:p>0.0000136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1/[.A389]" office:value-type="float" office:value="0.00254452926208651" calcext:value-type="float">
            <text:p>0.0025445293</text:p>
          </table:table-cell>
          <table:table-cell office:value-type="float" office:value="0.000013561" calcext:value-type="float">
            <text:p>0.00001356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1/[.A390]" office:value-type="float" office:value="0.00253807106598985" calcext:value-type="float">
            <text:p>0.0025380711</text:p>
          </table:table-cell>
          <table:table-cell office:value-type="float" office:value="0.000013492" calcext:value-type="float">
            <text:p>0.00001349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1/[.A391]" office:value-type="float" office:value="0.00253164556962025" calcext:value-type="float">
            <text:p>0.0025316456</text:p>
          </table:table-cell>
          <table:table-cell office:value-type="float" office:value="0.000013424" calcext:value-type="float">
            <text:p>0.00001342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1/[.A392]" office:value-type="float" office:value="0.00252525252525253" calcext:value-type="float">
            <text:p>0.0025252525</text:p>
          </table:table-cell>
          <table:table-cell office:value-type="float" office:value="0.000013356" calcext:value-type="float">
            <text:p>0.00001335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1/[.A393]" office:value-type="float" office:value="0.00251889168765743" calcext:value-type="float">
            <text:p>0.0025188917</text:p>
          </table:table-cell>
          <table:table-cell office:value-type="float" office:value="0.000013289" calcext:value-type="float">
            <text:p>0.00001328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1/[.A394]" office:value-type="float" office:value="0.00251256281407035" calcext:value-type="float">
            <text:p>0.0025125628</text:p>
          </table:table-cell>
          <table:table-cell office:value-type="float" office:value="0.000013222" calcext:value-type="float">
            <text:p>0.00001322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1/[.A395]" office:value-type="float" office:value="0.0025062656641604" calcext:value-type="float">
            <text:p>0.0025062657</text:p>
          </table:table-cell>
          <table:table-cell office:value-type="float" office:value="0.000013156" calcext:value-type="float">
            <text:p>0.0000131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1/[.A396]" office:value-type="float" office:value="0.0025" calcext:value-type="float">
            <text:p>0.0025</text:p>
          </table:table-cell>
          <table:table-cell office:value-type="float" office:value="0.00001309" calcext:value-type="float">
            <text:p>0.0000130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1/[.A397]" office:value-type="float" office:value="0.00249376558603491" calcext:value-type="float">
            <text:p>0.0024937656</text:p>
          </table:table-cell>
          <table:table-cell office:value-type="float" office:value="0.000013025" calcext:value-type="float">
            <text:p>0.00001302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1/[.A398]" office:value-type="float" office:value="0.00248756218905473" calcext:value-type="float">
            <text:p>0.0024875622</text:p>
          </table:table-cell>
          <table:table-cell office:value-type="float" office:value="0.00001296" calcext:value-type="float">
            <text:p>0.0000129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1/[.A399]" office:value-type="float" office:value="0.00248138957816377" calcext:value-type="float">
            <text:p>0.0024813896</text:p>
          </table:table-cell>
          <table:table-cell office:value-type="float" office:value="0.000012896" calcext:value-type="float">
            <text:p>0.00001289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1/[.A400]" office:value-type="float" office:value="0.00247524752475248" calcext:value-type="float">
            <text:p>0.0024752475</text:p>
          </table:table-cell>
          <table:table-cell office:value-type="float" office:value="0.000012832" calcext:value-type="float">
            <text:p>0.00001283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1/[.A401]" office:value-type="float" office:value="0.00246913580246914" calcext:value-type="float">
            <text:p>0.0024691358</text:p>
          </table:table-cell>
          <table:table-cell office:value-type="float" office:value="0.000012769" calcext:value-type="float">
            <text:p>0.00001276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1/[.A402]" office:value-type="float" office:value="0.00246305418719212" calcext:value-type="float">
            <text:p>0.0024630542</text:p>
          </table:table-cell>
          <table:table-cell office:value-type="float" office:value="0.000012706" calcext:value-type="float">
            <text:p>0.00001270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1/[.A403]" office:value-type="float" office:value="0.00245700245700246" calcext:value-type="float">
            <text:p>0.0024570025</text:p>
          </table:table-cell>
          <table:table-cell office:value-type="float" office:value="0.000012644" calcext:value-type="float">
            <text:p>0.00001264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1/[.A404]" office:value-type="float" office:value="0.00245098039215686" calcext:value-type="float">
            <text:p>0.0024509804</text:p>
          </table:table-cell>
          <table:table-cell office:value-type="float" office:value="0.000012582" calcext:value-type="float">
            <text:p>0.00001258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1/[.A405]" office:value-type="float" office:value="0.00244498777506112" calcext:value-type="float">
            <text:p>0.0024449878</text:p>
          </table:table-cell>
          <table:table-cell office:value-type="float" office:value="0.000012521" calcext:value-type="float">
            <text:p>0.00001252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1/[.A406]" office:value-type="float" office:value="0.0024390243902439" calcext:value-type="float">
            <text:p>0.0024390244</text:p>
          </table:table-cell>
          <table:table-cell office:value-type="float" office:value="0.00001246" calcext:value-type="float">
            <text:p>0.0000124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1/[.A407]" office:value-type="float" office:value="0.0024330900243309" calcext:value-type="float">
            <text:p>0.00243309</text:p>
          </table:table-cell>
          <table:table-cell office:value-type="float" office:value="0.000012399" calcext:value-type="float">
            <text:p>0.00001239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1/[.A408]" office:value-type="float" office:value="0.00242718446601942" calcext:value-type="float">
            <text:p>0.0024271845</text:p>
          </table:table-cell>
          <table:table-cell office:value-type="float" office:value="0.000012339" calcext:value-type="float">
            <text:p>0.00001233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1/[.A409]" office:value-type="float" office:value="0.00242130750605327" calcext:value-type="float">
            <text:p>0.0024213075</text:p>
          </table:table-cell>
          <table:table-cell office:value-type="float" office:value="0.000012279" calcext:value-type="float">
            <text:p>0.00001227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1/[.A410]" office:value-type="float" office:value="0.00241545893719807" calcext:value-type="float">
            <text:p>0.0024154589</text:p>
          </table:table-cell>
          <table:table-cell office:value-type="float" office:value="0.00001222" calcext:value-type="float">
            <text:p>0.0000122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1/[.A411]" office:value-type="float" office:value="0.00240963855421687" calcext:value-type="float">
            <text:p>0.0024096386</text:p>
          </table:table-cell>
          <table:table-cell office:value-type="float" office:value="0.000012161" calcext:value-type="float">
            <text:p>0.00001216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1/[.A412]" office:value-type="float" office:value="0.00240384615384615" calcext:value-type="float">
            <text:p>0.0024038462</text:p>
          </table:table-cell>
          <table:table-cell office:value-type="float" office:value="0.000012103" calcext:value-type="float">
            <text:p>0.00001210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1/[.A413]" office:value-type="float" office:value="0.00239808153477218" calcext:value-type="float">
            <text:p>0.0023980815</text:p>
          </table:table-cell>
          <table:table-cell office:value-type="float" office:value="0.000012045" calcext:value-type="float">
            <text:p>0.00001204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1/[.A414]" office:value-type="float" office:value="0.00239234449760766" calcext:value-type="float">
            <text:p>0.0023923445</text:p>
          </table:table-cell>
          <table:table-cell office:value-type="float" office:value="0.000011987" calcext:value-type="float">
            <text:p>0.00001198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1/[.A415]" office:value-type="float" office:value="0.00238663484486874" calcext:value-type="float">
            <text:p>0.0023866348</text:p>
          </table:table-cell>
          <table:table-cell office:value-type="float" office:value="0.00001193" calcext:value-type="float">
            <text:p>0.0000119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1/[.A416]" office:value-type="float" office:value="0.00238095238095238" calcext:value-type="float">
            <text:p>0.0023809524</text:p>
          </table:table-cell>
          <table:table-cell office:value-type="float" office:value="0.000011873" calcext:value-type="float">
            <text:p>0.00001187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1/[.A417]" office:value-type="float" office:value="0.00237529691211401" calcext:value-type="float">
            <text:p>0.0023752969</text:p>
          </table:table-cell>
          <table:table-cell office:value-type="float" office:value="0.000011817" calcext:value-type="float">
            <text:p>0.00001181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1/[.A418]" office:value-type="float" office:value="0.0023696682464455" calcext:value-type="float">
            <text:p>0.0023696682</text:p>
          </table:table-cell>
          <table:table-cell office:value-type="float" office:value="0.000011761" calcext:value-type="float">
            <text:p>0.00001176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1/[.A419]" office:value-type="float" office:value="0.00236406619385343" calcext:value-type="float">
            <text:p>0.0023640662</text:p>
          </table:table-cell>
          <table:table-cell office:value-type="float" office:value="0.000011706" calcext:value-type="float">
            <text:p>0.00001170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1/[.A420]" office:value-type="float" office:value="0.00235849056603774" calcext:value-type="float">
            <text:p>0.0023584906</text:p>
          </table:table-cell>
          <table:table-cell office:value-type="float" office:value="0.00001165" calcext:value-type="float">
            <text:p>0.0000116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1/[.A421]" office:value-type="float" office:value="0.00235294117647059" calcext:value-type="float">
            <text:p>0.0023529412</text:p>
          </table:table-cell>
          <table:table-cell office:value-type="float" office:value="0.000011596" calcext:value-type="float">
            <text:p>0.00001159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1/[.A422]" office:value-type="float" office:value="0.00234741784037559" calcext:value-type="float">
            <text:p>0.0023474178</text:p>
          </table:table-cell>
          <table:table-cell office:value-type="float" office:value="0.000011541" calcext:value-type="float">
            <text:p>0.00001154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1/[.A423]" office:value-type="float" office:value="0.00234192037470726" calcext:value-type="float">
            <text:p>0.0023419204</text:p>
          </table:table-cell>
          <table:table-cell office:value-type="float" office:value="0.000011487" calcext:value-type="float">
            <text:p>0.00001148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1/[.A424]" office:value-type="float" office:value="0.00233644859813084" calcext:value-type="float">
            <text:p>0.0023364486</text:p>
          </table:table-cell>
          <table:table-cell office:value-type="float" office:value="0.000011434" calcext:value-type="float">
            <text:p>0.00001143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1/[.A425]" office:value-type="float" office:value="0.00233100233100233" calcext:value-type="float">
            <text:p>0.0023310023</text:p>
          </table:table-cell>
          <table:table-cell office:value-type="float" office:value="0.000011381" calcext:value-type="float">
            <text:p>0.00001138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1/[.A426]" office:value-type="float" office:value="0.00232558139534884" calcext:value-type="float">
            <text:p>0.0023255814</text:p>
          </table:table-cell>
          <table:table-cell office:value-type="float" office:value="0.000011328" calcext:value-type="float">
            <text:p>0.00001132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1/[.A427]" office:value-type="float" office:value="0.00232018561484919" calcext:value-type="float">
            <text:p>0.0023201856</text:p>
          </table:table-cell>
          <table:table-cell office:value-type="float" office:value="0.000011275" calcext:value-type="float">
            <text:p>0.00001127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1/[.A428]" office:value-type="float" office:value="0.00231481481481481" calcext:value-type="float">
            <text:p>0.0023148148</text:p>
          </table:table-cell>
          <table:table-cell office:value-type="float" office:value="0.000011223" calcext:value-type="float">
            <text:p>0.00001122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1/[.A429]" office:value-type="float" office:value="0.0023094688221709" calcext:value-type="float">
            <text:p>0.0023094688</text:p>
          </table:table-cell>
          <table:table-cell office:value-type="float" office:value="0.000011171" calcext:value-type="float">
            <text:p>0.00001117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1/[.A430]" office:value-type="float" office:value="0.00230414746543779" calcext:value-type="float">
            <text:p>0.0023041475</text:p>
          </table:table-cell>
          <table:table-cell office:value-type="float" office:value="0.00001112" calcext:value-type="float">
            <text:p>0.0000111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1/[.A431]" office:value-type="float" office:value="0.00229885057471264" calcext:value-type="float">
            <text:p>0.0022988506</text:p>
          </table:table-cell>
          <table:table-cell office:value-type="float" office:value="0.000011069" calcext:value-type="float">
            <text:p>0.00001106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1/[.A432]" office:value-type="float" office:value="0.00229357798165138" calcext:value-type="float">
            <text:p>0.002293578</text:p>
          </table:table-cell>
          <table:table-cell office:value-type="float" office:value="0.000011018" calcext:value-type="float">
            <text:p>0.0000110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1/[.A433]" office:value-type="float" office:value="0.0022883295194508" calcext:value-type="float">
            <text:p>0.0022883295</text:p>
          </table:table-cell>
          <table:table-cell office:value-type="float" office:value="0.000010968" calcext:value-type="float">
            <text:p>0.00001096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1/[.A434]" office:value-type="float" office:value="0.00228310502283105" calcext:value-type="float">
            <text:p>0.002283105</text:p>
          </table:table-cell>
          <table:table-cell office:value-type="float" office:value="0.000010918" calcext:value-type="float">
            <text:p>0.0000109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1/[.A435]" office:value-type="float" office:value="0.00227790432801822" calcext:value-type="float">
            <text:p>0.0022779043</text:p>
          </table:table-cell>
          <table:table-cell office:value-type="float" office:value="0.000010868" calcext:value-type="float">
            <text:p>0.00001086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1/[.A436]" office:value-type="float" office:value="0.00227272727272727" calcext:value-type="float">
            <text:p>0.0022727273</text:p>
          </table:table-cell>
          <table:table-cell office:value-type="float" office:value="0.000010819" calcext:value-type="float">
            <text:p>0.00001081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1/[.A437]" office:value-type="float" office:value="0.00226757369614512" calcext:value-type="float">
            <text:p>0.0022675737</text:p>
          </table:table-cell>
          <table:table-cell office:value-type="float" office:value="0.00001077" calcext:value-type="float">
            <text:p>0.0000107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1/[.A438]" office:value-type="float" office:value="0.00226244343891403" calcext:value-type="float">
            <text:p>0.0022624434</text:p>
          </table:table-cell>
          <table:table-cell office:value-type="float" office:value="0.000010721" calcext:value-type="float">
            <text:p>0.00001072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1/[.A439]" office:value-type="float" office:value="0.00225733634311512" calcext:value-type="float">
            <text:p>0.0022573363</text:p>
          </table:table-cell>
          <table:table-cell office:value-type="float" office:value="0.000010673" calcext:value-type="float">
            <text:p>0.00001067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1/[.A440]" office:value-type="float" office:value="0.00225225225225225" calcext:value-type="float">
            <text:p>0.0022522523</text:p>
          </table:table-cell>
          <table:table-cell office:value-type="float" office:value="0.000010624" calcext:value-type="float">
            <text:p>0.00001062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1/[.A441]" office:value-type="float" office:value="0.00224719101123596" calcext:value-type="float">
            <text:p>0.002247191</text:p>
          </table:table-cell>
          <table:table-cell office:value-type="float" office:value="0.000010577" calcext:value-type="float">
            <text:p>0.00001057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1/[.A442]" office:value-type="float" office:value="0.00224215246636771" calcext:value-type="float">
            <text:p>0.0022421525</text:p>
          </table:table-cell>
          <table:table-cell office:value-type="float" office:value="0.000010529" calcext:value-type="float">
            <text:p>0.00001052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1/[.A443]" office:value-type="float" office:value="0.00223713646532438" calcext:value-type="float">
            <text:p>0.0022371365</text:p>
          </table:table-cell>
          <table:table-cell office:value-type="float" office:value="0.000010482" calcext:value-type="float">
            <text:p>0.00001048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1/[.A444]" office:value-type="float" office:value="0.00223214285714286" calcext:value-type="float">
            <text:p>0.0022321429</text:p>
          </table:table-cell>
          <table:table-cell office:value-type="float" office:value="0.000010436" calcext:value-type="float">
            <text:p>0.00001043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1/[.A445]" office:value-type="float" office:value="0.0022271714922049" calcext:value-type="float">
            <text:p>0.0022271715</text:p>
          </table:table-cell>
          <table:table-cell office:value-type="float" office:value="0.000010389" calcext:value-type="float">
            <text:p>0.00001038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1/[.A446]" office:value-type="float" office:value="0.00222222222222222" calcext:value-type="float">
            <text:p>0.0022222222</text:p>
          </table:table-cell>
          <table:table-cell office:value-type="float" office:value="0.000010343" calcext:value-type="float">
            <text:p>0.00001034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1/[.A447]" office:value-type="float" office:value="0.00221729490022173" calcext:value-type="float">
            <text:p>0.0022172949</text:p>
          </table:table-cell>
          <table:table-cell office:value-type="float" office:value="0.000010297" calcext:value-type="float">
            <text:p>0.00001029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1/[.A448]" office:value-type="float" office:value="0.00221238938053097" calcext:value-type="float">
            <text:p>0.0022123894</text:p>
          </table:table-cell>
          <table:table-cell office:value-type="float" office:value="0.000010252" calcext:value-type="float">
            <text:p>0.00001025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1/[.A449]" office:value-type="float" office:value="0.0022075055187638" calcext:value-type="float">
            <text:p>0.0022075055</text:p>
          </table:table-cell>
          <table:table-cell office:value-type="float" office:value="0.000010207" calcext:value-type="float">
            <text:p>0.00001020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1/[.A450]" office:value-type="float" office:value="0.00220264317180617" calcext:value-type="float">
            <text:p>0.0022026432</text:p>
          </table:table-cell>
          <table:table-cell office:value-type="float" office:value="0.000010162" calcext:value-type="float">
            <text:p>0.00001016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1/[.A451]" office:value-type="float" office:value="0.0021978021978022" calcext:value-type="float">
            <text:p>0.0021978022</text:p>
          </table:table-cell>
          <table:table-cell office:value-type="float" office:value="0.000010117" calcext:value-type="float">
            <text:p>0.00001011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1/[.A452]" office:value-type="float" office:value="0.00219298245614035" calcext:value-type="float">
            <text:p>0.0021929825</text:p>
          </table:table-cell>
          <table:table-cell office:value-type="float" office:value="0.000010073" calcext:value-type="float">
            <text:p>0.00001007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1/[.A453]" office:value-type="float" office:value="0.00218818380743982" calcext:value-type="float">
            <text:p>0.0021881838</text:p>
          </table:table-cell>
          <table:table-cell office:value-type="float" office:value="0.000010029" calcext:value-type="float">
            <text:p>0.00001002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1/[.A454]" office:value-type="float" office:value="0.00218340611353712" calcext:value-type="float">
            <text:p>0.0021834061</text:p>
          </table:table-cell>
          <table:table-cell office:value-type="float" office:value="0.000009985" calcext:value-type="float">
            <text:p>0.00000998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1/[.A455]" office:value-type="float" office:value="0.00217864923747277" calcext:value-type="float">
            <text:p>0.0021786492</text:p>
          </table:table-cell>
          <table:table-cell office:value-type="float" office:value="0.000009942" calcext:value-type="float">
            <text:p>0.00000994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1/[.A456]" office:value-type="float" office:value="0.00217391304347826" calcext:value-type="float">
            <text:p>0.002173913</text:p>
          </table:table-cell>
          <table:table-cell office:value-type="float" office:value="0.000009898" calcext:value-type="float">
            <text:p>0.00000989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1/[.A457]" office:value-type="float" office:value="0.00216919739696312" calcext:value-type="float">
            <text:p>0.0021691974</text:p>
          </table:table-cell>
          <table:table-cell office:value-type="float" office:value="0.000009855" calcext:value-type="float">
            <text:p>0.00000985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1/[.A458]" office:value-type="float" office:value="0.00216450216450216" calcext:value-type="float">
            <text:p>0.0021645022</text:p>
          </table:table-cell>
          <table:table-cell office:value-type="float" office:value="0.000009813" calcext:value-type="float">
            <text:p>0.00000981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1/[.A459]" office:value-type="float" office:value="0.00215982721382289" calcext:value-type="float">
            <text:p>0.0021598272</text:p>
          </table:table-cell>
          <table:table-cell office:value-type="float" office:value="0.000009771" calcext:value-type="float">
            <text:p>0.00000977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1/[.A460]" office:value-type="float" office:value="0.0021551724137931" calcext:value-type="float">
            <text:p>0.0021551724</text:p>
          </table:table-cell>
          <table:table-cell office:value-type="float" office:value="0.000009728" calcext:value-type="float">
            <text:p>0.00000972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1/[.A461]" office:value-type="float" office:value="0.0021505376344086" calcext:value-type="float">
            <text:p>0.0021505376</text:p>
          </table:table-cell>
          <table:table-cell office:value-type="float" office:value="0.000009687" calcext:value-type="float">
            <text:p>0.00000968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1/[.A462]" office:value-type="float" office:value="0.00214592274678112" calcext:value-type="float">
            <text:p>0.0021459227</text:p>
          </table:table-cell>
          <table:table-cell office:value-type="float" office:value="0.000009645" calcext:value-type="float">
            <text:p>0.00000964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1/[.A463]" office:value-type="float" office:value="0.00214132762312634" calcext:value-type="float">
            <text:p>0.0021413276</text:p>
          </table:table-cell>
          <table:table-cell office:value-type="float" office:value="0.000009604" calcext:value-type="float">
            <text:p>0.00000960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1/[.A464]" office:value-type="float" office:value="0.00213675213675214" calcext:value-type="float">
            <text:p>0.0021367521</text:p>
          </table:table-cell>
          <table:table-cell office:value-type="float" office:value="0.000009563" calcext:value-type="float">
            <text:p>0.00000956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1/[.A465]" office:value-type="float" office:value="0.00213219616204691" calcext:value-type="float">
            <text:p>0.0021321962</text:p>
          </table:table-cell>
          <table:table-cell office:value-type="float" office:value="0.000009522" calcext:value-type="float">
            <text:p>0.00000952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1/[.A466]" office:value-type="float" office:value="0.00212765957446808" calcext:value-type="float">
            <text:p>0.0021276596</text:p>
          </table:table-cell>
          <table:table-cell office:value-type="float" office:value="0.000009482" calcext:value-type="float">
            <text:p>0.00000948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1/[.A467]" office:value-type="float" office:value="0.00212314225053079" calcext:value-type="float">
            <text:p>0.0021231423</text:p>
          </table:table-cell>
          <table:table-cell office:value-type="float" office:value="0.000009441" calcext:value-type="float">
            <text:p>0.00000944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1/[.A468]" office:value-type="float" office:value="0.00211864406779661" calcext:value-type="float">
            <text:p>0.0021186441</text:p>
          </table:table-cell>
          <table:table-cell office:value-type="float" office:value="0.000009401" calcext:value-type="float">
            <text:p>0.00000940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1/[.A469]" office:value-type="float" office:value="0.00211416490486258" calcext:value-type="float">
            <text:p>0.0021141649</text:p>
          </table:table-cell>
          <table:table-cell office:value-type="float" office:value="0.000009362" calcext:value-type="float">
            <text:p>0.00000936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1/[.A470]" office:value-type="float" office:value="0.00210970464135021" calcext:value-type="float">
            <text:p>0.0021097046</text:p>
          </table:table-cell>
          <table:table-cell office:value-type="float" office:value="0.000009322" calcext:value-type="float">
            <text:p>0.00000932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1/[.A471]" office:value-type="float" office:value="0.00210526315789474" calcext:value-type="float">
            <text:p>0.0021052632</text:p>
          </table:table-cell>
          <table:table-cell office:value-type="float" office:value="0.000009283" calcext:value-type="float">
            <text:p>0.00000928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1/[.A472]" office:value-type="float" office:value="0.00210084033613445" calcext:value-type="float">
            <text:p>0.0021008403</text:p>
          </table:table-cell>
          <table:table-cell office:value-type="float" office:value="0.000009244" calcext:value-type="float">
            <text:p>0.00000924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1/[.A473]" office:value-type="float" office:value="0.00209643605870021" calcext:value-type="float">
            <text:p>0.0020964361</text:p>
          </table:table-cell>
          <table:table-cell office:value-type="float" office:value="0.000009205" calcext:value-type="float">
            <text:p>0.00000920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1/[.A474]" office:value-type="float" office:value="0.00209205020920502" calcext:value-type="float">
            <text:p>0.0020920502</text:p>
          </table:table-cell>
          <table:table-cell office:value-type="float" office:value="0.000009167" calcext:value-type="float">
            <text:p>0.00000916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1/[.A475]" office:value-type="float" office:value="0.00208768267223382" calcext:value-type="float">
            <text:p>0.0020876827</text:p>
          </table:table-cell>
          <table:table-cell office:value-type="float" office:value="0.000009129" calcext:value-type="float">
            <text:p>0.00000912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1/[.A476]" office:value-type="float" office:value="0.00208333333333333" calcext:value-type="float">
            <text:p>0.0020833333</text:p>
          </table:table-cell>
          <table:table-cell office:value-type="float" office:value="0.000009091" calcext:value-type="float">
            <text:p>0.00000909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1/[.A477]" office:value-type="float" office:value="0.00207900207900208" calcext:value-type="float">
            <text:p>0.0020790021</text:p>
          </table:table-cell>
          <table:table-cell office:value-type="float" office:value="0.000009053" calcext:value-type="float">
            <text:p>0.00000905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1/[.A478]" office:value-type="float" office:value="0.0020746887966805" calcext:value-type="float">
            <text:p>0.0020746888</text:p>
          </table:table-cell>
          <table:table-cell office:value-type="float" office:value="0.000009015" calcext:value-type="float">
            <text:p>0.00000901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1/[.A479]" office:value-type="float" office:value="0.0020703933747412" calcext:value-type="float">
            <text:p>0.0020703934</text:p>
          </table:table-cell>
          <table:table-cell office:value-type="float" office:value="0.000008978" calcext:value-type="float">
            <text:p>0.00000897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1/[.A480]" office:value-type="float" office:value="0.00206611570247934" calcext:value-type="float">
            <text:p>0.0020661157</text:p>
          </table:table-cell>
          <table:table-cell office:value-type="float" office:value="0.000008941" calcext:value-type="float">
            <text:p>0.00000894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1/[.A481]" office:value-type="float" office:value="0.00206185567010309" calcext:value-type="float">
            <text:p>0.0020618557</text:p>
          </table:table-cell>
          <table:table-cell office:value-type="float" office:value="0.000008904" calcext:value-type="float">
            <text:p>0.00000890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1/[.A482]" office:value-type="float" office:value="0.00205761316872428" calcext:value-type="float">
            <text:p>0.0020576132</text:p>
          </table:table-cell>
          <table:table-cell office:value-type="float" office:value="0.000008868" calcext:value-type="float">
            <text:p>0.00000886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1/[.A483]" office:value-type="float" office:value="0.00205338809034908" calcext:value-type="float">
            <text:p>0.0020533881</text:p>
          </table:table-cell>
          <table:table-cell office:value-type="float" office:value="0.000008831" calcext:value-type="float">
            <text:p>0.00000883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1/[.A484]" office:value-type="float" office:value="0.00204918032786885" calcext:value-type="float">
            <text:p>0.0020491803</text:p>
          </table:table-cell>
          <table:table-cell office:value-type="float" office:value="0.000008795" calcext:value-type="float">
            <text:p>0.00000879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1/[.A485]" office:value-type="float" office:value="0.00204498977505112" calcext:value-type="float">
            <text:p>0.0020449898</text:p>
          </table:table-cell>
          <table:table-cell office:value-type="float" office:value="0.000008759" calcext:value-type="float">
            <text:p>0.00000875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1/[.A486]" office:value-type="float" office:value="0.00204081632653061" calcext:value-type="float">
            <text:p>0.0020408163</text:p>
          </table:table-cell>
          <table:table-cell office:value-type="float" office:value="0.000008723" calcext:value-type="float">
            <text:p>0.00000872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1/[.A487]" office:value-type="float" office:value="0.00203665987780041" calcext:value-type="float">
            <text:p>0.0020366599</text:p>
          </table:table-cell>
          <table:table-cell office:value-type="float" office:value="0.000008688" calcext:value-type="float">
            <text:p>0.00000868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1/[.A488]" office:value-type="float" office:value="0.00203252032520325" calcext:value-type="float">
            <text:p>0.0020325203</text:p>
          </table:table-cell>
          <table:table-cell office:value-type="float" office:value="0.000008653" calcext:value-type="float">
            <text:p>0.00000865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1/[.A489]" office:value-type="float" office:value="0.00202839756592292" calcext:value-type="float">
            <text:p>0.0020283976</text:p>
          </table:table-cell>
          <table:table-cell office:value-type="float" office:value="0.000008618" calcext:value-type="float">
            <text:p>0.0000086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1/[.A490]" office:value-type="float" office:value="0.00202429149797571" calcext:value-type="float">
            <text:p>0.0020242915</text:p>
          </table:table-cell>
          <table:table-cell office:value-type="float" office:value="0.000008583" calcext:value-type="float">
            <text:p>0.00000858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1/[.A491]" office:value-type="float" office:value="0.00202020202020202" calcext:value-type="float">
            <text:p>0.002020202</text:p>
          </table:table-cell>
          <table:table-cell office:value-type="float" office:value="0.000008548" calcext:value-type="float">
            <text:p>0.00000854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1/[.A492]" office:value-type="float" office:value="0.00201612903225806" calcext:value-type="float">
            <text:p>0.002016129</text:p>
          </table:table-cell>
          <table:table-cell office:value-type="float" office:value="0.000008514" calcext:value-type="float">
            <text:p>0.00000851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1/[.A493]" office:value-type="float" office:value="0.00201207243460765" calcext:value-type="float">
            <text:p>0.0020120724</text:p>
          </table:table-cell>
          <table:table-cell office:value-type="float" office:value="0.000008479" calcext:value-type="float">
            <text:p>0.00000847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1/[.A494]" office:value-type="float" office:value="0.00200803212851406" calcext:value-type="float">
            <text:p>0.0020080321</text:p>
          </table:table-cell>
          <table:table-cell office:value-type="float" office:value="0.000008445" calcext:value-type="float">
            <text:p>0.00000844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1/[.A495]" office:value-type="float" office:value="0.00200400801603206" calcext:value-type="float">
            <text:p>0.002004008</text:p>
          </table:table-cell>
          <table:table-cell office:value-type="float" office:value="0.000008412" calcext:value-type="float">
            <text:p>0.0000084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1/[.A496]" office:value-type="float" office:value="0.002" calcext:value-type="float">
            <text:p>0.002</text:p>
          </table:table-cell>
          <table:table-cell office:value-type="float" office:value="0.000008378" calcext:value-type="float">
            <text:p>0.00000837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1/[.A497]" office:value-type="float" office:value="0.00199600798403194" calcext:value-type="float">
            <text:p>0.001996008</text:p>
          </table:table-cell>
          <table:table-cell office:value-type="float" office:value="0.000008345" calcext:value-type="float">
            <text:p>0.00000834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1/[.A498]" office:value-type="float" office:value="0.00199203187250996" calcext:value-type="float">
            <text:p>0.0019920319</text:p>
          </table:table-cell>
          <table:table-cell office:value-type="float" office:value="0.000008311" calcext:value-type="float">
            <text:p>0.00000831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1/[.A499]" office:value-type="float" office:value="0.00198807157057654" calcext:value-type="float">
            <text:p>0.0019880716</text:p>
          </table:table-cell>
          <table:table-cell office:value-type="float" office:value="0.000008278" calcext:value-type="float">
            <text:p>0.00000827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1/[.A500]" office:value-type="float" office:value="0.00198412698412698" calcext:value-type="float">
            <text:p>0.001984127</text:p>
          </table:table-cell>
          <table:table-cell office:value-type="float" office:value="0.000008245" calcext:value-type="float">
            <text:p>0.00000824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1/[.A501]" office:value-type="float" office:value="0.00198019801980198" calcext:value-type="float">
            <text:p>0.001980198</text:p>
          </table:table-cell>
          <table:table-cell office:value-type="float" office:value="0.000008213" calcext:value-type="float">
            <text:p>0.00000821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1/[.A502]" office:value-type="float" office:value="0.00197628458498024" calcext:value-type="float">
            <text:p>0.0019762846</text:p>
          </table:table-cell>
          <table:table-cell office:value-type="float" office:value="0.00000818" calcext:value-type="float">
            <text:p>0.000008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1/[.A503]" office:value-type="float" office:value="0.0019723865877712" calcext:value-type="float">
            <text:p>0.0019723866</text:p>
          </table:table-cell>
          <table:table-cell office:value-type="float" office:value="0.000008148" calcext:value-type="float">
            <text:p>0.00000814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1/[.A504]" office:value-type="float" office:value="0.00196850393700787" calcext:value-type="float">
            <text:p>0.0019685039</text:p>
          </table:table-cell>
          <table:table-cell office:value-type="float" office:value="0.000008116" calcext:value-type="float">
            <text:p>0.00000811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1/[.A505]" office:value-type="float" office:value="0.00196463654223969" calcext:value-type="float">
            <text:p>0.0019646365</text:p>
          </table:table-cell>
          <table:table-cell office:value-type="float" office:value="0.000008084" calcext:value-type="float">
            <text:p>0.00000808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1/[.A506]" office:value-type="float" office:value="0.00196078431372549" calcext:value-type="float">
            <text:p>0.0019607843</text:p>
          </table:table-cell>
          <table:table-cell office:value-type="float" office:value="0.000008053" calcext:value-type="float">
            <text:p>0.00000805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1/[.A507]" office:value-type="float" office:value="0.00195694716242661" calcext:value-type="float">
            <text:p>0.0019569472</text:p>
          </table:table-cell>
          <table:table-cell office:value-type="float" office:value="0.000008021" calcext:value-type="float">
            <text:p>0.0000080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1/[.A508]" office:value-type="float" office:value="0.001953125" calcext:value-type="float">
            <text:p>0.001953125</text:p>
          </table:table-cell>
          <table:table-cell office:value-type="float" office:value="0.00000799" calcext:value-type="float">
            <text:p>0.0000079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1/[.A509]" office:value-type="float" office:value="0.00194931773879142" calcext:value-type="float">
            <text:p>0.0019493177</text:p>
          </table:table-cell>
          <table:table-cell office:value-type="float" office:value="0.000007959" calcext:value-type="float">
            <text:p>0.00000795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1/[.A510]" office:value-type="float" office:value="0.00194552529182879" calcext:value-type="float">
            <text:p>0.0019455253</text:p>
          </table:table-cell>
          <table:table-cell office:value-type="float" office:value="0.000007928" calcext:value-type="float">
            <text:p>0.00000792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1/[.A511]" office:value-type="float" office:value="0.00194174757281553" calcext:value-type="float">
            <text:p>0.0019417476</text:p>
          </table:table-cell>
          <table:table-cell office:value-type="float" office:value="0.000007897" calcext:value-type="float">
            <text:p>0.00000789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1/[.A512]" office:value-type="float" office:value="0.00193798449612403" calcext:value-type="float">
            <text:p>0.0019379845</text:p>
          </table:table-cell>
          <table:table-cell office:value-type="float" office:value="0.000007866" calcext:value-type="float">
            <text:p>0.00000786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1/[.A513]" office:value-type="float" office:value="0.00193423597678917" calcext:value-type="float">
            <text:p>0.001934236</text:p>
          </table:table-cell>
          <table:table-cell office:value-type="float" office:value="0.000007836" calcext:value-type="float">
            <text:p>0.00000783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1/[.A514]" office:value-type="float" office:value="0.00193050193050193" calcext:value-type="float">
            <text:p>0.0019305019</text:p>
          </table:table-cell>
          <table:table-cell office:value-type="float" office:value="0.000007806" calcext:value-type="float">
            <text:p>0.00000780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1/[.A515]" office:value-type="float" office:value="0.00192678227360308" calcext:value-type="float">
            <text:p>0.0019267823</text:p>
          </table:table-cell>
          <table:table-cell office:value-type="float" office:value="0.000007776" calcext:value-type="float">
            <text:p>0.00000777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1/[.A516]" office:value-type="float" office:value="0.00192307692307692" calcext:value-type="float">
            <text:p>0.0019230769</text:p>
          </table:table-cell>
          <table:table-cell office:value-type="float" office:value="0.000007746" calcext:value-type="float">
            <text:p>0.00000774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1/[.A517]" office:value-type="float" office:value="0.00191938579654511" calcext:value-type="float">
            <text:p>0.0019193858</text:p>
          </table:table-cell>
          <table:table-cell office:value-type="float" office:value="0.000007716" calcext:value-type="float">
            <text:p>0.00000771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1/[.A518]" office:value-type="float" office:value="0.00191570881226054" calcext:value-type="float">
            <text:p>0.0019157088</text:p>
          </table:table-cell>
          <table:table-cell office:value-type="float" office:value="0.000007687" calcext:value-type="float">
            <text:p>0.00000768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1/[.A519]" office:value-type="float" office:value="0.00191204588910134" calcext:value-type="float">
            <text:p>0.0019120459</text:p>
          </table:table-cell>
          <table:table-cell office:value-type="float" office:value="0.000007657" calcext:value-type="float">
            <text:p>0.00000765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1/[.A520]" office:value-type="float" office:value="0.00190839694656489" calcext:value-type="float">
            <text:p>0.0019083969</text:p>
          </table:table-cell>
          <table:table-cell office:value-type="float" office:value="0.000007628" calcext:value-type="float">
            <text:p>0.00000762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1/[.A521]" office:value-type="float" office:value="0.0019047619047619" calcext:value-type="float">
            <text:p>0.0019047619</text:p>
          </table:table-cell>
          <table:table-cell office:value-type="float" office:value="0.000007599" calcext:value-type="float">
            <text:p>0.00000759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1/[.A522]" office:value-type="float" office:value="0.00190114068441065" calcext:value-type="float">
            <text:p>0.0019011407</text:p>
          </table:table-cell>
          <table:table-cell office:value-type="float" office:value="0.00000757" calcext:value-type="float">
            <text:p>0.0000075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1/[.A523]" office:value-type="float" office:value="0.00189753320683112" calcext:value-type="float">
            <text:p>0.0018975332</text:p>
          </table:table-cell>
          <table:table-cell office:value-type="float" office:value="0.000007541" calcext:value-type="float">
            <text:p>0.00000754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1/[.A524]" office:value-type="float" office:value="0.00189393939393939" calcext:value-type="float">
            <text:p>0.0018939394</text:p>
          </table:table-cell>
          <table:table-cell office:value-type="float" office:value="0.000007513" calcext:value-type="float">
            <text:p>0.00000751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1/[.A525]" office:value-type="float" office:value="0.00189035916824197" calcext:value-type="float">
            <text:p>0.0018903592</text:p>
          </table:table-cell>
          <table:table-cell office:value-type="float" office:value="0.000007485" calcext:value-type="float">
            <text:p>0.00000748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1/[.A526]" office:value-type="float" office:value="0.00188679245283019" calcext:value-type="float">
            <text:p>0.0018867925</text:p>
          </table:table-cell>
          <table:table-cell office:value-type="float" office:value="0.000007456" calcext:value-type="float">
            <text:p>0.00000745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1/[.A527]" office:value-type="float" office:value="0.00188323917137476" calcext:value-type="float">
            <text:p>0.0018832392</text:p>
          </table:table-cell>
          <table:table-cell office:value-type="float" office:value="0.000007428" calcext:value-type="float">
            <text:p>0.00000742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1/[.A528]" office:value-type="float" office:value="0.0018796992481203" calcext:value-type="float">
            <text:p>0.0018796992</text:p>
          </table:table-cell>
          <table:table-cell office:value-type="float" office:value="0.0000074" calcext:value-type="float">
            <text:p>0.000007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1/[.A529]" office:value-type="float" office:value="0.00187617260787993" calcext:value-type="float">
            <text:p>0.0018761726</text:p>
          </table:table-cell>
          <table:table-cell office:value-type="float" office:value="0.000007373" calcext:value-type="float">
            <text:p>0.00000737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1/[.A530]" office:value-type="float" office:value="0.00187265917602996" calcext:value-type="float">
            <text:p>0.0018726592</text:p>
          </table:table-cell>
          <table:table-cell office:value-type="float" office:value="0.000007345" calcext:value-type="float">
            <text:p>0.00000734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1/[.A531]" office:value-type="float" office:value="0.00186915887850467" calcext:value-type="float">
            <text:p>0.0018691589</text:p>
          </table:table-cell>
          <table:table-cell office:value-type="float" office:value="0.000007318" calcext:value-type="float">
            <text:p>0.0000073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1/[.A532]" office:value-type="float" office:value="0.00186567164179104" calcext:value-type="float">
            <text:p>0.0018656716</text:p>
          </table:table-cell>
          <table:table-cell office:value-type="float" office:value="0.00000729" calcext:value-type="float">
            <text:p>0.0000072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1/[.A533]" office:value-type="float" office:value="0.00186219739292365" calcext:value-type="float">
            <text:p>0.0018621974</text:p>
          </table:table-cell>
          <table:table-cell office:value-type="float" office:value="0.000007263" calcext:value-type="float">
            <text:p>0.00000726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1/[.A534]" office:value-type="float" office:value="0.00185873605947955" calcext:value-type="float">
            <text:p>0.0018587361</text:p>
          </table:table-cell>
          <table:table-cell office:value-type="float" office:value="0.000007236" calcext:value-type="float">
            <text:p>0.00000723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1/[.A535]" office:value-type="float" office:value="0.00185528756957328" calcext:value-type="float">
            <text:p>0.0018552876</text:p>
          </table:table-cell>
          <table:table-cell office:value-type="float" office:value="0.000007209" calcext:value-type="float">
            <text:p>0.00000720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1/[.A536]" office:value-type="float" office:value="0.00185185185185185" calcext:value-type="float">
            <text:p>0.0018518519</text:p>
          </table:table-cell>
          <table:table-cell office:value-type="float" office:value="0.000007183" calcext:value-type="float">
            <text:p>0.00000718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1/[.A537]" office:value-type="float" office:value="0.00184842883548983" calcext:value-type="float">
            <text:p>0.0018484288</text:p>
          </table:table-cell>
          <table:table-cell office:value-type="float" office:value="0.000007156" calcext:value-type="float">
            <text:p>0.00000715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1/[.A538]" office:value-type="float" office:value="0.0018450184501845" calcext:value-type="float">
            <text:p>0.0018450185</text:p>
          </table:table-cell>
          <table:table-cell office:value-type="float" office:value="0.00000713" calcext:value-type="float">
            <text:p>0.0000071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1/[.A539]" office:value-type="float" office:value="0.00184162062615101" calcext:value-type="float">
            <text:p>0.0018416206</text:p>
          </table:table-cell>
          <table:table-cell office:value-type="float" office:value="0.000007104" calcext:value-type="float">
            <text:p>0.00000710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1/[.A540]" office:value-type="float" office:value="0.00183823529411765" calcext:value-type="float">
            <text:p>0.0018382353</text:p>
          </table:table-cell>
          <table:table-cell office:value-type="float" office:value="0.000007077" calcext:value-type="float">
            <text:p>0.00000707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1/[.A541]" office:value-type="float" office:value="0.0018348623853211" calcext:value-type="float">
            <text:p>0.0018348624</text:p>
          </table:table-cell>
          <table:table-cell office:value-type="float" office:value="0.000007052" calcext:value-type="float">
            <text:p>0.00000705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1/[.A542]" office:value-type="float" office:value="0.00183150183150183" calcext:value-type="float">
            <text:p>0.0018315018</text:p>
          </table:table-cell>
          <table:table-cell office:value-type="float" office:value="0.000007026" calcext:value-type="float">
            <text:p>0.00000702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1/[.A543]" office:value-type="float" office:value="0.00182815356489945" calcext:value-type="float">
            <text:p>0.0018281536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1/[.A544]" office:value-type="float" office:value="0.00182481751824818" calcext:value-type="float">
            <text:p>0.0018248175</text:p>
          </table:table-cell>
          <table:table-cell office:value-type="float" office:value="0.000006975" calcext:value-type="float">
            <text:p>0.00000697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1/[.A545]" office:value-type="float" office:value="0.00182149362477231" calcext:value-type="float">
            <text:p>0.0018214936</text:p>
          </table:table-cell>
          <table:table-cell office:value-type="float" office:value="0.000006949" calcext:value-type="float">
            <text:p>0.00000694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1/[.A546]" office:value-type="float" office:value="0.00181818181818182" calcext:value-type="float">
            <text:p>0.0018181818</text:p>
          </table:table-cell>
          <table:table-cell office:value-type="float" office:value="0.000006924" calcext:value-type="float">
            <text:p>0.00000692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1/[.A547]" office:value-type="float" office:value="0.00181488203266788" calcext:value-type="float">
            <text:p>0.001814882</text:p>
          </table:table-cell>
          <table:table-cell office:value-type="float" office:value="0.000006899" calcext:value-type="float">
            <text:p>0.00000689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1/[.A548]" office:value-type="float" office:value="0.00181159420289855" calcext:value-type="float">
            <text:p>0.0018115942</text:p>
          </table:table-cell>
          <table:table-cell office:value-type="float" office:value="0.000006874" calcext:value-type="float">
            <text:p>0.00000687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1/[.A549]" office:value-type="float" office:value="0.00180831826401447" calcext:value-type="float">
            <text:p>0.0018083183</text:p>
          </table:table-cell>
          <table:table-cell office:value-type="float" office:value="0.000006849" calcext:value-type="float">
            <text:p>0.00000684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1/[.A550]" office:value-type="float" office:value="0.00180505415162455" calcext:value-type="float">
            <text:p>0.0018050542</text:p>
          </table:table-cell>
          <table:table-cell office:value-type="float" office:value="0.000006824" calcext:value-type="float">
            <text:p>0.00000682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1/[.A551]" office:value-type="float" office:value="0.0018018018018018" calcext:value-type="float">
            <text:p>0.0018018018</text:p>
          </table:table-cell>
          <table:table-cell office:value-type="float" office:value="0.0000068" calcext:value-type="float">
            <text:p>0.000006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1/[.A552]" office:value-type="float" office:value="0.00179856115107914" calcext:value-type="float">
            <text:p>0.0017985612</text:p>
          </table:table-cell>
          <table:table-cell office:value-type="float" office:value="0.000006775" calcext:value-type="float">
            <text:p>0.00000677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1/[.A553]" office:value-type="float" office:value="0.00179533213644524" calcext:value-type="float">
            <text:p>0.0017953321</text:p>
          </table:table-cell>
          <table:table-cell office:value-type="float" office:value="0.000006751" calcext:value-type="float">
            <text:p>0.00000675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1/[.A554]" office:value-type="float" office:value="0.0017921146953405" calcext:value-type="float">
            <text:p>0.0017921147</text:p>
          </table:table-cell>
          <table:table-cell office:value-type="float" office:value="0.000006727" calcext:value-type="float">
            <text:p>0.00000672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1/[.A555]" office:value-type="float" office:value="0.00178890876565295" calcext:value-type="float">
            <text:p>0.0017889088</text:p>
          </table:table-cell>
          <table:table-cell office:value-type="float" office:value="0.000006703" calcext:value-type="float">
            <text:p>0.00000670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1/[.A556]" office:value-type="float" office:value="0.00178571428571429" calcext:value-type="float">
            <text:p>0.0017857143</text:p>
          </table:table-cell>
          <table:table-cell office:value-type="float" office:value="0.000006679" calcext:value-type="float">
            <text:p>0.00000667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1/[.A557]" office:value-type="float" office:value="0.0017825311942959" calcext:value-type="float">
            <text:p>0.0017825312</text:p>
          </table:table-cell>
          <table:table-cell office:value-type="float" office:value="0.000006655" calcext:value-type="float">
            <text:p>0.00000665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1/[.A558]" office:value-type="float" office:value="0.00177935943060498" calcext:value-type="float">
            <text:p>0.0017793594</text:p>
          </table:table-cell>
          <table:table-cell office:value-type="float" office:value="0.000006631" calcext:value-type="float">
            <text:p>0.00000663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1/[.A559]" office:value-type="float" office:value="0.00177619893428064" calcext:value-type="float">
            <text:p>0.0017761989</text:p>
          </table:table-cell>
          <table:table-cell office:value-type="float" office:value="0.000006608" calcext:value-type="float">
            <text:p>0.00000660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1/[.A560]" office:value-type="float" office:value="0.00177304964539007" calcext:value-type="float">
            <text:p>0.0017730496</text:p>
          </table:table-cell>
          <table:table-cell office:value-type="float" office:value="0.000006584" calcext:value-type="float">
            <text:p>0.00000658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1/[.A561]" office:value-type="float" office:value="0.00176991150442478" calcext:value-type="float">
            <text:p>0.0017699115</text:p>
          </table:table-cell>
          <table:table-cell office:value-type="float" office:value="0.000006561" calcext:value-type="float">
            <text:p>0.00000656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1/[.A562]" office:value-type="float" office:value="0.00176678445229682" calcext:value-type="float">
            <text:p>0.0017667845</text:p>
          </table:table-cell>
          <table:table-cell office:value-type="float" office:value="0.000006538" calcext:value-type="float">
            <text:p>0.00000653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1/[.A563]" office:value-type="float" office:value="0.0017636684303351" calcext:value-type="float">
            <text:p>0.0017636684</text:p>
          </table:table-cell>
          <table:table-cell office:value-type="float" office:value="0.000006515" calcext:value-type="float">
            <text:p>0.00000651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1/[.A564]" office:value-type="float" office:value="0.00176056338028169" calcext:value-type="float">
            <text:p>0.0017605634</text:p>
          </table:table-cell>
          <table:table-cell office:value-type="float" office:value="0.000006492" calcext:value-type="float">
            <text:p>0.00000649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1/[.A565]" office:value-type="float" office:value="0.00175746924428822" calcext:value-type="float">
            <text:p>0.0017574692</text:p>
          </table:table-cell>
          <table:table-cell office:value-type="float" office:value="0.000006469" calcext:value-type="float">
            <text:p>0.00000646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1/[.A566]" office:value-type="float" office:value="0.00175438596491228" calcext:value-type="float">
            <text:p>0.001754386</text:p>
          </table:table-cell>
          <table:table-cell office:value-type="float" office:value="0.000006447" calcext:value-type="float">
            <text:p>0.00000644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1/[.A567]" office:value-type="float" office:value="0.00175131348511384" calcext:value-type="float">
            <text:p>0.0017513135</text:p>
          </table:table-cell>
          <table:table-cell office:value-type="float" office:value="0.000006424" calcext:value-type="float">
            <text:p>0.00000642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1/[.A568]" office:value-type="float" office:value="0.00174825174825175" calcext:value-type="float">
            <text:p>0.0017482517</text:p>
          </table:table-cell>
          <table:table-cell office:value-type="float" office:value="0.000006402" calcext:value-type="float">
            <text:p>0.00000640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1/[.A569]" office:value-type="float" office:value="0.00174520069808028" calcext:value-type="float">
            <text:p>0.0017452007</text:p>
          </table:table-cell>
          <table:table-cell office:value-type="float" office:value="0.000006379" calcext:value-type="float">
            <text:p>0.00000637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1/[.A570]" office:value-type="float" office:value="0.00174216027874564" calcext:value-type="float">
            <text:p>0.0017421603</text:p>
          </table:table-cell>
          <table:table-cell office:value-type="float" office:value="0.000006357" calcext:value-type="float">
            <text:p>0.00000635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1/[.A571]" office:value-type="float" office:value="0.00173913043478261" calcext:value-type="float">
            <text:p>0.0017391304</text:p>
          </table:table-cell>
          <table:table-cell office:value-type="float" office:value="0.000006335" calcext:value-type="float">
            <text:p>0.00000633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1/[.A572]" office:value-type="float" office:value="0.00173611111111111" calcext:value-type="float">
            <text:p>0.0017361111</text:p>
          </table:table-cell>
          <table:table-cell office:value-type="float" office:value="0.000006313" calcext:value-type="float">
            <text:p>0.00000631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1/[.A573]" office:value-type="float" office:value="0.00173310225303293" calcext:value-type="float">
            <text:p>0.0017331023</text:p>
          </table:table-cell>
          <table:table-cell office:value-type="float" office:value="0.000006291" calcext:value-type="float">
            <text:p>0.00000629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1/[.A574]" office:value-type="float" office:value="0.00173010380622837" calcext:value-type="float">
            <text:p>0.0017301038</text:p>
          </table:table-cell>
          <table:table-cell office:value-type="float" office:value="0.000006269" calcext:value-type="float">
            <text:p>0.00000626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1/[.A575]" office:value-type="float" office:value="0.00172711571675302" calcext:value-type="float">
            <text:p>0.0017271157</text:p>
          </table:table-cell>
          <table:table-cell office:value-type="float" office:value="0.000006248" calcext:value-type="float">
            <text:p>0.00000624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1/[.A576]" office:value-type="float" office:value="0.00172413793103448" calcext:value-type="float">
            <text:p>0.0017241379</text:p>
          </table:table-cell>
          <table:table-cell office:value-type="float" office:value="0.000006226" calcext:value-type="float">
            <text:p>0.00000622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1/[.A577]" office:value-type="float" office:value="0.00172117039586919" calcext:value-type="float">
            <text:p>0.0017211704</text:p>
          </table:table-cell>
          <table:table-cell office:value-type="float" office:value="0.000006205" calcext:value-type="float">
            <text:p>0.00000620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1/[.A578]" office:value-type="float" office:value="0.00171821305841924" calcext:value-type="float">
            <text:p>0.0017182131</text:p>
          </table:table-cell>
          <table:table-cell office:value-type="float" office:value="0.000006183" calcext:value-type="float">
            <text:p>0.00000618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1/[.A579]" office:value-type="float" office:value="0.00171526586620926" calcext:value-type="float">
            <text:p>0.0017152659</text:p>
          </table:table-cell>
          <table:table-cell office:value-type="float" office:value="0.000006162" calcext:value-type="float">
            <text:p>0.00000616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1/[.A580]" office:value-type="float" office:value="0.00171232876712329" calcext:value-type="float">
            <text:p>0.0017123288</text:p>
          </table:table-cell>
          <table:table-cell office:value-type="float" office:value="0.000006141" calcext:value-type="float">
            <text:p>0.00000614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1/[.A581]" office:value-type="float" office:value="0.00170940170940171" calcext:value-type="float">
            <text:p>0.0017094017</text:p>
          </table:table-cell>
          <table:table-cell office:value-type="float" office:value="0.00000612" calcext:value-type="float">
            <text:p>0.0000061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1/[.A582]" office:value-type="float" office:value="0.00170648464163823" calcext:value-type="float">
            <text:p>0.0017064846</text:p>
          </table:table-cell>
          <table:table-cell office:value-type="float" office:value="0.000006099" calcext:value-type="float">
            <text:p>0.00000609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1/[.A583]" office:value-type="float" office:value="0.00170357751277683" calcext:value-type="float">
            <text:p>0.0017035775</text:p>
          </table:table-cell>
          <table:table-cell office:value-type="float" office:value="0.000006079" calcext:value-type="float">
            <text:p>0.00000607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1/[.A584]" office:value-type="float" office:value="0.00170068027210884" calcext:value-type="float">
            <text:p>0.0017006803</text:p>
          </table:table-cell>
          <table:table-cell office:value-type="float" office:value="0.000006058" calcext:value-type="float">
            <text:p>0.00000605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1/[.A585]" office:value-type="float" office:value="0.00169779286926995" calcext:value-type="float">
            <text:p>0.0016977929</text:p>
          </table:table-cell>
          <table:table-cell office:value-type="float" office:value="0.000006037" calcext:value-type="float">
            <text:p>0.00000603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1/[.A586]" office:value-type="float" office:value="0.00169491525423729" calcext:value-type="float">
            <text:p>0.0016949153</text:p>
          </table:table-cell>
          <table:table-cell office:value-type="float" office:value="0.000006017" calcext:value-type="float">
            <text:p>0.00000601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1/[.A587]" office:value-type="float" office:value="0.00169204737732657" calcext:value-type="float">
            <text:p>0.0016920474</text:p>
          </table:table-cell>
          <table:table-cell office:value-type="float" office:value="0.000005997" calcext:value-type="float">
            <text:p>0.00000599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1/[.A588]" office:value-type="float" office:value="0.00168918918918919" calcext:value-type="float">
            <text:p>0.0016891892</text:p>
          </table:table-cell>
          <table:table-cell office:value-type="float" office:value="0.000005976" calcext:value-type="float">
            <text:p>0.00000597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1/[.A589]" office:value-type="float" office:value="0.00168634064080944" calcext:value-type="float">
            <text:p>0.0016863406</text:p>
          </table:table-cell>
          <table:table-cell office:value-type="float" office:value="0.000005956" calcext:value-type="float">
            <text:p>0.00000595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1/[.A590]" office:value-type="float" office:value="0.00168350168350168" calcext:value-type="float">
            <text:p>0.0016835017</text:p>
          </table:table-cell>
          <table:table-cell office:value-type="float" office:value="0.000005936" calcext:value-type="float">
            <text:p>0.00000593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1/[.A591]" office:value-type="float" office:value="0.00168067226890756" calcext:value-type="float">
            <text:p>0.0016806723</text:p>
          </table:table-cell>
          <table:table-cell office:value-type="float" office:value="0.000005916" calcext:value-type="float">
            <text:p>0.00000591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1/[.A592]" office:value-type="float" office:value="0.00167785234899329" calcext:value-type="float">
            <text:p>0.0016778523</text:p>
          </table:table-cell>
          <table:table-cell office:value-type="float" office:value="0.000005896" calcext:value-type="float">
            <text:p>0.00000589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1/[.A593]" office:value-type="float" office:value="0.0016750418760469" calcext:value-type="float">
            <text:p>0.0016750419</text:p>
          </table:table-cell>
          <table:table-cell office:value-type="float" office:value="0.000005877" calcext:value-type="float">
            <text:p>0.00000587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1/[.A594]" office:value-type="float" office:value="0.00167224080267559" calcext:value-type="float">
            <text:p>0.0016722408</text:p>
          </table:table-cell>
          <table:table-cell office:value-type="float" office:value="0.000005857" calcext:value-type="float">
            <text:p>0.00000585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1/[.A595]" office:value-type="float" office:value="0.00166944908180301" calcext:value-type="float">
            <text:p>0.0016694491</text:p>
          </table:table-cell>
          <table:table-cell office:value-type="float" office:value="0.000005837" calcext:value-type="float">
            <text:p>0.00000583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1/[.A596]" office:value-type="float" office:value="0.00166666666666667" calcext:value-type="float">
            <text:p>0.0016666667</text:p>
          </table:table-cell>
          <table:table-cell office:value-type="float" office:value="0.000005818" calcext:value-type="float">
            <text:p>0.0000058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1/[.A597]" office:value-type="float" office:value="0.00166389351081531" calcext:value-type="float">
            <text:p>0.0016638935</text:p>
          </table:table-cell>
          <table:table-cell office:value-type="float" office:value="0.000005799" calcext:value-type="float">
            <text:p>0.00000579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1/[.A598]" office:value-type="float" office:value="0.00166112956810631" calcext:value-type="float">
            <text:p>0.0016611296</text:p>
          </table:table-cell>
          <table:table-cell office:value-type="float" office:value="0.000005779" calcext:value-type="float">
            <text:p>0.00000577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1/[.A599]" office:value-type="float" office:value="0.00165837479270315" calcext:value-type="float">
            <text:p>0.0016583748</text:p>
          </table:table-cell>
          <table:table-cell office:value-type="float" office:value="0.00000576" calcext:value-type="float">
            <text:p>0.0000057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1/[.A600]" office:value-type="float" office:value="0.00165562913907285" calcext:value-type="float">
            <text:p>0.0016556291</text:p>
          </table:table-cell>
          <table:table-cell office:value-type="float" office:value="0.000005741" calcext:value-type="float">
            <text:p>0.00000574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1/[.A601]" office:value-type="float" office:value="0.00165289256198347" calcext:value-type="float">
            <text:p>0.0016528926</text:p>
          </table:table-cell>
          <table:table-cell office:value-type="float" office:value="0.000005722" calcext:value-type="float">
            <text:p>0.00000572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1/[.A602]" office:value-type="float" office:value="0.00165016501650165" calcext:value-type="float">
            <text:p>0.001650165</text:p>
          </table:table-cell>
          <table:table-cell office:value-type="float" office:value="0.000005703" calcext:value-type="float">
            <text:p>0.00000570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1/[.A603]" office:value-type="float" office:value="0.00164744645799012" calcext:value-type="float">
            <text:p>0.0016474465</text:p>
          </table:table-cell>
          <table:table-cell office:value-type="float" office:value="0.000005685" calcext:value-type="float">
            <text:p>0.00000568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1/[.A604]" office:value-type="float" office:value="0.00164473684210526" calcext:value-type="float">
            <text:p>0.0016447368</text:p>
          </table:table-cell>
          <table:table-cell office:value-type="float" office:value="0.000005666" calcext:value-type="float">
            <text:p>0.00000566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1/[.A605]" office:value-type="float" office:value="0.00164203612479475" calcext:value-type="float">
            <text:p>0.0016420361</text:p>
          </table:table-cell>
          <table:table-cell office:value-type="float" office:value="0.000005647" calcext:value-type="float">
            <text:p>0.00000564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1/[.A606]" office:value-type="float" office:value="0.00163934426229508" calcext:value-type="float">
            <text:p>0.0016393443</text:p>
          </table:table-cell>
          <table:table-cell office:value-type="float" office:value="0.000005629" calcext:value-type="float">
            <text:p>0.00000562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1/[.A607]" office:value-type="float" office:value="0.0016366612111293" calcext:value-type="float">
            <text:p>0.0016366612</text:p>
          </table:table-cell>
          <table:table-cell office:value-type="float" office:value="0.00000561" calcext:value-type="float">
            <text:p>0.0000056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1/[.A608]" office:value-type="float" office:value="0.00163398692810458" calcext:value-type="float">
            <text:p>0.0016339869</text:p>
          </table:table-cell>
          <table:table-cell office:value-type="float" office:value="0.000005592" calcext:value-type="float">
            <text:p>0.00000559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1/[.A609]" office:value-type="float" office:value="0.00163132137030995" calcext:value-type="float">
            <text:p>0.0016313214</text:p>
          </table:table-cell>
          <table:table-cell office:value-type="float" office:value="0.000005574" calcext:value-type="float">
            <text:p>0.00000557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1/[.A610]" office:value-type="float" office:value="0.00162866449511401" calcext:value-type="float">
            <text:p>0.0016286645</text:p>
          </table:table-cell>
          <table:table-cell office:value-type="float" office:value="0.000005556" calcext:value-type="float">
            <text:p>0.00000555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1/[.A611]" office:value-type="float" office:value="0.0016260162601626" calcext:value-type="float">
            <text:p>0.0016260163</text:p>
          </table:table-cell>
          <table:table-cell office:value-type="float" office:value="0.000005538" calcext:value-type="float">
            <text:p>0.00000553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1/[.A612]" office:value-type="float" office:value="0.00162337662337662" calcext:value-type="float">
            <text:p>0.0016233766</text:p>
          </table:table-cell>
          <table:table-cell office:value-type="float" office:value="0.00000552" calcext:value-type="float">
            <text:p>0.0000055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1/[.A613]" office:value-type="float" office:value="0.00162074554294976" calcext:value-type="float">
            <text:p>0.0016207455</text:p>
          </table:table-cell>
          <table:table-cell office:value-type="float" office:value="0.000005502" calcext:value-type="float">
            <text:p>0.00000550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1/[.A614]" office:value-type="float" office:value="0.00161812297734628" calcext:value-type="float">
            <text:p>0.001618123</text:p>
          </table:table-cell>
          <table:table-cell office:value-type="float" office:value="0.000005484" calcext:value-type="float">
            <text:p>0.00000548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1/[.A615]" office:value-type="float" office:value="0.00161550888529887" calcext:value-type="float">
            <text:p>0.0016155089</text:p>
          </table:table-cell>
          <table:table-cell office:value-type="float" office:value="0.000005466" calcext:value-type="float">
            <text:p>0.00000546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1/[.A616]" office:value-type="float" office:value="0.00161290322580645" calcext:value-type="float">
            <text:p>0.0016129032</text:p>
          </table:table-cell>
          <table:table-cell office:value-type="float" office:value="0.000005449" calcext:value-type="float">
            <text:p>0.00000544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1/[.A617]" office:value-type="float" office:value="0.00161030595813205" calcext:value-type="float">
            <text:p>0.001610306</text:p>
          </table:table-cell>
          <table:table-cell office:value-type="float" office:value="0.000005431" calcext:value-type="float">
            <text:p>0.00000543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1/[.A618]" office:value-type="float" office:value="0.00160771704180064" calcext:value-type="float">
            <text:p>0.001607717</text:p>
          </table:table-cell>
          <table:table-cell office:value-type="float" office:value="0.000005414" calcext:value-type="float">
            <text:p>0.00000541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1/[.A619]" office:value-type="float" office:value="0.00160513643659711" calcext:value-type="float">
            <text:p>0.0016051364</text:p>
          </table:table-cell>
          <table:table-cell office:value-type="float" office:value="0.000005396" calcext:value-type="float">
            <text:p>0.00000539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1/[.A620]" office:value-type="float" office:value="0.0016025641025641" calcext:value-type="float">
            <text:p>0.0016025641</text:p>
          </table:table-cell>
          <table:table-cell office:value-type="float" office:value="0.000005379" calcext:value-type="float">
            <text:p>0.00000537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1/[.A621]" office:value-type="float" office:value="0.0016" calcext:value-type="float">
            <text:p>0.0016</text:p>
          </table:table-cell>
          <table:table-cell office:value-type="float" office:value="0.000005362" calcext:value-type="float">
            <text:p>0.00000536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1/[.A622]" office:value-type="float" office:value="0.00159744408945687" calcext:value-type="float">
            <text:p>0.0015974441</text:p>
          </table:table-cell>
          <table:table-cell office:value-type="float" office:value="0.000005345" calcext:value-type="float">
            <text:p>0.00000534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1/[.A623]" office:value-type="float" office:value="0.00159489633173844" calcext:value-type="float">
            <text:p>0.0015948963</text:p>
          </table:table-cell>
          <table:table-cell office:value-type="float" office:value="0.000005328" calcext:value-type="float">
            <text:p>0.00000532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1/[.A624]" office:value-type="float" office:value="0.00159235668789809" calcext:value-type="float">
            <text:p>0.0015923567</text:p>
          </table:table-cell>
          <table:table-cell office:value-type="float" office:value="0.000005311" calcext:value-type="float">
            <text:p>0.00000531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1/[.A625]" office:value-type="float" office:value="0.00158982511923688" calcext:value-type="float">
            <text:p>0.0015898251</text:p>
          </table:table-cell>
          <table:table-cell office:value-type="float" office:value="0.000005294" calcext:value-type="float">
            <text:p>0.00000529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1/[.A626]" office:value-type="float" office:value="0.00158730158730159" calcext:value-type="float">
            <text:p>0.0015873016</text:p>
          </table:table-cell>
          <table:table-cell office:value-type="float" office:value="0.000005277" calcext:value-type="float">
            <text:p>0.00000527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1/[.A627]" office:value-type="float" office:value="0.00158478605388273" calcext:value-type="float">
            <text:p>0.0015847861</text:p>
          </table:table-cell>
          <table:table-cell office:value-type="float" office:value="0.00000526" calcext:value-type="float">
            <text:p>0.0000052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1/[.A628]" office:value-type="float" office:value="0.00158227848101266" calcext:value-type="float">
            <text:p>0.0015822785</text:p>
          </table:table-cell>
          <table:table-cell office:value-type="float" office:value="0.000005244" calcext:value-type="float">
            <text:p>0.00000524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1/[.A629]" office:value-type="float" office:value="0.00157977883096367" calcext:value-type="float">
            <text:p>0.0015797788</text:p>
          </table:table-cell>
          <table:table-cell office:value-type="float" office:value="0.000005227" calcext:value-type="float">
            <text:p>0.00000522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1/[.A630]" office:value-type="float" office:value="0.00157728706624606" calcext:value-type="float">
            <text:p>0.0015772871</text:p>
          </table:table-cell>
          <table:table-cell office:value-type="float" office:value="0.000005211" calcext:value-type="float">
            <text:p>0.00000521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1/[.A631]" office:value-type="float" office:value="0.0015748031496063" calcext:value-type="float">
            <text:p>0.0015748031</text:p>
          </table:table-cell>
          <table:table-cell office:value-type="float" office:value="0.000005194" calcext:value-type="float">
            <text:p>0.00000519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1/[.A632]" office:value-type="float" office:value="0.00157232704402516" calcext:value-type="float">
            <text:p>0.001572327</text:p>
          </table:table-cell>
          <table:table-cell office:value-type="float" office:value="0.000005178" calcext:value-type="float">
            <text:p>0.00000517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1/[.A633]" office:value-type="float" office:value="0.00156985871271586" calcext:value-type="float">
            <text:p>0.0015698587</text:p>
          </table:table-cell>
          <table:table-cell office:value-type="float" office:value="0.000005162" calcext:value-type="float">
            <text:p>0.00000516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1/[.A634]" office:value-type="float" office:value="0.00156739811912226" calcext:value-type="float">
            <text:p>0.0015673981</text:p>
          </table:table-cell>
          <table:table-cell office:value-type="float" office:value="0.000005146" calcext:value-type="float">
            <text:p>0.00000514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1/[.A635]" office:value-type="float" office:value="0.00156494522691706" calcext:value-type="float">
            <text:p>0.0015649452</text:p>
          </table:table-cell>
          <table:table-cell office:value-type="float" office:value="0.00000513" calcext:value-type="float">
            <text:p>0.0000051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1/[.A636]" office:value-type="float" office:value="0.0015625" calcext:value-type="float">
            <text:p>0.0015625</text:p>
          </table:table-cell>
          <table:table-cell office:value-type="float" office:value="0.000005113" calcext:value-type="float">
            <text:p>0.00000511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1/[.A637]" office:value-type="float" office:value="0.0015600624024961" calcext:value-type="float">
            <text:p>0.0015600624</text:p>
          </table:table-cell>
          <table:table-cell office:value-type="float" office:value="0.000005098" calcext:value-type="float">
            <text:p>0.00000509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1/[.A638]" office:value-type="float" office:value="0.00155763239875389" calcext:value-type="float">
            <text:p>0.0015576324</text:p>
          </table:table-cell>
          <table:table-cell office:value-type="float" office:value="0.000005082" calcext:value-type="float">
            <text:p>0.00000508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1/[.A639]" office:value-type="float" office:value="0.0015552099533437" calcext:value-type="float">
            <text:p>0.00155521</text:p>
          </table:table-cell>
          <table:table-cell office:value-type="float" office:value="0.000005066" calcext:value-type="float">
            <text:p>0.00000506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1/[.A640]" office:value-type="float" office:value="0.0015527950310559" calcext:value-type="float">
            <text:p>0.001552795</text:p>
          </table:table-cell>
          <table:table-cell office:value-type="float" office:value="0.00000505" calcext:value-type="float">
            <text:p>0.0000050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1/[.A641]" office:value-type="float" office:value="0.00155038759689922" calcext:value-type="float">
            <text:p>0.0015503876</text:p>
          </table:table-cell>
          <table:table-cell office:value-type="float" office:value="0.000005035" calcext:value-type="float">
            <text:p>0.00000503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1/[.A642]" office:value-type="float" office:value="0.00154798761609907" calcext:value-type="float">
            <text:p>0.0015479876</text:p>
          </table:table-cell>
          <table:table-cell office:value-type="float" office:value="0.000005019" calcext:value-type="float">
            <text:p>0.00000501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1/[.A643]" office:value-type="float" office:value="0.00154559505409583" calcext:value-type="float">
            <text:p>0.0015455951</text:p>
          </table:table-cell>
          <table:table-cell office:value-type="float" office:value="0.000005003" calcext:value-type="float">
            <text:p>0.00000500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1/[.A644]" office:value-type="float" office:value="0.00154320987654321" calcext:value-type="float">
            <text:p>0.0015432099</text:p>
          </table:table-cell>
          <table:table-cell office:value-type="float" office:value="0.000004988" calcext:value-type="float">
            <text:p>0.00000498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1/[.A645]" office:value-type="float" office:value="0.00154083204930663" calcext:value-type="float">
            <text:p>0.001540832</text:p>
          </table:table-cell>
          <table:table-cell office:value-type="float" office:value="0.000004973" calcext:value-type="float">
            <text:p>0.00000497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1/[.A646]" office:value-type="float" office:value="0.00153846153846154" calcext:value-type="float">
            <text:p>0.0015384615</text:p>
          </table:table-cell>
          <table:table-cell office:value-type="float" office:value="0.000004957" calcext:value-type="float">
            <text:p>0.00000495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1/[.A647]" office:value-type="float" office:value="0.00153609831029186" calcext:value-type="float">
            <text:p>0.0015360983</text:p>
          </table:table-cell>
          <table:table-cell office:value-type="float" office:value="0.000004942" calcext:value-type="float">
            <text:p>0.00000494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1/[.A648]" office:value-type="float" office:value="0.00153374233128834" calcext:value-type="float">
            <text:p>0.0015337423</text:p>
          </table:table-cell>
          <table:table-cell office:value-type="float" office:value="0.000004927" calcext:value-type="float">
            <text:p>0.00000492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1/[.A649]" office:value-type="float" office:value="0.00153139356814701" calcext:value-type="float">
            <text:p>0.0015313936</text:p>
          </table:table-cell>
          <table:table-cell office:value-type="float" office:value="0.000004912" calcext:value-type="float">
            <text:p>0.00000491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1/[.A650]" office:value-type="float" office:value="0.00152905198776758" calcext:value-type="float">
            <text:p>0.001529052</text:p>
          </table:table-cell>
          <table:table-cell office:value-type="float" office:value="0.000004897" calcext:value-type="float">
            <text:p>0.00000489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1/[.A651]" office:value-type="float" office:value="0.00152671755725191" calcext:value-type="float">
            <text:p>0.0015267176</text:p>
          </table:table-cell>
          <table:table-cell office:value-type="float" office:value="0.000004882" calcext:value-type="float">
            <text:p>0.00000488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1/[.A652]" office:value-type="float" office:value="0.00152439024390244" calcext:value-type="float">
            <text:p>0.0015243902</text:p>
          </table:table-cell>
          <table:table-cell office:value-type="float" office:value="0.000004867" calcext:value-type="float">
            <text:p>0.00000486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1/[.A653]" office:value-type="float" office:value="0.0015220700152207" calcext:value-type="float">
            <text:p>0.00152207</text:p>
          </table:table-cell>
          <table:table-cell office:value-type="float" office:value="0.000004852" calcext:value-type="float">
            <text:p>0.00000485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1/[.A654]" office:value-type="float" office:value="0.00151975683890578" calcext:value-type="float">
            <text:p>0.0015197568</text:p>
          </table:table-cell>
          <table:table-cell office:value-type="float" office:value="0.000004838" calcext:value-type="float">
            <text:p>0.00000483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1/[.A655]" office:value-type="float" office:value="0.00151745068285281" calcext:value-type="float">
            <text:p>0.0015174507</text:p>
          </table:table-cell>
          <table:table-cell office:value-type="float" office:value="0.000004823" calcext:value-type="float">
            <text:p>0.00000482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1/[.A656]" office:value-type="float" office:value="0.00151515151515152" calcext:value-type="float">
            <text:p>0.0015151515</text:p>
          </table:table-cell>
          <table:table-cell office:value-type="float" office:value="0.000004808" calcext:value-type="float">
            <text:p>0.00000480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1/[.A657]" office:value-type="float" office:value="0.00151285930408472" calcext:value-type="float">
            <text:p>0.0015128593</text:p>
          </table:table-cell>
          <table:table-cell office:value-type="float" office:value="0.000004794" calcext:value-type="float">
            <text:p>0.00000479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1/[.A658]" office:value-type="float" office:value="0.00151057401812689" calcext:value-type="float">
            <text:p>0.001510574</text:p>
          </table:table-cell>
          <table:table-cell office:value-type="float" office:value="0.000004779" calcext:value-type="float">
            <text:p>0.00000477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1/[.A659]" office:value-type="float" office:value="0.00150829562594268" calcext:value-type="float">
            <text:p>0.0015082956</text:p>
          </table:table-cell>
          <table:table-cell office:value-type="float" office:value="0.000004765" calcext:value-type="float">
            <text:p>0.00000476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1/[.A660]" office:value-type="float" office:value="0.00150602409638554" calcext:value-type="float">
            <text:p>0.0015060241</text:p>
          </table:table-cell>
          <table:table-cell office:value-type="float" office:value="0.00000475" calcext:value-type="float">
            <text:p>0.0000047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1/[.A661]" office:value-type="float" office:value="0.00150375939849624" calcext:value-type="float">
            <text:p>0.0015037594</text:p>
          </table:table-cell>
          <table:table-cell office:value-type="float" office:value="0.000004736" calcext:value-type="float">
            <text:p>0.00000473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1/[.A662]" office:value-type="float" office:value="0.0015015015015015" calcext:value-type="float">
            <text:p>0.0015015015</text:p>
          </table:table-cell>
          <table:table-cell office:value-type="float" office:value="0.000004722" calcext:value-type="float">
            <text:p>0.00000472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1/[.A663]" office:value-type="float" office:value="0.00149925037481259" calcext:value-type="float">
            <text:p>0.0014992504</text:p>
          </table:table-cell>
          <table:table-cell office:value-type="float" office:value="0.000004708" calcext:value-type="float">
            <text:p>0.00000470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1/[.A664]" office:value-type="float" office:value="0.00149700598802395" calcext:value-type="float">
            <text:p>0.001497006</text:p>
          </table:table-cell>
          <table:table-cell office:value-type="float" office:value="0.000004694" calcext:value-type="float">
            <text:p>0.00000469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1/[.A665]" office:value-type="float" office:value="0.00149476831091181" calcext:value-type="float">
            <text:p>0.0014947683</text:p>
          </table:table-cell>
          <table:table-cell office:value-type="float" office:value="0.00000468" calcext:value-type="float">
            <text:p>0.0000046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1/[.A666]" office:value-type="float" office:value="0.00149253731343284" calcext:value-type="float">
            <text:p>0.0014925373</text:p>
          </table:table-cell>
          <table:table-cell office:value-type="float" office:value="0.000004666" calcext:value-type="float">
            <text:p>0.00000466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1/[.A667]" office:value-type="float" office:value="0.0014903129657228" calcext:value-type="float">
            <text:p>0.001490313</text:p>
          </table:table-cell>
          <table:table-cell office:value-type="float" office:value="0.000004652" calcext:value-type="float">
            <text:p>0.00000465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1/[.A668]" office:value-type="float" office:value="0.00148809523809524" calcext:value-type="float">
            <text:p>0.0014880952</text:p>
          </table:table-cell>
          <table:table-cell office:value-type="float" office:value="0.000004638" calcext:value-type="float">
            <text:p>0.00000463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1/[.A669]" office:value-type="float" office:value="0.00148588410104012" calcext:value-type="float">
            <text:p>0.0014858841</text:p>
          </table:table-cell>
          <table:table-cell office:value-type="float" office:value="0.000004624" calcext:value-type="float">
            <text:p>0.00000462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1/[.A670]" office:value-type="float" office:value="0.00148367952522255" calcext:value-type="float">
            <text:p>0.0014836795</text:p>
          </table:table-cell>
          <table:table-cell office:value-type="float" office:value="0.000004611" calcext:value-type="float">
            <text:p>0.00000461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1/[.A671]" office:value-type="float" office:value="0.00148148148148148" calcext:value-type="float">
            <text:p>0.0014814815</text:p>
          </table:table-cell>
          <table:table-cell office:value-type="float" office:value="0.000004597" calcext:value-type="float">
            <text:p>0.00000459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1/[.A672]" office:value-type="float" office:value="0.0014792899408284" calcext:value-type="float">
            <text:p>0.0014792899</text:p>
          </table:table-cell>
          <table:table-cell office:value-type="float" office:value="0.000004583" calcext:value-type="float">
            <text:p>0.00000458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1/[.A673]" office:value-type="float" office:value="0.00147710487444609" calcext:value-type="float">
            <text:p>0.0014771049</text:p>
          </table:table-cell>
          <table:table-cell office:value-type="float" office:value="0.00000457" calcext:value-type="float">
            <text:p>0.0000045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1/[.A674]" office:value-type="float" office:value="0.00147492625368732" calcext:value-type="float">
            <text:p>0.0014749263</text:p>
          </table:table-cell>
          <table:table-cell office:value-type="float" office:value="0.000004556" calcext:value-type="float">
            <text:p>0.00000455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1/[.A675]" office:value-type="float" office:value="0.00147275405007364" calcext:value-type="float">
            <text:p>0.0014727541</text:p>
          </table:table-cell>
          <table:table-cell office:value-type="float" office:value="0.000004543" calcext:value-type="float">
            <text:p>0.00000454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1/[.A676]" office:value-type="float" office:value="0.00147058823529412" calcext:value-type="float">
            <text:p>0.0014705882</text:p>
          </table:table-cell>
          <table:table-cell office:value-type="float" office:value="0.00000453" calcext:value-type="float">
            <text:p>0.0000045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1/[.A677]" office:value-type="float" office:value="0.00146842878120411" calcext:value-type="float">
            <text:p>0.0014684288</text:p>
          </table:table-cell>
          <table:table-cell office:value-type="float" office:value="0.000004516" calcext:value-type="float">
            <text:p>0.00000451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1/[.A678]" office:value-type="float" office:value="0.00146627565982405" calcext:value-type="float">
            <text:p>0.0014662757</text:p>
          </table:table-cell>
          <table:table-cell office:value-type="float" office:value="0.000004503" calcext:value-type="float">
            <text:p>0.00000450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1/[.A679]" office:value-type="float" office:value="0.00146412884333821" calcext:value-type="float">
            <text:p>0.0014641288</text:p>
          </table:table-cell>
          <table:table-cell office:value-type="float" office:value="0.00000449" calcext:value-type="float">
            <text:p>0.0000044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1/[.A680]" office:value-type="float" office:value="0.00146198830409357" calcext:value-type="float">
            <text:p>0.0014619883</text:p>
          </table:table-cell>
          <table:table-cell office:value-type="float" office:value="0.000004477" calcext:value-type="float">
            <text:p>0.00000447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1/[.A681]" office:value-type="float" office:value="0.00145985401459854" calcext:value-type="float">
            <text:p>0.001459854</text:p>
          </table:table-cell>
          <table:table-cell office:value-type="float" office:value="0.000004464" calcext:value-type="float">
            <text:p>0.00000446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1/[.A682]" office:value-type="float" office:value="0.00145772594752187" calcext:value-type="float">
            <text:p>0.0014577259</text:p>
          </table:table-cell>
          <table:table-cell office:value-type="float" office:value="0.000004451" calcext:value-type="float">
            <text:p>0.00000445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1/[.A683]" office:value-type="float" office:value="0.00145560407569141" calcext:value-type="float">
            <text:p>0.0014556041</text:p>
          </table:table-cell>
          <table:table-cell office:value-type="float" office:value="0.000004438" calcext:value-type="float">
            <text:p>0.00000443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1/[.A684]" office:value-type="float" office:value="0.00145348837209302" calcext:value-type="float">
            <text:p>0.0014534884</text:p>
          </table:table-cell>
          <table:table-cell office:value-type="float" office:value="0.000004425" calcext:value-type="float">
            <text:p>0.00000442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1/[.A685]" office:value-type="float" office:value="0.00145137880986938" calcext:value-type="float">
            <text:p>0.0014513788</text:p>
          </table:table-cell>
          <table:table-cell office:value-type="float" office:value="0.000004412" calcext:value-type="float">
            <text:p>0.00000441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1/[.A686]" office:value-type="float" office:value="0.00144927536231884" calcext:value-type="float">
            <text:p>0.0014492754</text:p>
          </table:table-cell>
          <table:table-cell office:value-type="float" office:value="0.000004399" calcext:value-type="float">
            <text:p>0.00000439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1/[.A687]" office:value-type="float" office:value="0.00144717800289436" calcext:value-type="float">
            <text:p>0.001447178</text:p>
          </table:table-cell>
          <table:table-cell office:value-type="float" office:value="0.000004387" calcext:value-type="float">
            <text:p>0.00000438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1/[.A688]" office:value-type="float" office:value="0.00144508670520231" calcext:value-type="float">
            <text:p>0.0014450867</text:p>
          </table:table-cell>
          <table:table-cell office:value-type="float" office:value="0.000004374" calcext:value-type="float">
            <text:p>0.00000437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1/[.A689]" office:value-type="float" office:value="0.00144300144300144" calcext:value-type="float">
            <text:p>0.0014430014</text:p>
          </table:table-cell>
          <table:table-cell office:value-type="float" office:value="0.000004361" calcext:value-type="float">
            <text:p>0.00000436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1/[.A690]" office:value-type="float" office:value="0.00144092219020173" calcext:value-type="float">
            <text:p>0.0014409222</text:p>
          </table:table-cell>
          <table:table-cell office:value-type="float" office:value="0.000004349" calcext:value-type="float">
            <text:p>0.00000434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1/[.A691]" office:value-type="float" office:value="0.00143884892086331" calcext:value-type="float">
            <text:p>0.0014388489</text:p>
          </table:table-cell>
          <table:table-cell office:value-type="float" office:value="0.000004336" calcext:value-type="float">
            <text:p>0.00000433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1/[.A692]" office:value-type="float" office:value="0.0014367816091954" calcext:value-type="float">
            <text:p>0.0014367816</text:p>
          </table:table-cell>
          <table:table-cell office:value-type="float" office:value="0.000004324" calcext:value-type="float">
            <text:p>0.00000432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1/[.A693]" office:value-type="float" office:value="0.00143472022955524" calcext:value-type="float">
            <text:p>0.0014347202</text:p>
          </table:table-cell>
          <table:table-cell office:value-type="float" office:value="0.000004311" calcext:value-type="float">
            <text:p>0.00000431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1/[.A694]" office:value-type="float" office:value="0.00143266475644699" calcext:value-type="float">
            <text:p>0.0014326648</text:p>
          </table:table-cell>
          <table:table-cell office:value-type="float" office:value="0.000004299" calcext:value-type="float">
            <text:p>0.00000429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1/[.A695]" office:value-type="float" office:value="0.00143061516452074" calcext:value-type="float">
            <text:p>0.0014306152</text:p>
          </table:table-cell>
          <table:table-cell office:value-type="float" office:value="0.000004287" calcext:value-type="float">
            <text:p>0.00000428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1/[.A696]" office:value-type="float" office:value="0.00142857142857143" calcext:value-type="float">
            <text:p>0.0014285714</text:p>
          </table:table-cell>
          <table:table-cell office:value-type="float" office:value="0.000004274" calcext:value-type="float">
            <text:p>0.00000427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1/[.A697]" office:value-type="float" office:value="0.0014265335235378" calcext:value-type="float">
            <text:p>0.0014265335</text:p>
          </table:table-cell>
          <table:table-cell office:value-type="float" office:value="0.000004262" calcext:value-type="float">
            <text:p>0.00000426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1/[.A698]" office:value-type="float" office:value="0.00142450142450142" calcext:value-type="float">
            <text:p>0.0014245014</text:p>
          </table:table-cell>
          <table:table-cell office:value-type="float" office:value="0.00000425" calcext:value-type="float">
            <text:p>0.0000042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1/[.A699]" office:value-type="float" office:value="0.00142247510668563" calcext:value-type="float">
            <text:p>0.0014224751</text:p>
          </table:table-cell>
          <table:table-cell office:value-type="float" office:value="0.000004238" calcext:value-type="float">
            <text:p>0.00000423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1/[.A700]" office:value-type="float" office:value="0.00142045454545455" calcext:value-type="float">
            <text:p>0.0014204545</text:p>
          </table:table-cell>
          <table:table-cell office:value-type="float" office:value="0.000004226" calcext:value-type="float">
            <text:p>0.00000422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1/[.A701]" office:value-type="float" office:value="0.00141843971631206" calcext:value-type="float">
            <text:p>0.0014184397</text:p>
          </table:table-cell>
          <table:table-cell office:value-type="float" office:value="0.000004214" calcext:value-type="float">
            <text:p>0.00000421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1/[.A702]" office:value-type="float" office:value="0.00141643059490085" calcext:value-type="float">
            <text:p>0.0014164306</text:p>
          </table:table-cell>
          <table:table-cell office:value-type="float" office:value="0.000004202" calcext:value-type="float">
            <text:p>0.00000420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1/[.A703]" office:value-type="float" office:value="0.00141442715700141" calcext:value-type="float">
            <text:p>0.0014144272</text:p>
          </table:table-cell>
          <table:table-cell office:value-type="float" office:value="0.00000419" calcext:value-type="float">
            <text:p>0.0000041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1/[.A704]" office:value-type="float" office:value="0.00141242937853107" calcext:value-type="float">
            <text:p>0.0014124294</text:p>
          </table:table-cell>
          <table:table-cell office:value-type="float" office:value="0.000004178" calcext:value-type="float">
            <text:p>0.00000417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1/[.A705]" office:value-type="float" office:value="0.00141043723554302" calcext:value-type="float">
            <text:p>0.0014104372</text:p>
          </table:table-cell>
          <table:table-cell office:value-type="float" office:value="0.000004167" calcext:value-type="float">
            <text:p>0.00000416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1/[.A706]" office:value-type="float" office:value="0.00140845070422535" calcext:value-type="float">
            <text:p>0.0014084507</text:p>
          </table:table-cell>
          <table:table-cell office:value-type="float" office:value="0.000004155" calcext:value-type="float">
            <text:p>0.00000415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1/[.A707]" office:value-type="float" office:value="0.00140646976090014" calcext:value-type="float">
            <text:p>0.0014064698</text:p>
          </table:table-cell>
          <table:table-cell office:value-type="float" office:value="0.000004143" calcext:value-type="float">
            <text:p>0.00000414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1/[.A708]" office:value-type="float" office:value="0.00140449438202247" calcext:value-type="float">
            <text:p>0.0014044944</text:p>
          </table:table-cell>
          <table:table-cell office:value-type="float" office:value="0.000004132" calcext:value-type="float">
            <text:p>0.00000413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1/[.A709]" office:value-type="float" office:value="0.00140252454417952" calcext:value-type="float">
            <text:p>0.0014025245</text:p>
          </table:table-cell>
          <table:table-cell office:value-type="float" office:value="0.00000412" calcext:value-type="float">
            <text:p>0.0000041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1/[.A710]" office:value-type="float" office:value="0.00140056022408964" calcext:value-type="float">
            <text:p>0.0014005602</text:p>
          </table:table-cell>
          <table:table-cell office:value-type="float" office:value="0.000004108" calcext:value-type="float">
            <text:p>0.00000410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1/[.A711]" office:value-type="float" office:value="0.0013986013986014" calcext:value-type="float">
            <text:p>0.0013986014</text:p>
          </table:table-cell>
          <table:table-cell office:value-type="float" office:value="0.000004097" calcext:value-type="float">
            <text:p>0.00000409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1/[.A712]" office:value-type="float" office:value="0.00139664804469274" calcext:value-type="float">
            <text:p>0.001396648</text:p>
          </table:table-cell>
          <table:table-cell office:value-type="float" office:value="0.000004086" calcext:value-type="float">
            <text:p>0.00000408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1/[.A713]" office:value-type="float" office:value="0.00139470013947001" calcext:value-type="float">
            <text:p>0.0013947001</text:p>
          </table:table-cell>
          <table:table-cell office:value-type="float" office:value="0.000004074" calcext:value-type="float">
            <text:p>0.00000407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1/[.A714]" office:value-type="float" office:value="0.00139275766016713" calcext:value-type="float">
            <text:p>0.0013927577</text:p>
          </table:table-cell>
          <table:table-cell office:value-type="float" office:value="0.000004063" calcext:value-type="float">
            <text:p>0.00000406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1/[.A715]" office:value-type="float" office:value="0.00139082058414465" calcext:value-type="float">
            <text:p>0.0013908206</text:p>
          </table:table-cell>
          <table:table-cell office:value-type="float" office:value="0.000004052" calcext:value-type="float">
            <text:p>0.00000405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1/[.A716]" office:value-type="float" office:value="0.00138888888888889" calcext:value-type="float">
            <text:p>0.0013888889</text:p>
          </table:table-cell>
          <table:table-cell office:value-type="float" office:value="0.00000404" calcext:value-type="float">
            <text:p>0.0000040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1/[.A717]" office:value-type="float" office:value="0.0013869625520111" calcext:value-type="float">
            <text:p>0.0013869626</text:p>
          </table:table-cell>
          <table:table-cell office:value-type="float" office:value="0.000004029" calcext:value-type="float">
            <text:p>0.00000402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1/[.A718]" office:value-type="float" office:value="0.00138504155124654" calcext:value-type="float">
            <text:p>0.0013850416</text:p>
          </table:table-cell>
          <table:table-cell office:value-type="float" office:value="0.000004018" calcext:value-type="float">
            <text:p>0.00000401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1/[.A719]" office:value-type="float" office:value="0.00138312586445367" calcext:value-type="float">
            <text:p>0.0013831259</text:p>
          </table:table-cell>
          <table:table-cell office:value-type="float" office:value="0.000004007" calcext:value-type="float">
            <text:p>0.00000400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1/[.A720]" office:value-type="float" office:value="0.00138121546961326" calcext:value-type="float">
            <text:p>0.0013812155</text:p>
          </table:table-cell>
          <table:table-cell office:value-type="float" office:value="0.000003996" calcext:value-type="float">
            <text:p>0.00000399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1/[.A721]" office:value-type="float" office:value="0.00137931034482759" calcext:value-type="float">
            <text:p>0.0013793103</text:p>
          </table:table-cell>
          <table:table-cell office:value-type="float" office:value="0.000003985" calcext:value-type="float">
            <text:p>0.00000398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1/[.A722]" office:value-type="float" office:value="0.00137741046831956" calcext:value-type="float">
            <text:p>0.0013774105</text:p>
          </table:table-cell>
          <table:table-cell office:value-type="float" office:value="0.000003974" calcext:value-type="float">
            <text:p>0.00000397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1/[.A723]" office:value-type="float" office:value="0.00137551581843191" calcext:value-type="float">
            <text:p>0.0013755158</text:p>
          </table:table-cell>
          <table:table-cell office:value-type="float" office:value="0.000003963" calcext:value-type="float">
            <text:p>0.00000396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1/[.A724]" office:value-type="float" office:value="0.00137362637362637" calcext:value-type="float">
            <text:p>0.0013736264</text:p>
          </table:table-cell>
          <table:table-cell office:value-type="float" office:value="0.000003952" calcext:value-type="float">
            <text:p>0.00000395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1/[.A725]" office:value-type="float" office:value="0.00137174211248285" calcext:value-type="float">
            <text:p>0.0013717421</text:p>
          </table:table-cell>
          <table:table-cell office:value-type="float" office:value="0.000003941" calcext:value-type="float">
            <text:p>0.00000394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1/[.A726]" office:value-type="float" office:value="0.00136986301369863" calcext:value-type="float">
            <text:p>0.001369863</text:p>
          </table:table-cell>
          <table:table-cell office:value-type="float" office:value="0.00000393" calcext:value-type="float">
            <text:p>0.0000039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1/[.A727]" office:value-type="float" office:value="0.00136798905608755" calcext:value-type="float">
            <text:p>0.0013679891</text:p>
          </table:table-cell>
          <table:table-cell office:value-type="float" office:value="0.00000392" calcext:value-type="float">
            <text:p>0.0000039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1/[.A728]" office:value-type="float" office:value="0.00136612021857924" calcext:value-type="float">
            <text:p>0.0013661202</text:p>
          </table:table-cell>
          <table:table-cell office:value-type="float" office:value="0.000003909" calcext:value-type="float">
            <text:p>0.00000390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1/[.A729]" office:value-type="float" office:value="0.00136425648021828" calcext:value-type="float">
            <text:p>0.0013642565</text:p>
          </table:table-cell>
          <table:table-cell office:value-type="float" office:value="0.000003898" calcext:value-type="float">
            <text:p>0.00000389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1/[.A730]" office:value-type="float" office:value="0.00136239782016349" calcext:value-type="float">
            <text:p>0.0013623978</text:p>
          </table:table-cell>
          <table:table-cell office:value-type="float" office:value="0.000003888" calcext:value-type="float">
            <text:p>0.00000388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1/[.A731]" office:value-type="float" office:value="0.00136054421768707" calcext:value-type="float">
            <text:p>0.0013605442</text:p>
          </table:table-cell>
          <table:table-cell office:value-type="float" office:value="0.000003877" calcext:value-type="float">
            <text:p>0.00000387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1/[.A732]" office:value-type="float" office:value="0.00135869565217391" calcext:value-type="float">
            <text:p>0.0013586957</text:p>
          </table:table-cell>
          <table:table-cell office:value-type="float" office:value="0.000003867" calcext:value-type="float">
            <text:p>0.00000386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1/[.A733]" office:value-type="float" office:value="0.00135685210312076" calcext:value-type="float">
            <text:p>0.0013568521</text:p>
          </table:table-cell>
          <table:table-cell office:value-type="float" office:value="0.000003856" calcext:value-type="float">
            <text:p>0.00000385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1/[.A734]" office:value-type="float" office:value="0.0013550135501355" calcext:value-type="float">
            <text:p>0.0013550136</text:p>
          </table:table-cell>
          <table:table-cell office:value-type="float" office:value="0.000003846" calcext:value-type="float">
            <text:p>0.00000384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1/[.A735]" office:value-type="float" office:value="0.0013531799729364" calcext:value-type="float">
            <text:p>0.00135318</text:p>
          </table:table-cell>
          <table:table-cell office:value-type="float" office:value="0.000003835" calcext:value-type="float">
            <text:p>0.00000383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1/[.A736]" office:value-type="float" office:value="0.00135135135135135" calcext:value-type="float">
            <text:p>0.0013513514</text:p>
          </table:table-cell>
          <table:table-cell office:value-type="float" office:value="0.000003825" calcext:value-type="float">
            <text:p>0.00000382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1/[.A737]" office:value-type="float" office:value="0.00134952766531714" calcext:value-type="float">
            <text:p>0.0013495277</text:p>
          </table:table-cell>
          <table:table-cell office:value-type="float" office:value="0.000003815" calcext:value-type="float">
            <text:p>0.00000381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1/[.A738]" office:value-type="float" office:value="0.00134770889487871" calcext:value-type="float">
            <text:p>0.0013477089</text:p>
          </table:table-cell>
          <table:table-cell office:value-type="float" office:value="0.000003804" calcext:value-type="float">
            <text:p>0.00000380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1/[.A739]" office:value-type="float" office:value="0.00134589502018843" calcext:value-type="float">
            <text:p>0.001345895</text:p>
          </table:table-cell>
          <table:table-cell office:value-type="float" office:value="0.000003794" calcext:value-type="float">
            <text:p>0.00000379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1/[.A740]" office:value-type="float" office:value="0.00134408602150538" calcext:value-type="float">
            <text:p>0.001344086</text:p>
          </table:table-cell>
          <table:table-cell office:value-type="float" office:value="0.000003784" calcext:value-type="float">
            <text:p>0.00000378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1/[.A741]" office:value-type="float" office:value="0.00134228187919463" calcext:value-type="float">
            <text:p>0.0013422819</text:p>
          </table:table-cell>
          <table:table-cell office:value-type="float" office:value="0.000003774" calcext:value-type="float">
            <text:p>0.00000377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1/[.A742]" office:value-type="float" office:value="0.00134048257372654" calcext:value-type="float">
            <text:p>0.0013404826</text:p>
          </table:table-cell>
          <table:table-cell office:value-type="float" office:value="0.000003764" calcext:value-type="float">
            <text:p>0.00000376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1/[.A743]" office:value-type="float" office:value="0.00133868808567604" calcext:value-type="float">
            <text:p>0.0013386881</text:p>
          </table:table-cell>
          <table:table-cell office:value-type="float" office:value="0.000003753" calcext:value-type="float">
            <text:p>0.00000375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1/[.A744]" office:value-type="float" office:value="0.00133689839572193" calcext:value-type="float">
            <text:p>0.0013368984</text:p>
          </table:table-cell>
          <table:table-cell office:value-type="float" office:value="0.000003743" calcext:value-type="float">
            <text:p>0.00000374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1/[.A745]" office:value-type="float" office:value="0.0013351134846462" calcext:value-type="float">
            <text:p>0.0013351135</text:p>
          </table:table-cell>
          <table:table-cell office:value-type="float" office:value="0.000003733" calcext:value-type="float">
            <text:p>0.00000373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1/[.A746]" office:value-type="float" office:value="0.00133333333333333" calcext:value-type="float">
            <text:p>0.0013333333</text:p>
          </table:table-cell>
          <table:table-cell office:value-type="float" office:value="0.000003724" calcext:value-type="float">
            <text:p>0.00000372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1/[.A747]" office:value-type="float" office:value="0.00133155792276964" calcext:value-type="float">
            <text:p>0.0013315579</text:p>
          </table:table-cell>
          <table:table-cell office:value-type="float" office:value="0.000003714" calcext:value-type="float">
            <text:p>0.00000371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1/[.A748]" office:value-type="float" office:value="0.00132978723404255" calcext:value-type="float">
            <text:p>0.0013297872</text:p>
          </table:table-cell>
          <table:table-cell office:value-type="float" office:value="0.000003704" calcext:value-type="float">
            <text:p>0.00000370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1/[.A749]" office:value-type="float" office:value="0.00132802124833997" calcext:value-type="float">
            <text:p>0.0013280212</text:p>
          </table:table-cell>
          <table:table-cell office:value-type="float" office:value="0.000003694" calcext:value-type="float">
            <text:p>0.00000369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1/[.A750]" office:value-type="float" office:value="0.0013262599469496" calcext:value-type="float">
            <text:p>0.0013262599</text:p>
          </table:table-cell>
          <table:table-cell office:value-type="float" office:value="0.000003684" calcext:value-type="float">
            <text:p>0.00000368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1/[.A751]" office:value-type="float" office:value="0.00132450331125828" calcext:value-type="float">
            <text:p>0.0013245033</text:p>
          </table:table-cell>
          <table:table-cell office:value-type="float" office:value="0.000003674" calcext:value-type="float">
            <text:p>0.00000367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1/[.A752]" office:value-type="float" office:value="0.00132275132275132" calcext:value-type="float">
            <text:p>0.0013227513</text:p>
          </table:table-cell>
          <table:table-cell office:value-type="float" office:value="0.000003665" calcext:value-type="float">
            <text:p>0.00000366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1/[.A753]" office:value-type="float" office:value="0.00132100396301189" calcext:value-type="float">
            <text:p>0.001321004</text:p>
          </table:table-cell>
          <table:table-cell office:value-type="float" office:value="0.000003655" calcext:value-type="float">
            <text:p>0.00000365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1/[.A754]" office:value-type="float" office:value="0.00131926121372032" calcext:value-type="float">
            <text:p>0.0013192612</text:p>
          </table:table-cell>
          <table:table-cell office:value-type="float" office:value="0.000003645" calcext:value-type="float">
            <text:p>0.00000364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1/[.A755]" office:value-type="float" office:value="0.00131752305665349" calcext:value-type="float">
            <text:p>0.0013175231</text:p>
          </table:table-cell>
          <table:table-cell office:value-type="float" office:value="0.000003636" calcext:value-type="float">
            <text:p>0.00000363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1/[.A756]" office:value-type="float" office:value="0.00131578947368421" calcext:value-type="float">
            <text:p>0.0013157895</text:p>
          </table:table-cell>
          <table:table-cell office:value-type="float" office:value="0.000003626" calcext:value-type="float">
            <text:p>0.00000362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1/[.A757]" office:value-type="float" office:value="0.00131406044678055" calcext:value-type="float">
            <text:p>0.0013140604</text:p>
          </table:table-cell>
          <table:table-cell office:value-type="float" office:value="0.000003617" calcext:value-type="float">
            <text:p>0.00000361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1/[.A758]" office:value-type="float" office:value="0.00131233595800525" calcext:value-type="float">
            <text:p>0.001312336</text:p>
          </table:table-cell>
          <table:table-cell office:value-type="float" office:value="0.000003607" calcext:value-type="float">
            <text:p>0.00000360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1/[.A759]" office:value-type="float" office:value="0.00131061598951507" calcext:value-type="float">
            <text:p>0.001310616</text:p>
          </table:table-cell>
          <table:table-cell office:value-type="float" office:value="0.000003598" calcext:value-type="float">
            <text:p>0.00000359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1/[.A760]" office:value-type="float" office:value="0.00130890052356021" calcext:value-type="float">
            <text:p>0.0013089005</text:p>
          </table:table-cell>
          <table:table-cell office:value-type="float" office:value="0.000003588" calcext:value-type="float">
            <text:p>0.00000358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1/[.A761]" office:value-type="float" office:value="0.00130718954248366" calcext:value-type="float">
            <text:p>0.0013071895</text:p>
          </table:table-cell>
          <table:table-cell office:value-type="float" office:value="0.000003579" calcext:value-type="float">
            <text:p>0.00000357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1/[.A762]" office:value-type="float" office:value="0.00130548302872063" calcext:value-type="float">
            <text:p>0.001305483</text:p>
          </table:table-cell>
          <table:table-cell office:value-type="float" office:value="0.00000357" calcext:value-type="float">
            <text:p>0.0000035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1/[.A763]" office:value-type="float" office:value="0.00130378096479791" calcext:value-type="float">
            <text:p>0.001303781</text:p>
          </table:table-cell>
          <table:table-cell office:value-type="float" office:value="0.00000356" calcext:value-type="float">
            <text:p>0.0000035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1/[.A764]" office:value-type="float" office:value="0.00130208333333333" calcext:value-type="float">
            <text:p>0.0013020833</text:p>
          </table:table-cell>
          <table:table-cell office:value-type="float" office:value="0.000003551" calcext:value-type="float">
            <text:p>0.00000355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1/[.A765]" office:value-type="float" office:value="0.00130039011703511" calcext:value-type="float">
            <text:p>0.0013003901</text:p>
          </table:table-cell>
          <table:table-cell office:value-type="float" office:value="0.000003542" calcext:value-type="float">
            <text:p>0.00000354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1/[.A766]" office:value-type="float" office:value="0.0012987012987013" calcext:value-type="float">
            <text:p>0.0012987013</text:p>
          </table:table-cell>
          <table:table-cell office:value-type="float" office:value="0.000003533" calcext:value-type="float">
            <text:p>0.00000353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1/[.A767]" office:value-type="float" office:value="0.0012970168612192" calcext:value-type="float">
            <text:p>0.0012970169</text:p>
          </table:table-cell>
          <table:table-cell office:value-type="float" office:value="0.000003523" calcext:value-type="float">
            <text:p>0.00000352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1/[.A768]" office:value-type="float" office:value="0.00129533678756477" calcext:value-type="float">
            <text:p>0.0012953368</text:p>
          </table:table-cell>
          <table:table-cell office:value-type="float" office:value="0.000003514" calcext:value-type="float">
            <text:p>0.00000351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1/[.A769]" office:value-type="float" office:value="0.00129366106080207" calcext:value-type="float">
            <text:p>0.0012936611</text:p>
          </table:table-cell>
          <table:table-cell office:value-type="float" office:value="0.000003505" calcext:value-type="float">
            <text:p>0.00000350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1/[.A770]" office:value-type="float" office:value="0.00129198966408269" calcext:value-type="float">
            <text:p>0.0012919897</text:p>
          </table:table-cell>
          <table:table-cell office:value-type="float" office:value="0.000003496" calcext:value-type="float">
            <text:p>0.00000349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1/[.A771]" office:value-type="float" office:value="0.00129032258064516" calcext:value-type="float">
            <text:p>0.0012903226</text:p>
          </table:table-cell>
          <table:table-cell office:value-type="float" office:value="0.000003487" calcext:value-type="float">
            <text:p>0.00000348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1/[.A772]" office:value-type="float" office:value="0.00128865979381443" calcext:value-type="float">
            <text:p>0.0012886598</text:p>
          </table:table-cell>
          <table:table-cell office:value-type="float" office:value="0.000003478" calcext:value-type="float">
            <text:p>0.00000347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1/[.A773]" office:value-type="float" office:value="0.00128700128700129" calcext:value-type="float">
            <text:p>0.0012870013</text:p>
          </table:table-cell>
          <table:table-cell office:value-type="float" office:value="0.000003469" calcext:value-type="float">
            <text:p>0.00000346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1/[.A774]" office:value-type="float" office:value="0.0012853470437018" calcext:value-type="float">
            <text:p>0.001285347</text:p>
          </table:table-cell>
          <table:table-cell office:value-type="float" office:value="0.00000346" calcext:value-type="float">
            <text:p>0.0000034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1/[.A775]" office:value-type="float" office:value="0.00128369704749679" calcext:value-type="float">
            <text:p>0.001283697</text:p>
          </table:table-cell>
          <table:table-cell office:value-type="float" office:value="0.000003451" calcext:value-type="float">
            <text:p>0.00000345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1/[.A776]" office:value-type="float" office:value="0.00128205128205128" calcext:value-type="float">
            <text:p>0.0012820513</text:p>
          </table:table-cell>
          <table:table-cell office:value-type="float" office:value="0.000003443" calcext:value-type="float">
            <text:p>0.00000344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1/[.A777]" office:value-type="float" office:value="0.00128040973111396" calcext:value-type="float">
            <text:p>0.0012804097</text:p>
          </table:table-cell>
          <table:table-cell office:value-type="float" office:value="0.000003434" calcext:value-type="float">
            <text:p>0.00000343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1/[.A778]" office:value-type="float" office:value="0.00127877237851662" calcext:value-type="float">
            <text:p>0.0012787724</text:p>
          </table:table-cell>
          <table:table-cell office:value-type="float" office:value="0.000003425" calcext:value-type="float">
            <text:p>0.00000342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1/[.A779]" office:value-type="float" office:value="0.00127713920817369" calcext:value-type="float">
            <text:p>0.0012771392</text:p>
          </table:table-cell>
          <table:table-cell office:value-type="float" office:value="0.000003416" calcext:value-type="float">
            <text:p>0.00000341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1/[.A780]" office:value-type="float" office:value="0.00127551020408163" calcext:value-type="float">
            <text:p>0.0012755102</text:p>
          </table:table-cell>
          <table:table-cell office:value-type="float" office:value="0.000003408" calcext:value-type="float">
            <text:p>0.00000340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1/[.A781]" office:value-type="float" office:value="0.00127388535031847" calcext:value-type="float">
            <text:p>0.0012738854</text:p>
          </table:table-cell>
          <table:table-cell office:value-type="float" office:value="0.000003399" calcext:value-type="float">
            <text:p>0.00000339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1/[.A782]" office:value-type="float" office:value="0.00127226463104326" calcext:value-type="float">
            <text:p>0.0012722646</text:p>
          </table:table-cell>
          <table:table-cell office:value-type="float" office:value="0.00000339" calcext:value-type="float">
            <text:p>0.0000033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1/[.A783]" office:value-type="float" office:value="0.00127064803049555" calcext:value-type="float">
            <text:p>0.001270648</text:p>
          </table:table-cell>
          <table:table-cell office:value-type="float" office:value="0.000003382" calcext:value-type="float">
            <text:p>0.00000338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1/[.A784]" office:value-type="float" office:value="0.00126903553299492" calcext:value-type="float">
            <text:p>0.0012690355</text:p>
          </table:table-cell>
          <table:table-cell office:value-type="float" office:value="0.000003373" calcext:value-type="float">
            <text:p>0.00000337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1/[.A785]" office:value-type="float" office:value="0.00126742712294043" calcext:value-type="float">
            <text:p>0.0012674271</text:p>
          </table:table-cell>
          <table:table-cell office:value-type="float" office:value="0.000003365" calcext:value-type="float">
            <text:p>0.00000336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1/[.A786]" office:value-type="float" office:value="0.00126582278481013" calcext:value-type="float">
            <text:p>0.0012658228</text:p>
          </table:table-cell>
          <table:table-cell office:value-type="float" office:value="0.000003356" calcext:value-type="float">
            <text:p>0.00000335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1/[.A787]" office:value-type="float" office:value="0.00126422250316056" calcext:value-type="float">
            <text:p>0.0012642225</text:p>
          </table:table-cell>
          <table:table-cell office:value-type="float" office:value="0.000003348" calcext:value-type="float">
            <text:p>0.00000334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1/[.A788]" office:value-type="float" office:value="0.00126262626262626" calcext:value-type="float">
            <text:p>0.0012626263</text:p>
          </table:table-cell>
          <table:table-cell office:value-type="float" office:value="0.000003339" calcext:value-type="float">
            <text:p>0.00000333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1/[.A789]" office:value-type="float" office:value="0.00126103404791929" calcext:value-type="float">
            <text:p>0.001261034</text:p>
          </table:table-cell>
          <table:table-cell office:value-type="float" office:value="0.000003331" calcext:value-type="float">
            <text:p>0.00000333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1/[.A790]" office:value-type="float" office:value="0.00125944584382872" calcext:value-type="float">
            <text:p>0.0012594458</text:p>
          </table:table-cell>
          <table:table-cell office:value-type="float" office:value="0.000003322" calcext:value-type="float">
            <text:p>0.00000332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1/[.A791]" office:value-type="float" office:value="0.00125786163522013" calcext:value-type="float">
            <text:p>0.0012578616</text:p>
          </table:table-cell>
          <table:table-cell office:value-type="float" office:value="0.000003314" calcext:value-type="float">
            <text:p>0.00000331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1/[.A792]" office:value-type="float" office:value="0.00125628140703518" calcext:value-type="float">
            <text:p>0.0012562814</text:p>
          </table:table-cell>
          <table:table-cell office:value-type="float" office:value="0.000003306" calcext:value-type="float">
            <text:p>0.00000330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1/[.A793]" office:value-type="float" office:value="0.00125470514429109" calcext:value-type="float">
            <text:p>0.0012547051</text:p>
          </table:table-cell>
          <table:table-cell office:value-type="float" office:value="0.000003297" calcext:value-type="float">
            <text:p>0.00000329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1/[.A794]" office:value-type="float" office:value="0.0012531328320802" calcext:value-type="float">
            <text:p>0.0012531328</text:p>
          </table:table-cell>
          <table:table-cell office:value-type="float" office:value="0.000003289" calcext:value-type="float">
            <text:p>0.00000328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1/[.A795]" office:value-type="float" office:value="0.00125156445556946" calcext:value-type="float">
            <text:p>0.0012515645</text:p>
          </table:table-cell>
          <table:table-cell office:value-type="float" office:value="0.000003281" calcext:value-type="float">
            <text:p>0.00000328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1/[.A796]" office:value-type="float" office:value="0.00125" calcext:value-type="float">
            <text:p>0.00125</text:p>
          </table:table-cell>
          <table:table-cell office:value-type="float" office:value="0.000003273" calcext:value-type="float">
            <text:p>0.000003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21:15:52.487662770</meta:creation-date>
    <dc:date>2016-05-17T21:21:35.683832841</dc:date>
    <meta:editing-duration>PT5M44S</meta:editing-duration>
    <meta:editing-cycles>1</meta:editing-cycles>
    <meta:document-statistic meta:table-count="1" meta:cell-count="2388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603cm" svg:height="11.49cm" xlink:href=".." xlink:type="simple" chart:class="chart:scatter" chart:style-name="ch1">
        <chart:title svg:x="7.014cm" svg:y="0.365cm" chart:style-name="ch2">
          <text:p>Сходимость</text:p>
        </chart:title>
        <chart:subtitle svg:x="4.91cm" svg:y="1.373cm" chart:style-name="ch3">
          <text:p>Норма -- средний модуль отклонения</text:p>
        </chart:subtitle>
        <chart:plot-area chart:style-name="ch4" table:cell-range-address="Sheet1.B1:Sheet1.C796" svg:x="1.343cm" svg:y="2.285cm" svg:width="14.928cm" svg:height="7.995cm">
          <chartooo:coordinate-region svg:x="2.255cm" svg:y="2.485cm" svg:width="13.684cm" svg:height="7.148cm"/>
          <chart:axis chart:dimension="x" chart:name="primary-x" chart:style-name="ch5">
            <chart:title svg:x="8.657cm" svg:y="10.509cm" chart:style-name="ch6">
              <text:p>h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7.186cm" chart:style-name="ch8">
              <text:p>||[u]_h-u_h||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Sheet1.C1:Sheet1.C796" chart:class="chart:scatter">
            <chart:domain table:cell-range-address="Sheet1.B1:Sheet1.B796"/>
            <chart:regression-curve chart:style-name="ch11">
              <chart:equation chart:display-equation="true" chart:display-r-square="false"/>
            </chart:regression-curve>
            <chart:data-point chart:repeated="79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B1:Sheet1.B796</svg:desc>
                </draw:g>
              </table:table-cell>
              <table:table-cell office:value-type="float" office:value="0.087943431">
                <text:p>0.087943431</text:p>
                <draw:g>
                  <svg:desc>Sheet1.C1:Sheet1.C7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5788736">
                <text:p>0.055788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04379414">
                <text:p>0.043794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0.032007723">
                <text:p>0.032007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26237263">
                <text:p>0.026237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020657434">
                <text:p>0.020657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17478803">
                <text:p>0.017478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4408203">
                <text:p>0.014408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12479744">
                <text:p>0.012479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1061286">
                <text:p>0.01061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09357428">
                <text:p>0.0093574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5">
                <text:p>0.0625</text:p>
              </table:table-cell>
              <table:table-cell office:value-type="float" office:value="0.008138836">
                <text:p>0.008138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07276771">
                <text:p>0.007276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06437864">
                <text:p>0.006437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005820731">
                <text:p>0.005820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0.005218805">
                <text:p>0.005218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.004762009">
                <text:p>0.004762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00431558">
                <text:p>0.00431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003968087">
                <text:p>0.003968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03627889">
                <text:p>0.003627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">
                <text:p>0.04</text:p>
              </table:table-cell>
              <table:table-cell office:value-type="float" office:value="0.003357447">
                <text:p>0.003357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0.00309228">
                <text:p>0.003092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02877701">
                <text:p>0.002877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02667027">
                <text:p>0.0026670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00249393">
                <text:p>0.00249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2323785">
                <text:p>0.0023237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002182134">
                <text:p>0.002182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125">
                <text:p>0.03125</text:p>
              </table:table-cell>
              <table:table-cell office:value-type="float" office:value="0.002042755">
                <text:p>0.002042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0.001925373">
                <text:p>0.0019253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4117647058823">
                <text:p>0.0294117647058823</text:p>
              </table:table-cell>
              <table:table-cell office:value-type="float" office:value="0.001809767">
                <text:p>0.0018097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01711413">
                <text:p>0.0017114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01614467">
                <text:p>0.0016144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01531242">
                <text:p>0.0015312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63157894736842">
                <text:p>0.0263157894736842</text:p>
              </table:table-cell>
              <table:table-cell office:value-type="float" office:value="0.001449147">
                <text:p>0.0014491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001378101">
                <text:p>0.0013781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5">
                <text:p>0.025</text:p>
              </table:table-cell>
              <table:table-cell office:value-type="float" office:value="0.001307972">
                <text:p>0.0013079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0.00124684">
                <text:p>0.001246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38095238095238">
                <text:p>0.0238095238095238</text:p>
              </table:table-cell>
              <table:table-cell office:value-type="float" office:value="0.001186461">
                <text:p>0.0011864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32558139534884">
                <text:p>0.0232558139534884</text:p>
              </table:table-cell>
              <table:table-cell office:value-type="float" office:value="0.001133481">
                <text:p>0.0011334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001081124">
                <text:p>0.0010811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001034909">
                <text:p>0.0010349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7391304347826">
                <text:p>0.0217391304347826</text:p>
              </table:table-cell>
              <table:table-cell office:value-type="float" office:value="0.000989214">
                <text:p>0.0009892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12765957446808">
                <text:p>0.0212765957446808</text:p>
              </table:table-cell>
              <table:table-cell office:value-type="float" office:value="0.00094866">
                <text:p>0.000948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00908544">
                <text:p>0.0009085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04081632653061">
                <text:p>0.0204081632653061</text:p>
              </table:table-cell>
              <table:table-cell office:value-type="float" office:value="0.000872762">
                <text:p>0.0008727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">
                <text:p>0.02</text:p>
              </table:table-cell>
              <table:table-cell office:value-type="float" office:value="0.000837351">
                <text:p>0.0008373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000805622">
                <text:p>0.0008056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0.000774209">
                <text:p>0.0007742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88679245283019">
                <text:p>0.0188679245283019</text:p>
              </table:table-cell>
              <table:table-cell office:value-type="float" office:value="0.000745943">
                <text:p>0.0007459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0.000717948">
                <text:p>0.0007179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81818181818182">
                <text:p>0.0181818181818182</text:p>
              </table:table-cell>
              <table:table-cell office:value-type="float" office:value="0.000692658">
                <text:p>0.000692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0.000667603">
                <text:p>0.0006676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75438596491228">
                <text:p>0.0175438596491228</text:p>
              </table:table-cell>
              <table:table-cell office:value-type="float" office:value="0.000644886">
                <text:p>0.0006448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72413793103448">
                <text:p>0.0172413793103448</text:p>
              </table:table-cell>
              <table:table-cell office:value-type="float" office:value="0.000622373">
                <text:p>0.0006223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69491525423729">
                <text:p>0.0169491525423729</text:p>
              </table:table-cell>
              <table:table-cell office:value-type="float" office:value="0.000601892">
                <text:p>0.0006018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0581588">
                <text:p>0.0005815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000563058">
                <text:p>0.0005630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0.000544684">
                <text:p>0.0005446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58730158730159">
                <text:p>0.0158730158730159</text:p>
              </table:table-cell>
              <table:table-cell office:value-type="float" office:value="0.000527866">
                <text:p>0.0005278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5625">
                <text:p>0.015625</text:p>
              </table:table-cell>
              <table:table-cell office:value-type="float" office:value="0.000511184">
                <text:p>0.0005111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000495873">
                <text:p>0.0004958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51515151515152">
                <text:p>0.0151515151515152</text:p>
              </table:table-cell>
              <table:table-cell office:value-type="float" office:value="0.000480682">
                <text:p>0.0004806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49253731343284">
                <text:p>0.0149253731343284</text:p>
              </table:table-cell>
              <table:table-cell office:value-type="float" office:value="0.000466702">
                <text:p>0.0004667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0.00045283">
                <text:p>0.000452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44927536231884">
                <text:p>0.0144927536231884</text:p>
              </table:table-cell>
              <table:table-cell office:value-type="float" office:value="0.000440033">
                <text:p>0.0004400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42857142857143">
                <text:p>0.0142857142857143</text:p>
              </table:table-cell>
              <table:table-cell office:value-type="float" office:value="0.000427331">
                <text:p>0.0004273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40845070422535">
                <text:p>0.0140845070422535</text:p>
              </table:table-cell>
              <table:table-cell office:value-type="float" office:value="0.000415586">
                <text:p>0.0004155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0.000403926">
                <text:p>0.0004039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000393121">
                <text:p>0.0003931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35135135135135">
                <text:p>0.0135135135135135</text:p>
              </table:table-cell>
              <table:table-cell office:value-type="float" office:value="0.000382392">
                <text:p>0.0003823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0037243">
                <text:p>0.000372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31578947368421">
                <text:p>0.0131578947368421</text:p>
              </table:table-cell>
              <table:table-cell office:value-type="float" office:value="0.000362535">
                <text:p>0.0003625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2987012987013">
                <text:p>0.012987012987013</text:p>
              </table:table-cell>
              <table:table-cell office:value-type="float" office:value="0.00035333">
                <text:p>0.00035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28205128205128">
                <text:p>0.0128205128205128</text:p>
              </table:table-cell>
              <table:table-cell office:value-type="float" office:value="0.000344186">
                <text:p>0.0003441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26582278481013">
                <text:p>0.0126582278481013</text:p>
              </table:table-cell>
              <table:table-cell office:value-type="float" office:value="0.000335663">
                <text:p>0.0003356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25">
                <text:p>0.0125</text:p>
              </table:table-cell>
              <table:table-cell office:value-type="float" office:value="0.000327196">
                <text:p>0.0003271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3456790123457">
                <text:p>0.0123456790123457</text:p>
              </table:table-cell>
              <table:table-cell office:value-type="float" office:value="0.000319289">
                <text:p>0.0003192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21951219512195">
                <text:p>0.0121951219512195</text:p>
              </table:table-cell>
              <table:table-cell office:value-type="float" office:value="0.000311433">
                <text:p>0.0003114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20481927710843">
                <text:p>0.0120481927710843</text:p>
              </table:table-cell>
              <table:table-cell office:value-type="float" office:value="0.000304084">
                <text:p>0.0003040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19047619047619">
                <text:p>0.0119047619047619</text:p>
              </table:table-cell>
              <table:table-cell office:value-type="float" office:value="0.000296782">
                <text:p>0.0002967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17647058823529">
                <text:p>0.0117647058823529</text:p>
              </table:table-cell>
              <table:table-cell office:value-type="float" office:value="0.000289941">
                <text:p>0.0002899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16279069767442">
                <text:p>0.0116279069767442</text:p>
              </table:table-cell>
              <table:table-cell office:value-type="float" office:value="0.000283141">
                <text:p>0.0002831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4942528735632">
                <text:p>0.0114942528735632</text:p>
              </table:table-cell>
              <table:table-cell office:value-type="float" office:value="0.000276761">
                <text:p>0.0002767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13636363636364">
                <text:p>0.0113636363636364</text:p>
              </table:table-cell>
              <table:table-cell office:value-type="float" office:value="0.000270419">
                <text:p>0.0002704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12359550561798">
                <text:p>0.0112359550561798</text:p>
              </table:table-cell>
              <table:table-cell office:value-type="float" office:value="0.00026446">
                <text:p>0.000264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0.000258536">
                <text:p>0.000258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00252962">
                <text:p>0.0002529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8695652173913">
                <text:p>0.0108695652173913</text:p>
              </table:table-cell>
              <table:table-cell office:value-type="float" office:value="0.000247419">
                <text:p>0.0002474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0752688172043">
                <text:p>0.010752688172043</text:p>
              </table:table-cell>
              <table:table-cell office:value-type="float" office:value="0.000242197">
                <text:p>0.0002421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06382978723404">
                <text:p>0.0106382978723404</text:p>
              </table:table-cell>
              <table:table-cell office:value-type="float" office:value="0.000237004">
                <text:p>0.000237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05263157894737">
                <text:p>0.0105263157894737</text:p>
              </table:table-cell>
              <table:table-cell office:value-type="float" office:value="0.000232106">
                <text:p>0.000232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0.000227233">
                <text:p>0.0002272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03092783505155">
                <text:p>0.0103092783505155</text:p>
              </table:table-cell>
              <table:table-cell office:value-type="float" office:value="0.000222632">
                <text:p>0.0002226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02040816326531">
                <text:p>0.0102040816326531</text:p>
              </table:table-cell>
              <table:table-cell office:value-type="float" office:value="0.000218054">
                <text:p>0.0002180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0.000213726">
                <text:p>0.0002137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">
                <text:p>0.01</text:p>
              </table:table-cell>
              <table:table-cell office:value-type="float" office:value="0.000209421">
                <text:p>0.0002094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9009900990099">
                <text:p>0.0099009900990099</text:p>
              </table:table-cell>
              <table:table-cell office:value-type="float" office:value="0.000205345">
                <text:p>0.0002053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00020129">
                <text:p>0.000201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70873786407767">
                <text:p>0.00970873786407767</text:p>
              </table:table-cell>
              <table:table-cell office:value-type="float" office:value="0.000197447">
                <text:p>0.0001974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61538461538462">
                <text:p>0.00961538461538462</text:p>
              </table:table-cell>
              <table:table-cell office:value-type="float" office:value="0.000193623">
                <text:p>0.0001936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952380952380952">
                <text:p>0.00952380952380952</text:p>
              </table:table-cell>
              <table:table-cell office:value-type="float" office:value="0.000189996">
                <text:p>0.0001899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943396226415094">
                <text:p>0.00943396226415094</text:p>
              </table:table-cell>
              <table:table-cell office:value-type="float" office:value="0.000186386">
                <text:p>0.0001863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934579439252336">
                <text:p>0.00934579439252336</text:p>
              </table:table-cell>
              <table:table-cell office:value-type="float" office:value="0.000182959">
                <text:p>0.0001829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925925925925926">
                <text:p>0.00925925925925926</text:p>
              </table:table-cell>
              <table:table-cell office:value-type="float" office:value="0.000179548">
                <text:p>0.0001795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91743119266055">
                <text:p>0.0091743119266055</text:p>
              </table:table-cell>
              <table:table-cell office:value-type="float" office:value="0.000176306">
                <text:p>0.0001763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909090909090909">
                <text:p>0.00909090909090909</text:p>
              </table:table-cell>
              <table:table-cell office:value-type="float" office:value="0.000173079">
                <text:p>0.0001730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900900900900901">
                <text:p>0.00900900900900901</text:p>
              </table:table-cell>
              <table:table-cell office:value-type="float" office:value="0.000170009">
                <text:p>0.0001700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892857142857143">
                <text:p>0.00892857142857143</text:p>
              </table:table-cell>
              <table:table-cell office:value-type="float" office:value="0.000166953">
                <text:p>0.0001669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884955752212389">
                <text:p>0.00884955752212389</text:p>
              </table:table-cell>
              <table:table-cell office:value-type="float" office:value="0.000164044">
                <text:p>0.0001640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87719298245614">
                <text:p>0.0087719298245614</text:p>
              </table:table-cell>
              <table:table-cell office:value-type="float" office:value="0.000161147">
                <text:p>0.0001611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869565217391304">
                <text:p>0.00869565217391304</text:p>
              </table:table-cell>
              <table:table-cell office:value-type="float" office:value="0.000158387">
                <text:p>0.0001583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862068965517241">
                <text:p>0.00862068965517241</text:p>
              </table:table-cell>
              <table:table-cell office:value-type="float" office:value="0.000155639">
                <text:p>0.0001556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854700854700855">
                <text:p>0.00854700854700855</text:p>
              </table:table-cell>
              <table:table-cell office:value-type="float" office:value="0.000153018">
                <text:p>0.0001530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847457627118644">
                <text:p>0.00847457627118644</text:p>
              </table:table-cell>
              <table:table-cell office:value-type="float" office:value="0.000150408">
                <text:p>0.0001504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840336134453782">
                <text:p>0.00840336134453782</text:p>
              </table:table-cell>
              <table:table-cell office:value-type="float" office:value="0.000147917">
                <text:p>0.00014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0145437">
                <text:p>0.0001454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826446280991736">
                <text:p>0.00826446280991736</text:p>
              </table:table-cell>
              <table:table-cell office:value-type="float" office:value="0.000143067">
                <text:p>0.0001430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819672131147541">
                <text:p>0.00819672131147541</text:p>
              </table:table-cell>
              <table:table-cell office:value-type="float" office:value="0.000140708">
                <text:p>0.0001407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813008130081301">
                <text:p>0.00813008130081301</text:p>
              </table:table-cell>
              <table:table-cell office:value-type="float" office:value="0.000138452">
                <text:p>0.0001384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806451612903226">
                <text:p>0.00806451612903226</text:p>
              </table:table-cell>
              <table:table-cell office:value-type="float" office:value="0.000136206">
                <text:p>0.0001362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8">
                <text:p>0.008</text:p>
              </table:table-cell>
              <table:table-cell office:value-type="float" office:value="0.000134057">
                <text:p>0.0001340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793650793650794">
                <text:p>0.00793650793650794</text:p>
              </table:table-cell>
              <table:table-cell office:value-type="float" office:value="0.000131917">
                <text:p>0.0001319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78740157480315">
                <text:p>0.0078740157480315</text:p>
              </table:table-cell>
              <table:table-cell office:value-type="float" office:value="0.000129868">
                <text:p>0.0001298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0127827">
                <text:p>0.0001278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775193798449612">
                <text:p>0.00775193798449612</text:p>
              </table:table-cell>
              <table:table-cell office:value-type="float" office:value="0.000125872">
                <text:p>0.0001258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769230769230769">
                <text:p>0.00769230769230769</text:p>
              </table:table-cell>
              <table:table-cell office:value-type="float" office:value="0.000123924">
                <text:p>0.0001239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763358778625954">
                <text:p>0.00763358778625954</text:p>
              </table:table-cell>
              <table:table-cell office:value-type="float" office:value="0.000122057">
                <text:p>0.0001220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757575757575758">
                <text:p>0.00757575757575758</text:p>
              </table:table-cell>
              <table:table-cell office:value-type="float" office:value="0.000120198">
                <text:p>0.0001201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75187969924812">
                <text:p>0.0075187969924812</text:p>
              </table:table-cell>
              <table:table-cell office:value-type="float" office:value="0.000118414">
                <text:p>0.0001184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746268656716418">
                <text:p>0.00746268656716418</text:p>
              </table:table-cell>
              <table:table-cell office:value-type="float" office:value="0.000116637">
                <text:p>0.0001166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740740740740741">
                <text:p>0.00740740740740741</text:p>
              </table:table-cell>
              <table:table-cell office:value-type="float" office:value="0.000114931">
                <text:p>0.0001149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735294117647059">
                <text:p>0.00735294117647059</text:p>
              </table:table-cell>
              <table:table-cell office:value-type="float" office:value="0.000113232">
                <text:p>0.0001132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72992700729927">
                <text:p>0.0072992700729927</text:p>
              </table:table-cell>
              <table:table-cell office:value-type="float" office:value="0.0001116">
                <text:p>0.0001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72463768115942">
                <text:p>0.0072463768115942</text:p>
              </table:table-cell>
              <table:table-cell office:value-type="float" office:value="0.000109974">
                <text:p>0.0001099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719424460431655">
                <text:p>0.00719424460431655</text:p>
              </table:table-cell>
              <table:table-cell office:value-type="float" office:value="0.000108411">
                <text:p>0.0001084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714285714285714">
                <text:p>0.00714285714285714</text:p>
              </table:table-cell>
              <table:table-cell office:value-type="float" office:value="0.000106854">
                <text:p>0.0001068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709219858156028">
                <text:p>0.00709219858156028</text:p>
              </table:table-cell>
              <table:table-cell office:value-type="float" office:value="0.000105357">
                <text:p>0.0001053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704225352112676">
                <text:p>0.00704225352112676</text:p>
              </table:table-cell>
              <table:table-cell office:value-type="float" office:value="0.000103866">
                <text:p>0.0001038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699300699300699">
                <text:p>0.00699300699300699</text:p>
              </table:table-cell>
              <table:table-cell office:value-type="float" office:value="0.000102431">
                <text:p>0.0001024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000101001">
                <text:p>0.0001010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689655172413793">
                <text:p>0.00689655172413793</text:p>
              </table:table-cell>
              <table:table-cell office:value-type="float" office:value="0.000099624">
                <text:p>0.0000996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684931506849315">
                <text:p>0.00684931506849315</text:p>
              </table:table-cell>
              <table:table-cell office:value-type="float" office:value="0.000098253">
                <text:p>0.0000982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680272108843537">
                <text:p>0.00680272108843537</text:p>
              </table:table-cell>
              <table:table-cell office:value-type="float" office:value="0.000096932">
                <text:p>0.0000969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675675675675676">
                <text:p>0.00675675675675676</text:p>
              </table:table-cell>
              <table:table-cell office:value-type="float" office:value="0.000095615">
                <text:p>0.0000956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671140939597315">
                <text:p>0.00671140939597315</text:p>
              </table:table-cell>
              <table:table-cell office:value-type="float" office:value="0.000094347">
                <text:p>0.0000943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000093083">
                <text:p>0.0000930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662251655629139">
                <text:p>0.00662251655629139</text:p>
              </table:table-cell>
              <table:table-cell office:value-type="float" office:value="0.000091864">
                <text:p>0.0000918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657894736842105">
                <text:p>0.00657894736842105</text:p>
              </table:table-cell>
              <table:table-cell office:value-type="float" office:value="0.000090649">
                <text:p>0.0000906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65359477124183">
                <text:p>0.0065359477124183</text:p>
              </table:table-cell>
              <table:table-cell office:value-type="float" office:value="0.000089478">
                <text:p>0.0000894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649350649350649">
                <text:p>0.00649350649350649</text:p>
              </table:table-cell>
              <table:table-cell office:value-type="float" office:value="0.00008831">
                <text:p>0.000088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645161290322581">
                <text:p>0.00645161290322581</text:p>
              </table:table-cell>
              <table:table-cell office:value-type="float" office:value="0.000087184">
                <text:p>0.0000871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641025641025641">
                <text:p>0.00641025641025641</text:p>
              </table:table-cell>
              <table:table-cell office:value-type="float" office:value="0.000086061">
                <text:p>0.0000860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636942675159236">
                <text:p>0.00636942675159236</text:p>
              </table:table-cell>
              <table:table-cell office:value-type="float" office:value="0.000084976">
                <text:p>0.0000849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632911392405063">
                <text:p>0.00632911392405063</text:p>
              </table:table-cell>
              <table:table-cell office:value-type="float" office:value="0.000083896">
                <text:p>0.0000838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628930817610063">
                <text:p>0.00628930817610063</text:p>
              </table:table-cell>
              <table:table-cell office:value-type="float" office:value="0.000082852">
                <text:p>0.0000828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625">
                <text:p>0.00625</text:p>
              </table:table-cell>
              <table:table-cell office:value-type="float" office:value="0.000081812">
                <text:p>0.0000818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62111801242236">
                <text:p>0.0062111801242236</text:p>
              </table:table-cell>
              <table:table-cell office:value-type="float" office:value="0.000080806">
                <text:p>0.0000808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617283950617284">
                <text:p>0.00617283950617284</text:p>
              </table:table-cell>
              <table:table-cell office:value-type="float" office:value="0.000079804">
                <text:p>0.0000798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613496932515337">
                <text:p>0.00613496932515337</text:p>
              </table:table-cell>
              <table:table-cell office:value-type="float" office:value="0.000078835">
                <text:p>0.0000788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609756097560976">
                <text:p>0.00609756097560976</text:p>
              </table:table-cell>
              <table:table-cell office:value-type="float" office:value="0.00007787">
                <text:p>0.000077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606060606060606">
                <text:p>0.00606060606060606</text:p>
              </table:table-cell>
              <table:table-cell office:value-type="float" office:value="0.000076936">
                <text:p>0.0000769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602409638554217">
                <text:p>0.00602409638554217</text:p>
              </table:table-cell>
              <table:table-cell office:value-type="float" office:value="0.000076005">
                <text:p>0.0000760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598802395209581">
                <text:p>0.00598802395209581</text:p>
              </table:table-cell>
              <table:table-cell office:value-type="float" office:value="0.000075104">
                <text:p>0.0000751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595238095238095">
                <text:p>0.00595238095238095</text:p>
              </table:table-cell>
              <table:table-cell office:value-type="float" office:value="0.000074206">
                <text:p>0.0000742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591715976331361">
                <text:p>0.00591715976331361</text:p>
              </table:table-cell>
              <table:table-cell office:value-type="float" office:value="0.000073337">
                <text:p>0.0000733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588235294117647">
                <text:p>0.00588235294117647</text:p>
              </table:table-cell>
              <table:table-cell office:value-type="float" office:value="0.00007247">
                <text:p>0.000072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84795321637427">
                <text:p>0.00584795321637427</text:p>
              </table:table-cell>
              <table:table-cell office:value-type="float" office:value="0.000071631">
                <text:p>0.0000716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581395348837209">
                <text:p>0.00581395348837209</text:p>
              </table:table-cell>
              <table:table-cell office:value-type="float" office:value="0.000070795">
                <text:p>0.0000707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78034682080925">
                <text:p>0.00578034682080925</text:p>
              </table:table-cell>
              <table:table-cell office:value-type="float" office:value="0.000069984">
                <text:p>0.0000699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574712643678161">
                <text:p>0.00574712643678161</text:p>
              </table:table-cell>
              <table:table-cell office:value-type="float" office:value="0.000069177">
                <text:p>0.0000691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571428571428571">
                <text:p>0.00571428571428571</text:p>
              </table:table-cell>
              <table:table-cell office:value-type="float" office:value="0.000068394">
                <text:p>0.0000683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568181818181818">
                <text:p>0.00568181818181818</text:p>
              </table:table-cell>
              <table:table-cell office:value-type="float" office:value="0.000067613">
                <text:p>0.0000676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564971751412429">
                <text:p>0.00564971751412429</text:p>
              </table:table-cell>
              <table:table-cell office:value-type="float" office:value="0.000066857">
                <text:p>0.0000668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561797752808989">
                <text:p>0.00561797752808989</text:p>
              </table:table-cell>
              <table:table-cell office:value-type="float" office:value="0.000066103">
                <text:p>0.0000661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0065371">
                <text:p>0.0000653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0.000064642">
                <text:p>0.0000646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552486187845304">
                <text:p>0.00552486187845304</text:p>
              </table:table-cell>
              <table:table-cell office:value-type="float" office:value="0.000063934">
                <text:p>0.0000639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549450549450549">
                <text:p>0.00549450549450549</text:p>
              </table:table-cell>
              <table:table-cell office:value-type="float" office:value="0.000063229">
                <text:p>0.0000632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546448087431694">
                <text:p>0.00546448087431694</text:p>
              </table:table-cell>
              <table:table-cell office:value-type="float" office:value="0.000062545">
                <text:p>0.0000625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543478260869565">
                <text:p>0.00543478260869565</text:p>
              </table:table-cell>
              <table:table-cell office:value-type="float" office:value="0.000061862">
                <text:p>0.0000618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540540540540541">
                <text:p>0.00540540540540541</text:p>
              </table:table-cell>
              <table:table-cell office:value-type="float" office:value="0.0000612">
                <text:p>0.00006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537634408602151">
                <text:p>0.00537634408602151</text:p>
              </table:table-cell>
              <table:table-cell office:value-type="float" office:value="0.000060539">
                <text:p>0.0000605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0.000059897">
                <text:p>0.0000598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0.000059258">
                <text:p>0.0000592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529100529100529">
                <text:p>0.00529100529100529</text:p>
              </table:table-cell>
              <table:table-cell office:value-type="float" office:value="0.000058636">
                <text:p>0.0000586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526315789473684">
                <text:p>0.00526315789473684</text:p>
              </table:table-cell>
              <table:table-cell office:value-type="float" office:value="0.000058017">
                <text:p>0.0000580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523560209424084">
                <text:p>0.00523560209424084</text:p>
              </table:table-cell>
              <table:table-cell office:value-type="float" office:value="0.000057415">
                <text:p>0.0000574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00056814">
                <text:p>0.0000568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518134715025907">
                <text:p>0.00518134715025907</text:p>
              </table:table-cell>
              <table:table-cell office:value-type="float" office:value="0.000056231">
                <text:p>0.0000562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515463917525773">
                <text:p>0.00515463917525773</text:p>
              </table:table-cell>
              <table:table-cell office:value-type="float" office:value="0.000055649">
                <text:p>0.0000556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512820512820513">
                <text:p>0.00512820512820513</text:p>
              </table:table-cell>
              <table:table-cell office:value-type="float" office:value="0.000055083">
                <text:p>0.0000550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510204081632653">
                <text:p>0.00510204081632653</text:p>
              </table:table-cell>
              <table:table-cell office:value-type="float" office:value="0.000054519">
                <text:p>0.0000545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507614213197969">
                <text:p>0.00507614213197969</text:p>
              </table:table-cell>
              <table:table-cell office:value-type="float" office:value="0.000053971">
                <text:p>0.0000539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505050505050505">
                <text:p>0.00505050505050505</text:p>
              </table:table-cell>
              <table:table-cell office:value-type="float" office:value="0.000053423">
                <text:p>0.0000534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50251256281407">
                <text:p>0.0050251256281407</text:p>
              </table:table-cell>
              <table:table-cell office:value-type="float" office:value="0.000052891">
                <text:p>0.0000528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5">
                <text:p>0.005</text:p>
              </table:table-cell>
              <table:table-cell office:value-type="float" office:value="0.00005236">
                <text:p>0.000052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497512437810945">
                <text:p>0.00497512437810945</text:p>
              </table:table-cell>
              <table:table-cell office:value-type="float" office:value="0.000051844">
                <text:p>0.0000518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495049504950495">
                <text:p>0.00495049504950495</text:p>
              </table:table-cell>
              <table:table-cell office:value-type="float" office:value="0.000051329">
                <text:p>0.0000513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492610837438424">
                <text:p>0.00492610837438424</text:p>
              </table:table-cell>
              <table:table-cell office:value-type="float" office:value="0.000050827">
                <text:p>0.0000508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490196078431373">
                <text:p>0.00490196078431373</text:p>
              </table:table-cell>
              <table:table-cell office:value-type="float" office:value="0.000050327">
                <text:p>0.0000503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487804878048781">
                <text:p>0.00487804878048781</text:p>
              </table:table-cell>
              <table:table-cell office:value-type="float" office:value="0.00004984">
                <text:p>0.000049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485436893203883">
                <text:p>0.00485436893203883</text:p>
              </table:table-cell>
              <table:table-cell office:value-type="float" office:value="0.000049355">
                <text:p>0.0000493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483091787439613">
                <text:p>0.00483091787439613</text:p>
              </table:table-cell>
              <table:table-cell office:value-type="float" office:value="0.000048882">
                <text:p>0.0000488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480769230769231">
                <text:p>0.00480769230769231</text:p>
              </table:table-cell>
              <table:table-cell office:value-type="float" office:value="0.00004841">
                <text:p>0.000048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478468899521531">
                <text:p>0.00478468899521531</text:p>
              </table:table-cell>
              <table:table-cell office:value-type="float" office:value="0.000047951">
                <text:p>0.0000479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476190476190476">
                <text:p>0.00476190476190476</text:p>
              </table:table-cell>
              <table:table-cell office:value-type="float" office:value="0.000047493">
                <text:p>0.0000474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00047046">
                <text:p>0.0000470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71698113207547">
                <text:p>0.00471698113207547</text:p>
              </table:table-cell>
              <table:table-cell office:value-type="float" office:value="0.000046601">
                <text:p>0.0000466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469483568075117">
                <text:p>0.00469483568075117</text:p>
              </table:table-cell>
              <table:table-cell office:value-type="float" office:value="0.000046167">
                <text:p>0.0000461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467289719626168">
                <text:p>0.00467289719626168</text:p>
              </table:table-cell>
              <table:table-cell office:value-type="float" office:value="0.000045734">
                <text:p>0.0000457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465116279069768">
                <text:p>0.00465116279069768</text:p>
              </table:table-cell>
              <table:table-cell office:value-type="float" office:value="0.000045312">
                <text:p>0.0000453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462962962962963">
                <text:p>0.00462962962962963</text:p>
              </table:table-cell>
              <table:table-cell office:value-type="float" office:value="0.000044891">
                <text:p>0.0000448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460829493087558">
                <text:p>0.00460829493087558</text:p>
              </table:table-cell>
              <table:table-cell office:value-type="float" office:value="0.00004448">
                <text:p>0.000044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458715596330275">
                <text:p>0.00458715596330275</text:p>
              </table:table-cell>
              <table:table-cell office:value-type="float" office:value="0.000044071">
                <text:p>0.0000440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45662100456621">
                <text:p>0.0045662100456621</text:p>
              </table:table-cell>
              <table:table-cell office:value-type="float" office:value="0.000043672">
                <text:p>0.0000436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454545454545455">
                <text:p>0.00454545454545455</text:p>
              </table:table-cell>
              <table:table-cell office:value-type="float" office:value="0.000043273">
                <text:p>0.0000432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452488687782805">
                <text:p>0.00452488687782805</text:p>
              </table:table-cell>
              <table:table-cell office:value-type="float" office:value="0.000042885">
                <text:p>0.0000428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450450450450451">
                <text:p>0.00450450450450451</text:p>
              </table:table-cell>
              <table:table-cell office:value-type="float" office:value="0.000042497">
                <text:p>0.0000424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448430493273543">
                <text:p>0.00448430493273543</text:p>
              </table:table-cell>
              <table:table-cell office:value-type="float" office:value="0.000042119">
                <text:p>0.0000421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446428571428571">
                <text:p>0.00446428571428571</text:p>
              </table:table-cell>
              <table:table-cell office:value-type="float" office:value="0.000041742">
                <text:p>0.0000417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444444444444444">
                <text:p>0.00444444444444444</text:p>
              </table:table-cell>
              <table:table-cell office:value-type="float" office:value="0.000041373">
                <text:p>0.0000413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442477876106195">
                <text:p>0.00442477876106195</text:p>
              </table:table-cell>
              <table:table-cell office:value-type="float" office:value="0.000041006">
                <text:p>0.0000410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440528634361234">
                <text:p>0.00440528634361234</text:p>
              </table:table-cell>
              <table:table-cell office:value-type="float" office:value="0.000040648">
                <text:p>0.0000406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43859649122807">
                <text:p>0.0043859649122807</text:p>
              </table:table-cell>
              <table:table-cell office:value-type="float" office:value="0.00004029">
                <text:p>0.000040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436681222707424">
                <text:p>0.00436681222707424</text:p>
              </table:table-cell>
              <table:table-cell office:value-type="float" office:value="0.000039941">
                <text:p>0.0000399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434782608695652">
                <text:p>0.00434782608695652</text:p>
              </table:table-cell>
              <table:table-cell office:value-type="float" office:value="0.000039592">
                <text:p>0.0000395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432900432900433">
                <text:p>0.00432900432900433</text:p>
              </table:table-cell>
              <table:table-cell office:value-type="float" office:value="0.000039252">
                <text:p>0.0000392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431034482758621">
                <text:p>0.00431034482758621</text:p>
              </table:table-cell>
              <table:table-cell office:value-type="float" office:value="0.000038913">
                <text:p>0.0000389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429184549356223">
                <text:p>0.00429184549356223</text:p>
              </table:table-cell>
              <table:table-cell office:value-type="float" office:value="0.000038581">
                <text:p>0.0000385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427350427350427">
                <text:p>0.00427350427350427</text:p>
              </table:table-cell>
              <table:table-cell office:value-type="float" office:value="0.00003825">
                <text:p>0.000038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425531914893617">
                <text:p>0.00425531914893617</text:p>
              </table:table-cell>
              <table:table-cell office:value-type="float" office:value="0.000037927">
                <text:p>0.0000379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423728813559322">
                <text:p>0.00423728813559322</text:p>
              </table:table-cell>
              <table:table-cell office:value-type="float" office:value="0.000037605">
                <text:p>0.0000376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421940928270042">
                <text:p>0.00421940928270042</text:p>
              </table:table-cell>
              <table:table-cell office:value-type="float" office:value="0.00003729">
                <text:p>0.000037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420168067226891">
                <text:p>0.00420168067226891</text:p>
              </table:table-cell>
              <table:table-cell office:value-type="float" office:value="0.000036975">
                <text:p>0.0000369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418410041841004">
                <text:p>0.00418410041841004</text:p>
              </table:table-cell>
              <table:table-cell office:value-type="float" office:value="0.000036668">
                <text:p>0.0000366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0036362">
                <text:p>0.0000363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4149377593361">
                <text:p>0.004149377593361</text:p>
              </table:table-cell>
              <table:table-cell office:value-type="float" office:value="0.000036062">
                <text:p>0.0000360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413223140495868">
                <text:p>0.00413223140495868</text:p>
              </table:table-cell>
              <table:table-cell office:value-type="float" office:value="0.000035763">
                <text:p>0.0000357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411522633744856">
                <text:p>0.00411522633744856</text:p>
              </table:table-cell>
              <table:table-cell office:value-type="float" office:value="0.000035471">
                <text:p>0.0000354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409836065573771">
                <text:p>0.00409836065573771</text:p>
              </table:table-cell>
              <table:table-cell office:value-type="float" office:value="0.000035179">
                <text:p>0.0000351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408163265306122">
                <text:p>0.00408163265306122</text:p>
              </table:table-cell>
              <table:table-cell office:value-type="float" office:value="0.000034894">
                <text:p>0.0000348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40650406504065">
                <text:p>0.0040650406504065</text:p>
              </table:table-cell>
              <table:table-cell office:value-type="float" office:value="0.00003461">
                <text:p>0.000034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404858299595142">
                <text:p>0.00404858299595142</text:p>
              </table:table-cell>
              <table:table-cell office:value-type="float" office:value="0.000034331">
                <text:p>0.0000343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403225806451613">
                <text:p>0.00403225806451613</text:p>
              </table:table-cell>
              <table:table-cell office:value-type="float" office:value="0.000034054">
                <text:p>0.0000340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401606425702811">
                <text:p>0.00401606425702811</text:p>
              </table:table-cell>
              <table:table-cell office:value-type="float" office:value="0.000033782">
                <text:p>0.0000337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4">
                <text:p>0.004</text:p>
              </table:table-cell>
              <table:table-cell office:value-type="float" office:value="0.000033511">
                <text:p>0.0000335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398406374501992">
                <text:p>0.00398406374501992</text:p>
              </table:table-cell>
              <table:table-cell office:value-type="float" office:value="0.000033246">
                <text:p>0.0000332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396825396825397">
                <text:p>0.00396825396825397</text:p>
              </table:table-cell>
              <table:table-cell office:value-type="float" office:value="0.000032981">
                <text:p>0.0000329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395256916996047">
                <text:p>0.00395256916996047</text:p>
              </table:table-cell>
              <table:table-cell office:value-type="float" office:value="0.000032722">
                <text:p>0.0000327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393700787401575">
                <text:p>0.00393700787401575</text:p>
              </table:table-cell>
              <table:table-cell office:value-type="float" office:value="0.000032464">
                <text:p>0.0000324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392156862745098">
                <text:p>0.00392156862745098</text:p>
              </table:table-cell>
              <table:table-cell office:value-type="float" office:value="0.000032211">
                <text:p>0.0000322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0031959">
                <text:p>0.0000319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389105058365759">
                <text:p>0.00389105058365759</text:p>
              </table:table-cell>
              <table:table-cell office:value-type="float" office:value="0.000031712">
                <text:p>0.0000317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387596899224806">
                <text:p>0.00387596899224806</text:p>
              </table:table-cell>
              <table:table-cell office:value-type="float" office:value="0.000031465">
                <text:p>0.0000314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386100386100386">
                <text:p>0.00386100386100386</text:p>
              </table:table-cell>
              <table:table-cell office:value-type="float" office:value="0.000031224">
                <text:p>0.0000312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384615384615385">
                <text:p>0.00384615384615385</text:p>
              </table:table-cell>
              <table:table-cell office:value-type="float" office:value="0.000030983">
                <text:p>0.0000309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383141762452107">
                <text:p>0.00383141762452107</text:p>
              </table:table-cell>
              <table:table-cell office:value-type="float" office:value="0.000030747">
                <text:p>0.0000307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381679389312977">
                <text:p>0.00381679389312977</text:p>
              </table:table-cell>
              <table:table-cell office:value-type="float" office:value="0.000030512">
                <text:p>0.0000305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380228136882129">
                <text:p>0.00380228136882129</text:p>
              </table:table-cell>
              <table:table-cell office:value-type="float" office:value="0.000030281">
                <text:p>0.0000302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378787878787879">
                <text:p>0.00378787878787879</text:p>
              </table:table-cell>
              <table:table-cell office:value-type="float" office:value="0.000030051">
                <text:p>0.0000300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377358490566038">
                <text:p>0.00377358490566038</text:p>
              </table:table-cell>
              <table:table-cell office:value-type="float" office:value="0.000029826">
                <text:p>0.0000298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37593984962406">
                <text:p>0.0037593984962406</text:p>
              </table:table-cell>
              <table:table-cell office:value-type="float" office:value="0.000029601">
                <text:p>0.0000296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374531835205992">
                <text:p>0.00374531835205992</text:p>
              </table:table-cell>
              <table:table-cell office:value-type="float" office:value="0.000029381">
                <text:p>0.0000293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373134328358209">
                <text:p>0.00373134328358209</text:p>
              </table:table-cell>
              <table:table-cell office:value-type="float" office:value="0.000029161">
                <text:p>0.0000291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371747211895911">
                <text:p>0.00371747211895911</text:p>
              </table:table-cell>
              <table:table-cell office:value-type="float" office:value="0.000028945">
                <text:p>0.0000289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37037037037037">
                <text:p>0.0037037037037037</text:p>
              </table:table-cell>
              <table:table-cell office:value-type="float" office:value="0.00002873">
                <text:p>0.000028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3690036900369">
                <text:p>0.003690036900369</text:p>
              </table:table-cell>
              <table:table-cell office:value-type="float" office:value="0.00002852">
                <text:p>0.000028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367647058823529">
                <text:p>0.00367647058823529</text:p>
              </table:table-cell>
              <table:table-cell office:value-type="float" office:value="0.000028309">
                <text:p>0.0000283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366300366300366">
                <text:p>0.00366300366300366</text:p>
              </table:table-cell>
              <table:table-cell office:value-type="float" office:value="0.000028103">
                <text:p>0.0000281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364963503649635">
                <text:p>0.00364963503649635</text:p>
              </table:table-cell>
              <table:table-cell office:value-type="float" office:value="0.000027898">
                <text:p>0.0000278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363636363636364">
                <text:p>0.00363636363636364</text:p>
              </table:table-cell>
              <table:table-cell office:value-type="float" office:value="0.000027696">
                <text:p>0.0000276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36231884057971">
                <text:p>0.0036231884057971</text:p>
              </table:table-cell>
              <table:table-cell office:value-type="float" office:value="0.000027495">
                <text:p>0.0000274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36101083032491">
                <text:p>0.0036101083032491</text:p>
              </table:table-cell>
              <table:table-cell office:value-type="float" office:value="0.000027298">
                <text:p>0.0000272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359712230215827">
                <text:p>0.00359712230215827</text:p>
              </table:table-cell>
              <table:table-cell office:value-type="float" office:value="0.000027101">
                <text:p>0.0000271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3584229390681">
                <text:p>0.003584229390681</text:p>
              </table:table-cell>
              <table:table-cell office:value-type="float" office:value="0.000026908">
                <text:p>0.0000269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357142857142857">
                <text:p>0.00357142857142857</text:p>
              </table:table-cell>
              <table:table-cell office:value-type="float" office:value="0.000026715">
                <text:p>0.0000267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355871886120996">
                <text:p>0.00355871886120996</text:p>
              </table:table-cell>
              <table:table-cell office:value-type="float" office:value="0.000026526">
                <text:p>0.00002652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354609929078014">
                <text:p>0.00354609929078014</text:p>
              </table:table-cell>
              <table:table-cell office:value-type="float" office:value="0.000026337">
                <text:p>0.0000263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353356890459364">
                <text:p>0.00353356890459364</text:p>
              </table:table-cell>
              <table:table-cell office:value-type="float" office:value="0.000026152">
                <text:p>0.0000261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352112676056338">
                <text:p>0.00352112676056338</text:p>
              </table:table-cell>
              <table:table-cell office:value-type="float" office:value="0.000025968">
                <text:p>0.0000259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350877192982456">
                <text:p>0.00350877192982456</text:p>
              </table:table-cell>
              <table:table-cell office:value-type="float" office:value="0.000025787">
                <text:p>0.0000257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34965034965035">
                <text:p>0.0034965034965035</text:p>
              </table:table-cell>
              <table:table-cell office:value-type="float" office:value="0.000025606">
                <text:p>0.0000256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348432055749129">
                <text:p>0.00348432055749129</text:p>
              </table:table-cell>
              <table:table-cell office:value-type="float" office:value="0.000025428">
                <text:p>0.0000254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0025251">
                <text:p>0.0000252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346020761245675">
                <text:p>0.00346020761245675</text:p>
              </table:table-cell>
              <table:table-cell office:value-type="float" office:value="0.000025078">
                <text:p>0.0000250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344827586206897">
                <text:p>0.00344827586206897</text:p>
              </table:table-cell>
              <table:table-cell office:value-type="float" office:value="0.000024904">
                <text:p>0.0000249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343642611683849">
                <text:p>0.00343642611683849</text:p>
              </table:table-cell>
              <table:table-cell office:value-type="float" office:value="0.000024734">
                <text:p>0.0000247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342465753424658">
                <text:p>0.00342465753424658</text:p>
              </table:table-cell>
              <table:table-cell office:value-type="float" office:value="0.000024564">
                <text:p>0.0000245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341296928327645">
                <text:p>0.00341296928327645</text:p>
              </table:table-cell>
              <table:table-cell office:value-type="float" office:value="0.000024398">
                <text:p>0.0000243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340136054421769">
                <text:p>0.00340136054421769</text:p>
              </table:table-cell>
              <table:table-cell office:value-type="float" office:value="0.000024231">
                <text:p>0.0000242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338983050847458">
                <text:p>0.00338983050847458</text:p>
              </table:table-cell>
              <table:table-cell office:value-type="float" office:value="0.000024068">
                <text:p>0.0000240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337837837837838">
                <text:p>0.00337837837837838</text:p>
              </table:table-cell>
              <table:table-cell office:value-type="float" office:value="0.000023905">
                <text:p>0.0000239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336700336700337">
                <text:p>0.00336700336700337</text:p>
              </table:table-cell>
              <table:table-cell office:value-type="float" office:value="0.000023745">
                <text:p>0.0000237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335570469798658">
                <text:p>0.00335570469798658</text:p>
              </table:table-cell>
              <table:table-cell office:value-type="float" office:value="0.000023585">
                <text:p>0.0000235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334448160535117">
                <text:p>0.00334448160535117</text:p>
              </table:table-cell>
              <table:table-cell office:value-type="float" office:value="0.000023428">
                <text:p>0.0000234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000023272">
                <text:p>0.0000232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332225913621262">
                <text:p>0.00332225913621262</text:p>
              </table:table-cell>
              <table:table-cell office:value-type="float" office:value="0.000023118">
                <text:p>0.0000231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33112582781457">
                <text:p>0.0033112582781457</text:p>
              </table:table-cell>
              <table:table-cell office:value-type="float" office:value="0.000022964">
                <text:p>0.0000229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33003300330033">
                <text:p>0.0033003300330033</text:p>
              </table:table-cell>
              <table:table-cell office:value-type="float" office:value="0.000022814">
                <text:p>0.0000228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328947368421053">
                <text:p>0.00328947368421053</text:p>
              </table:table-cell>
              <table:table-cell office:value-type="float" office:value="0.000022663">
                <text:p>0.0000226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327868852459016">
                <text:p>0.00327868852459016</text:p>
              </table:table-cell>
              <table:table-cell office:value-type="float" office:value="0.000022516">
                <text:p>0.0000225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326797385620915">
                <text:p>0.00326797385620915</text:p>
              </table:table-cell>
              <table:table-cell office:value-type="float" office:value="0.000022368">
                <text:p>0.0000223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325732899022801">
                <text:p>0.00325732899022801</text:p>
              </table:table-cell>
              <table:table-cell office:value-type="float" office:value="0.000022223">
                <text:p>0.0000222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324675324675325">
                <text:p>0.00324675324675325</text:p>
              </table:table-cell>
              <table:table-cell office:value-type="float" office:value="0.000022078">
                <text:p>0.0000220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323624595469256">
                <text:p>0.00323624595469256</text:p>
              </table:table-cell>
              <table:table-cell office:value-type="float" office:value="0.000021936">
                <text:p>0.0000219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32258064516129">
                <text:p>0.0032258064516129</text:p>
              </table:table-cell>
              <table:table-cell office:value-type="float" office:value="0.000021795">
                <text:p>0.0000217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321543408360129">
                <text:p>0.00321543408360129</text:p>
              </table:table-cell>
              <table:table-cell office:value-type="float" office:value="0.000021655">
                <text:p>0.0000216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32051282051282">
                <text:p>0.0032051282051282</text:p>
              </table:table-cell>
              <table:table-cell office:value-type="float" office:value="0.000021516">
                <text:p>0.0000215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319488817891374">
                <text:p>0.00319488817891374</text:p>
              </table:table-cell>
              <table:table-cell office:value-type="float" office:value="0.000021379">
                <text:p>0.0000213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318471337579618">
                <text:p>0.00318471337579618</text:p>
              </table:table-cell>
              <table:table-cell office:value-type="float" office:value="0.000021243">
                <text:p>0.0000212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317460317460317">
                <text:p>0.00317460317460317</text:p>
              </table:table-cell>
              <table:table-cell office:value-type="float" office:value="0.000021109">
                <text:p>0.00002110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316455696202532">
                <text:p>0.00316455696202532</text:p>
              </table:table-cell>
              <table:table-cell office:value-type="float" office:value="0.000020975">
                <text:p>0.0000209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315457413249211">
                <text:p>0.00315457413249211</text:p>
              </table:table-cell>
              <table:table-cell office:value-type="float" office:value="0.000020843">
                <text:p>0.0000208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314465408805031">
                <text:p>0.00314465408805031</text:p>
              </table:table-cell>
              <table:table-cell office:value-type="float" office:value="0.000020712">
                <text:p>0.0000207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313479623824451">
                <text:p>0.00313479623824451</text:p>
              </table:table-cell>
              <table:table-cell office:value-type="float" office:value="0.000020583">
                <text:p>0.0000205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3125">
                <text:p>0.003125</text:p>
              </table:table-cell>
              <table:table-cell office:value-type="float" office:value="0.000020454">
                <text:p>0.0000204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311526479750779">
                <text:p>0.00311526479750779</text:p>
              </table:table-cell>
              <table:table-cell office:value-type="float" office:value="0.000020327">
                <text:p>0.0000203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31055900621118">
                <text:p>0.0031055900621118</text:p>
              </table:table-cell>
              <table:table-cell office:value-type="float" office:value="0.0000202">
                <text:p>0.00002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309597523219814">
                <text:p>0.00309597523219814</text:p>
              </table:table-cell>
              <table:table-cell office:value-type="float" office:value="0.000020076">
                <text:p>0.0000200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308641975308642">
                <text:p>0.00308641975308642</text:p>
              </table:table-cell>
              <table:table-cell office:value-type="float" office:value="0.000019952">
                <text:p>0.0000199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307692307692308">
                <text:p>0.00307692307692308</text:p>
              </table:table-cell>
              <table:table-cell office:value-type="float" office:value="0.00001983">
                <text:p>0.000019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306748466257669">
                <text:p>0.00306748466257669</text:p>
              </table:table-cell>
              <table:table-cell office:value-type="float" office:value="0.000019708">
                <text:p>0.0000197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305810397553517">
                <text:p>0.00305810397553517</text:p>
              </table:table-cell>
              <table:table-cell office:value-type="float" office:value="0.000019588">
                <text:p>0.0000195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304878048780488">
                <text:p>0.00304878048780488</text:p>
              </table:table-cell>
              <table:table-cell office:value-type="float" office:value="0.000019468">
                <text:p>0.0000194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303951367781155">
                <text:p>0.00303951367781155</text:p>
              </table:table-cell>
              <table:table-cell office:value-type="float" office:value="0.00001935">
                <text:p>0.000019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303030303030303">
                <text:p>0.00303030303030303</text:p>
              </table:table-cell>
              <table:table-cell office:value-type="float" office:value="0.000019233">
                <text:p>0.0000192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302114803625378">
                <text:p>0.00302114803625378</text:p>
              </table:table-cell>
              <table:table-cell office:value-type="float" office:value="0.000019117">
                <text:p>0.0000191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301204819277108">
                <text:p>0.00301204819277108</text:p>
              </table:table-cell>
              <table:table-cell office:value-type="float" office:value="0.000019002">
                <text:p>0.0000190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3003003003003">
                <text:p>0.003003003003003</text:p>
              </table:table-cell>
              <table:table-cell office:value-type="float" office:value="0.000018888">
                <text:p>0.0000188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29940119760479">
                <text:p>0.0029940119760479</text:p>
              </table:table-cell>
              <table:table-cell office:value-type="float" office:value="0.000018775">
                <text:p>0.0000187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298507462686567">
                <text:p>0.00298507462686567</text:p>
              </table:table-cell>
              <table:table-cell office:value-type="float" office:value="0.000018663">
                <text:p>0.0000186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97619047619048">
                <text:p>0.00297619047619048</text:p>
              </table:table-cell>
              <table:table-cell office:value-type="float" office:value="0.000018552">
                <text:p>0.0000185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29673590504451">
                <text:p>0.0029673590504451</text:p>
              </table:table-cell>
              <table:table-cell office:value-type="float" office:value="0.000018443">
                <text:p>0.0000184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9585798816568">
                <text:p>0.0029585798816568</text:p>
              </table:table-cell>
              <table:table-cell office:value-type="float" office:value="0.000018333">
                <text:p>0.000018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94985250737463">
                <text:p>0.00294985250737463</text:p>
              </table:table-cell>
              <table:table-cell office:value-type="float" office:value="0.000018226">
                <text:p>0.0000182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94117647058823">
                <text:p>0.00294117647058823</text:p>
              </table:table-cell>
              <table:table-cell office:value-type="float" office:value="0.000018118">
                <text:p>0.0000181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93255131964809">
                <text:p>0.00293255131964809</text:p>
              </table:table-cell>
              <table:table-cell office:value-type="float" office:value="0.000018012">
                <text:p>0.0000180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92397660818713">
                <text:p>0.00292397660818713</text:p>
              </table:table-cell>
              <table:table-cell office:value-type="float" office:value="0.000017907">
                <text:p>0.0000179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291545189504373">
                <text:p>0.00291545189504373</text:p>
              </table:table-cell>
              <table:table-cell office:value-type="float" office:value="0.000017803">
                <text:p>0.0000178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90697674418605">
                <text:p>0.00290697674418605</text:p>
              </table:table-cell>
              <table:table-cell office:value-type="float" office:value="0.000017699">
                <text:p>0.0000176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289855072463768">
                <text:p>0.00289855072463768</text:p>
              </table:table-cell>
              <table:table-cell office:value-type="float" office:value="0.000017597">
                <text:p>0.0000175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89017341040462">
                <text:p>0.00289017341040462</text:p>
              </table:table-cell>
              <table:table-cell office:value-type="float" office:value="0.000017495">
                <text:p>0.0000174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288184438040346">
                <text:p>0.00288184438040346</text:p>
              </table:table-cell>
              <table:table-cell office:value-type="float" office:value="0.000017395">
                <text:p>0.0000173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28735632183908">
                <text:p>0.0028735632183908</text:p>
              </table:table-cell>
              <table:table-cell office:value-type="float" office:value="0.000017295">
                <text:p>0.0000172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86532951289398">
                <text:p>0.00286532951289398</text:p>
              </table:table-cell>
              <table:table-cell office:value-type="float" office:value="0.000017196">
                <text:p>0.0000171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85714285714286">
                <text:p>0.00285714285714286</text:p>
              </table:table-cell>
              <table:table-cell office:value-type="float" office:value="0.000017098">
                <text:p>0.0000170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284900284900285">
                <text:p>0.00284900284900285</text:p>
              </table:table-cell>
              <table:table-cell office:value-type="float" office:value="0.000017001">
                <text:p>0.0000170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284090909090909">
                <text:p>0.00284090909090909</text:p>
              </table:table-cell>
              <table:table-cell office:value-type="float" office:value="0.000016904">
                <text:p>0.0000169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28328611898017">
                <text:p>0.0028328611898017</text:p>
              </table:table-cell>
              <table:table-cell office:value-type="float" office:value="0.000016809">
                <text:p>0.0000168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82485875706215">
                <text:p>0.00282485875706215</text:p>
              </table:table-cell>
              <table:table-cell office:value-type="float" office:value="0.000016713">
                <text:p>0.0000167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28169014084507">
                <text:p>0.0028169014084507</text:p>
              </table:table-cell>
              <table:table-cell office:value-type="float" office:value="0.00001662">
                <text:p>0.000016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80898876404494">
                <text:p>0.00280898876404494</text:p>
              </table:table-cell>
              <table:table-cell office:value-type="float" office:value="0.000016526">
                <text:p>0.0000165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280112044817927">
                <text:p>0.00280112044817927</text:p>
              </table:table-cell>
              <table:table-cell office:value-type="float" office:value="0.000016434">
                <text:p>0.0000164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279329608938547">
                <text:p>0.00279329608938547</text:p>
              </table:table-cell>
              <table:table-cell office:value-type="float" office:value="0.000016342">
                <text:p>0.0000163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278551532033426">
                <text:p>0.00278551532033426</text:p>
              </table:table-cell>
              <table:table-cell office:value-type="float" office:value="0.000016251">
                <text:p>0.0000162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0.000016161">
                <text:p>0.0000161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277008310249307">
                <text:p>0.00277008310249307</text:p>
              </table:table-cell>
              <table:table-cell office:value-type="float" office:value="0.000016072">
                <text:p>0.0000160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276243093922652">
                <text:p>0.00276243093922652</text:p>
              </table:table-cell>
              <table:table-cell office:value-type="float" office:value="0.000015983">
                <text:p>0.0000159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275482093663912">
                <text:p>0.00275482093663912</text:p>
              </table:table-cell>
              <table:table-cell office:value-type="float" office:value="0.000015895">
                <text:p>0.0000158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274725274725275">
                <text:p>0.00274725274725275</text:p>
              </table:table-cell>
              <table:table-cell office:value-type="float" office:value="0.000015808">
                <text:p>0.0000158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273972602739726">
                <text:p>0.00273972602739726</text:p>
              </table:table-cell>
              <table:table-cell office:value-type="float" office:value="0.000015722">
                <text:p>0.0000157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273224043715847">
                <text:p>0.00273224043715847</text:p>
              </table:table-cell>
              <table:table-cell office:value-type="float" office:value="0.000015635">
                <text:p>0.0000156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272479564032698">
                <text:p>0.00272479564032698</text:p>
              </table:table-cell>
              <table:table-cell office:value-type="float" office:value="0.000015551">
                <text:p>0.0000155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271739130434783">
                <text:p>0.00271739130434783</text:p>
              </table:table-cell>
              <table:table-cell office:value-type="float" office:value="0.000015466">
                <text:p>0.0000154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2710027100271">
                <text:p>0.002710027100271</text:p>
              </table:table-cell>
              <table:table-cell office:value-type="float" office:value="0.000015383">
                <text:p>0.0000153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27027027027027">
                <text:p>0.0027027027027027</text:p>
              </table:table-cell>
              <table:table-cell office:value-type="float" office:value="0.000015299">
                <text:p>0.0000152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269541778975741">
                <text:p>0.00269541778975741</text:p>
              </table:table-cell>
              <table:table-cell office:value-type="float" office:value="0.000015217">
                <text:p>0.0000152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268817204301075">
                <text:p>0.00268817204301075</text:p>
              </table:table-cell>
              <table:table-cell office:value-type="float" office:value="0.000015135">
                <text:p>0.0000151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268096514745308">
                <text:p>0.00268096514745308</text:p>
              </table:table-cell>
              <table:table-cell office:value-type="float" office:value="0.000015054">
                <text:p>0.0000150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267379679144385">
                <text:p>0.00267379679144385</text:p>
              </table:table-cell>
              <table:table-cell office:value-type="float" office:value="0.000014974">
                <text:p>0.0000149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266666666666667">
                <text:p>0.00266666666666667</text:p>
              </table:table-cell>
              <table:table-cell office:value-type="float" office:value="0.000014894">
                <text:p>0.0000148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265957446808511">
                <text:p>0.00265957446808511</text:p>
              </table:table-cell>
              <table:table-cell office:value-type="float" office:value="0.000014815">
                <text:p>0.0000148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26525198938992">
                <text:p>0.0026525198938992</text:p>
              </table:table-cell>
              <table:table-cell office:value-type="float" office:value="0.000014737">
                <text:p>0.0000147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264550264550265">
                <text:p>0.00264550264550265</text:p>
              </table:table-cell>
              <table:table-cell office:value-type="float" office:value="0.000014658">
                <text:p>0.0000146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263852242744063">
                <text:p>0.00263852242744063</text:p>
              </table:table-cell>
              <table:table-cell office:value-type="float" office:value="0.000014581">
                <text:p>0.0000145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263157894736842">
                <text:p>0.00263157894736842</text:p>
              </table:table-cell>
              <table:table-cell office:value-type="float" office:value="0.000014505">
                <text:p>0.0000145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26246719160105">
                <text:p>0.0026246719160105</text:p>
              </table:table-cell>
              <table:table-cell office:value-type="float" office:value="0.000014429">
                <text:p>0.0000144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261780104712042">
                <text:p>0.00261780104712042</text:p>
              </table:table-cell>
              <table:table-cell office:value-type="float" office:value="0.000014353">
                <text:p>0.00001435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261096605744125">
                <text:p>0.00261096605744125</text:p>
              </table:table-cell>
              <table:table-cell office:value-type="float" office:value="0.000014278">
                <text:p>0.0000142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260416666666667">
                <text:p>0.00260416666666667</text:p>
              </table:table-cell>
              <table:table-cell office:value-type="float" office:value="0.000014204">
                <text:p>0.0000142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25974025974026">
                <text:p>0.0025974025974026</text:p>
              </table:table-cell>
              <table:table-cell office:value-type="float" office:value="0.000014131">
                <text:p>0.0000141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259067357512953">
                <text:p>0.00259067357512953</text:p>
              </table:table-cell>
              <table:table-cell office:value-type="float" office:value="0.000014057">
                <text:p>0.0000140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258397932816537">
                <text:p>0.00258397932816537</text:p>
              </table:table-cell>
              <table:table-cell office:value-type="float" office:value="0.000013985">
                <text:p>0.00001398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257731958762887">
                <text:p>0.00257731958762887</text:p>
              </table:table-cell>
              <table:table-cell office:value-type="float" office:value="0.000013913">
                <text:p>0.0000139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25706940874036">
                <text:p>0.0025706940874036</text:p>
              </table:table-cell>
              <table:table-cell office:value-type="float" office:value="0.000013841">
                <text:p>0.0000138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256410256410256">
                <text:p>0.00256410256410256</text:p>
              </table:table-cell>
              <table:table-cell office:value-type="float" office:value="0.00001377">
                <text:p>0.000013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255754475703325">
                <text:p>0.00255754475703325</text:p>
              </table:table-cell>
              <table:table-cell office:value-type="float" office:value="0.0000137">
                <text:p>0.00001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255102040816327">
                <text:p>0.00255102040816327</text:p>
              </table:table-cell>
              <table:table-cell office:value-type="float" office:value="0.00001363">
                <text:p>0.000013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254452926208651">
                <text:p>0.00254452926208651</text:p>
              </table:table-cell>
              <table:table-cell office:value-type="float" office:value="0.000013561">
                <text:p>0.0000135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253807106598985">
                <text:p>0.00253807106598985</text:p>
              </table:table-cell>
              <table:table-cell office:value-type="float" office:value="0.000013492">
                <text:p>0.0000134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253164556962025">
                <text:p>0.00253164556962025</text:p>
              </table:table-cell>
              <table:table-cell office:value-type="float" office:value="0.000013424">
                <text:p>0.0000134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252525252525253">
                <text:p>0.00252525252525253</text:p>
              </table:table-cell>
              <table:table-cell office:value-type="float" office:value="0.000013356">
                <text:p>0.0000133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251889168765743">
                <text:p>0.00251889168765743</text:p>
              </table:table-cell>
              <table:table-cell office:value-type="float" office:value="0.000013289">
                <text:p>0.00001328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251256281407035">
                <text:p>0.00251256281407035</text:p>
              </table:table-cell>
              <table:table-cell office:value-type="float" office:value="0.000013222">
                <text:p>0.0000132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25062656641604">
                <text:p>0.0025062656641604</text:p>
              </table:table-cell>
              <table:table-cell office:value-type="float" office:value="0.000013156">
                <text:p>0.0000131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25">
                <text:p>0.0025</text:p>
              </table:table-cell>
              <table:table-cell office:value-type="float" office:value="0.00001309">
                <text:p>0.000013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249376558603491">
                <text:p>0.00249376558603491</text:p>
              </table:table-cell>
              <table:table-cell office:value-type="float" office:value="0.000013025">
                <text:p>0.0000130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248756218905473">
                <text:p>0.00248756218905473</text:p>
              </table:table-cell>
              <table:table-cell office:value-type="float" office:value="0.00001296">
                <text:p>0.000012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248138957816377">
                <text:p>0.00248138957816377</text:p>
              </table:table-cell>
              <table:table-cell office:value-type="float" office:value="0.000012896">
                <text:p>0.0000128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247524752475248">
                <text:p>0.00247524752475248</text:p>
              </table:table-cell>
              <table:table-cell office:value-type="float" office:value="0.000012832">
                <text:p>0.0000128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246913580246914">
                <text:p>0.00246913580246914</text:p>
              </table:table-cell>
              <table:table-cell office:value-type="float" office:value="0.000012769">
                <text:p>0.0000127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246305418719212">
                <text:p>0.00246305418719212</text:p>
              </table:table-cell>
              <table:table-cell office:value-type="float" office:value="0.000012706">
                <text:p>0.0000127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245700245700246">
                <text:p>0.00245700245700246</text:p>
              </table:table-cell>
              <table:table-cell office:value-type="float" office:value="0.000012644">
                <text:p>0.0000126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245098039215686">
                <text:p>0.00245098039215686</text:p>
              </table:table-cell>
              <table:table-cell office:value-type="float" office:value="0.000012582">
                <text:p>0.0000125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244498777506112">
                <text:p>0.00244498777506112</text:p>
              </table:table-cell>
              <table:table-cell office:value-type="float" office:value="0.000012521">
                <text:p>0.0000125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24390243902439">
                <text:p>0.0024390243902439</text:p>
              </table:table-cell>
              <table:table-cell office:value-type="float" office:value="0.00001246">
                <text:p>0.000012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24330900243309">
                <text:p>0.0024330900243309</text:p>
              </table:table-cell>
              <table:table-cell office:value-type="float" office:value="0.000012399">
                <text:p>0.0000123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242718446601942">
                <text:p>0.00242718446601942</text:p>
              </table:table-cell>
              <table:table-cell office:value-type="float" office:value="0.000012339">
                <text:p>0.00001233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242130750605327">
                <text:p>0.00242130750605327</text:p>
              </table:table-cell>
              <table:table-cell office:value-type="float" office:value="0.000012279">
                <text:p>0.0000122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241545893719807">
                <text:p>0.00241545893719807</text:p>
              </table:table-cell>
              <table:table-cell office:value-type="float" office:value="0.00001222">
                <text:p>0.000012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240963855421687">
                <text:p>0.00240963855421687</text:p>
              </table:table-cell>
              <table:table-cell office:value-type="float" office:value="0.000012161">
                <text:p>0.0000121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240384615384615">
                <text:p>0.00240384615384615</text:p>
              </table:table-cell>
              <table:table-cell office:value-type="float" office:value="0.000012103">
                <text:p>0.0000121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239808153477218">
                <text:p>0.00239808153477218</text:p>
              </table:table-cell>
              <table:table-cell office:value-type="float" office:value="0.000012045">
                <text:p>0.0000120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239234449760766">
                <text:p>0.00239234449760766</text:p>
              </table:table-cell>
              <table:table-cell office:value-type="float" office:value="0.000011987">
                <text:p>0.0000119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238663484486874">
                <text:p>0.00238663484486874</text:p>
              </table:table-cell>
              <table:table-cell office:value-type="float" office:value="0.00001193">
                <text:p>0.000011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238095238095238">
                <text:p>0.00238095238095238</text:p>
              </table:table-cell>
              <table:table-cell office:value-type="float" office:value="0.000011873">
                <text:p>0.0000118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237529691211401">
                <text:p>0.00237529691211401</text:p>
              </table:table-cell>
              <table:table-cell office:value-type="float" office:value="0.000011817">
                <text:p>0.0000118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23696682464455">
                <text:p>0.0023696682464455</text:p>
              </table:table-cell>
              <table:table-cell office:value-type="float" office:value="0.000011761">
                <text:p>0.0000117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236406619385343">
                <text:p>0.00236406619385343</text:p>
              </table:table-cell>
              <table:table-cell office:value-type="float" office:value="0.000011706">
                <text:p>0.0000117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235849056603774">
                <text:p>0.00235849056603774</text:p>
              </table:table-cell>
              <table:table-cell office:value-type="float" office:value="0.00001165">
                <text:p>0.000011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235294117647059">
                <text:p>0.00235294117647059</text:p>
              </table:table-cell>
              <table:table-cell office:value-type="float" office:value="0.000011596">
                <text:p>0.0000115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234741784037559">
                <text:p>0.00234741784037559</text:p>
              </table:table-cell>
              <table:table-cell office:value-type="float" office:value="0.000011541">
                <text:p>0.00001154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234192037470726">
                <text:p>0.00234192037470726</text:p>
              </table:table-cell>
              <table:table-cell office:value-type="float" office:value="0.000011487">
                <text:p>0.0000114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233644859813084">
                <text:p>0.00233644859813084</text:p>
              </table:table-cell>
              <table:table-cell office:value-type="float" office:value="0.000011434">
                <text:p>0.0000114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233100233100233">
                <text:p>0.00233100233100233</text:p>
              </table:table-cell>
              <table:table-cell office:value-type="float" office:value="0.000011381">
                <text:p>0.0000113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232558139534884">
                <text:p>0.00232558139534884</text:p>
              </table:table-cell>
              <table:table-cell office:value-type="float" office:value="0.000011328">
                <text:p>0.0000113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232018561484919">
                <text:p>0.00232018561484919</text:p>
              </table:table-cell>
              <table:table-cell office:value-type="float" office:value="0.000011275">
                <text:p>0.0000112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231481481481481">
                <text:p>0.00231481481481481</text:p>
              </table:table-cell>
              <table:table-cell office:value-type="float" office:value="0.000011223">
                <text:p>0.0000112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23094688221709">
                <text:p>0.0023094688221709</text:p>
              </table:table-cell>
              <table:table-cell office:value-type="float" office:value="0.000011171">
                <text:p>0.0000111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230414746543779">
                <text:p>0.00230414746543779</text:p>
              </table:table-cell>
              <table:table-cell office:value-type="float" office:value="0.00001112">
                <text:p>0.000011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229885057471264">
                <text:p>0.00229885057471264</text:p>
              </table:table-cell>
              <table:table-cell office:value-type="float" office:value="0.000011069">
                <text:p>0.0000110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229357798165138">
                <text:p>0.00229357798165138</text:p>
              </table:table-cell>
              <table:table-cell office:value-type="float" office:value="0.000011018">
                <text:p>0.0000110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22883295194508">
                <text:p>0.0022883295194508</text:p>
              </table:table-cell>
              <table:table-cell office:value-type="float" office:value="0.000010968">
                <text:p>0.0000109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228310502283105">
                <text:p>0.00228310502283105</text:p>
              </table:table-cell>
              <table:table-cell office:value-type="float" office:value="0.000010918">
                <text:p>0.0000109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227790432801822">
                <text:p>0.00227790432801822</text:p>
              </table:table-cell>
              <table:table-cell office:value-type="float" office:value="0.000010868">
                <text:p>0.0000108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227272727272727">
                <text:p>0.00227272727272727</text:p>
              </table:table-cell>
              <table:table-cell office:value-type="float" office:value="0.000010819">
                <text:p>0.0000108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226757369614512">
                <text:p>0.00226757369614512</text:p>
              </table:table-cell>
              <table:table-cell office:value-type="float" office:value="0.00001077">
                <text:p>0.0000107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226244343891403">
                <text:p>0.00226244343891403</text:p>
              </table:table-cell>
              <table:table-cell office:value-type="float" office:value="0.000010721">
                <text:p>0.00001072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225733634311512">
                <text:p>0.00225733634311512</text:p>
              </table:table-cell>
              <table:table-cell office:value-type="float" office:value="0.000010673">
                <text:p>0.0000106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225225225225225">
                <text:p>0.00225225225225225</text:p>
              </table:table-cell>
              <table:table-cell office:value-type="float" office:value="0.000010624">
                <text:p>0.0000106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224719101123596">
                <text:p>0.00224719101123596</text:p>
              </table:table-cell>
              <table:table-cell office:value-type="float" office:value="0.000010577">
                <text:p>0.0000105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224215246636771">
                <text:p>0.00224215246636771</text:p>
              </table:table-cell>
              <table:table-cell office:value-type="float" office:value="0.000010529">
                <text:p>0.0000105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223713646532438">
                <text:p>0.00223713646532438</text:p>
              </table:table-cell>
              <table:table-cell office:value-type="float" office:value="0.000010482">
                <text:p>0.0000104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223214285714286">
                <text:p>0.00223214285714286</text:p>
              </table:table-cell>
              <table:table-cell office:value-type="float" office:value="0.000010436">
                <text:p>0.0000104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22271714922049">
                <text:p>0.0022271714922049</text:p>
              </table:table-cell>
              <table:table-cell office:value-type="float" office:value="0.000010389">
                <text:p>0.00001038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222222222222222">
                <text:p>0.00222222222222222</text:p>
              </table:table-cell>
              <table:table-cell office:value-type="float" office:value="0.000010343">
                <text:p>0.00001034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221729490022173">
                <text:p>0.00221729490022173</text:p>
              </table:table-cell>
              <table:table-cell office:value-type="float" office:value="0.000010297">
                <text:p>0.00001029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221238938053097">
                <text:p>0.00221238938053097</text:p>
              </table:table-cell>
              <table:table-cell office:value-type="float" office:value="0.000010252">
                <text:p>0.0000102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22075055187638">
                <text:p>0.0022075055187638</text:p>
              </table:table-cell>
              <table:table-cell office:value-type="float" office:value="0.000010207">
                <text:p>0.0000102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220264317180617">
                <text:p>0.00220264317180617</text:p>
              </table:table-cell>
              <table:table-cell office:value-type="float" office:value="0.000010162">
                <text:p>0.0000101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21978021978022">
                <text:p>0.0021978021978022</text:p>
              </table:table-cell>
              <table:table-cell office:value-type="float" office:value="0.000010117">
                <text:p>0.0000101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219298245614035">
                <text:p>0.00219298245614035</text:p>
              </table:table-cell>
              <table:table-cell office:value-type="float" office:value="0.000010073">
                <text:p>0.0000100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218818380743982">
                <text:p>0.00218818380743982</text:p>
              </table:table-cell>
              <table:table-cell office:value-type="float" office:value="0.000010029">
                <text:p>0.0000100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218340611353712">
                <text:p>0.00218340611353712</text:p>
              </table:table-cell>
              <table:table-cell office:value-type="float" office:value="0.000009985">
                <text:p>0.0000099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217864923747277">
                <text:p>0.00217864923747277</text:p>
              </table:table-cell>
              <table:table-cell office:value-type="float" office:value="0.000009942">
                <text:p>0.0000099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217391304347826">
                <text:p>0.00217391304347826</text:p>
              </table:table-cell>
              <table:table-cell office:value-type="float" office:value="0.000009898">
                <text:p>0.0000098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216919739696312">
                <text:p>0.00216919739696312</text:p>
              </table:table-cell>
              <table:table-cell office:value-type="float" office:value="0.000009855">
                <text:p>0.0000098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216450216450216">
                <text:p>0.00216450216450216</text:p>
              </table:table-cell>
              <table:table-cell office:value-type="float" office:value="0.000009813">
                <text:p>0.0000098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215982721382289">
                <text:p>0.00215982721382289</text:p>
              </table:table-cell>
              <table:table-cell office:value-type="float" office:value="0.000009771">
                <text:p>0.00000977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21551724137931">
                <text:p>0.0021551724137931</text:p>
              </table:table-cell>
              <table:table-cell office:value-type="float" office:value="0.000009728">
                <text:p>0.0000097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21505376344086">
                <text:p>0.0021505376344086</text:p>
              </table:table-cell>
              <table:table-cell office:value-type="float" office:value="0.000009687">
                <text:p>0.0000096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214592274678112">
                <text:p>0.00214592274678112</text:p>
              </table:table-cell>
              <table:table-cell office:value-type="float" office:value="0.000009645">
                <text:p>0.0000096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214132762312634">
                <text:p>0.00214132762312634</text:p>
              </table:table-cell>
              <table:table-cell office:value-type="float" office:value="0.000009604">
                <text:p>0.00000960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213675213675214">
                <text:p>0.00213675213675214</text:p>
              </table:table-cell>
              <table:table-cell office:value-type="float" office:value="0.000009563">
                <text:p>0.0000095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213219616204691">
                <text:p>0.00213219616204691</text:p>
              </table:table-cell>
              <table:table-cell office:value-type="float" office:value="0.000009522">
                <text:p>0.0000095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212765957446808">
                <text:p>0.00212765957446808</text:p>
              </table:table-cell>
              <table:table-cell office:value-type="float" office:value="0.000009482">
                <text:p>0.00000948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212314225053079">
                <text:p>0.00212314225053079</text:p>
              </table:table-cell>
              <table:table-cell office:value-type="float" office:value="0.000009441">
                <text:p>0.0000094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211864406779661">
                <text:p>0.00211864406779661</text:p>
              </table:table-cell>
              <table:table-cell office:value-type="float" office:value="0.000009401">
                <text:p>0.0000094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211416490486258">
                <text:p>0.00211416490486258</text:p>
              </table:table-cell>
              <table:table-cell office:value-type="float" office:value="0.000009362">
                <text:p>0.00000936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210970464135021">
                <text:p>0.00210970464135021</text:p>
              </table:table-cell>
              <table:table-cell office:value-type="float" office:value="0.000009322">
                <text:p>0.00000932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210526315789474">
                <text:p>0.00210526315789474</text:p>
              </table:table-cell>
              <table:table-cell office:value-type="float" office:value="0.000009283">
                <text:p>0.00000928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210084033613445">
                <text:p>0.00210084033613445</text:p>
              </table:table-cell>
              <table:table-cell office:value-type="float" office:value="0.000009244">
                <text:p>0.0000092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209643605870021">
                <text:p>0.00209643605870021</text:p>
              </table:table-cell>
              <table:table-cell office:value-type="float" office:value="0.000009205">
                <text:p>0.0000092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209205020920502">
                <text:p>0.00209205020920502</text:p>
              </table:table-cell>
              <table:table-cell office:value-type="float" office:value="0.000009167">
                <text:p>0.0000091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208768267223382">
                <text:p>0.00208768267223382</text:p>
              </table:table-cell>
              <table:table-cell office:value-type="float" office:value="0.000009129">
                <text:p>0.00000912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0.000009091">
                <text:p>0.0000090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207900207900208">
                <text:p>0.00207900207900208</text:p>
              </table:table-cell>
              <table:table-cell office:value-type="float" office:value="0.000009053">
                <text:p>0.00000905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20746887966805">
                <text:p>0.0020746887966805</text:p>
              </table:table-cell>
              <table:table-cell office:value-type="float" office:value="0.000009015">
                <text:p>0.0000090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20703933747412">
                <text:p>0.0020703933747412</text:p>
              </table:table-cell>
              <table:table-cell office:value-type="float" office:value="0.000008978">
                <text:p>0.0000089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206611570247934">
                <text:p>0.00206611570247934</text:p>
              </table:table-cell>
              <table:table-cell office:value-type="float" office:value="0.000008941">
                <text:p>0.00000894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206185567010309">
                <text:p>0.00206185567010309</text:p>
              </table:table-cell>
              <table:table-cell office:value-type="float" office:value="0.000008904">
                <text:p>0.0000089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205761316872428">
                <text:p>0.00205761316872428</text:p>
              </table:table-cell>
              <table:table-cell office:value-type="float" office:value="0.000008868">
                <text:p>0.0000088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205338809034908">
                <text:p>0.00205338809034908</text:p>
              </table:table-cell>
              <table:table-cell office:value-type="float" office:value="0.000008831">
                <text:p>0.0000088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204918032786885">
                <text:p>0.00204918032786885</text:p>
              </table:table-cell>
              <table:table-cell office:value-type="float" office:value="0.000008795">
                <text:p>0.0000087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204498977505112">
                <text:p>0.00204498977505112</text:p>
              </table:table-cell>
              <table:table-cell office:value-type="float" office:value="0.000008759">
                <text:p>0.0000087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204081632653061">
                <text:p>0.00204081632653061</text:p>
              </table:table-cell>
              <table:table-cell office:value-type="float" office:value="0.000008723">
                <text:p>0.0000087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203665987780041">
                <text:p>0.00203665987780041</text:p>
              </table:table-cell>
              <table:table-cell office:value-type="float" office:value="0.000008688">
                <text:p>0.0000086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203252032520325">
                <text:p>0.00203252032520325</text:p>
              </table:table-cell>
              <table:table-cell office:value-type="float" office:value="0.000008653">
                <text:p>0.0000086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202839756592292">
                <text:p>0.00202839756592292</text:p>
              </table:table-cell>
              <table:table-cell office:value-type="float" office:value="0.000008618">
                <text:p>0.0000086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202429149797571">
                <text:p>0.00202429149797571</text:p>
              </table:table-cell>
              <table:table-cell office:value-type="float" office:value="0.000008583">
                <text:p>0.0000085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202020202020202">
                <text:p>0.00202020202020202</text:p>
              </table:table-cell>
              <table:table-cell office:value-type="float" office:value="0.000008548">
                <text:p>0.00000854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201612903225806">
                <text:p>0.00201612903225806</text:p>
              </table:table-cell>
              <table:table-cell office:value-type="float" office:value="0.000008514">
                <text:p>0.0000085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201207243460765">
                <text:p>0.00201207243460765</text:p>
              </table:table-cell>
              <table:table-cell office:value-type="float" office:value="0.000008479">
                <text:p>0.00000847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200803212851406">
                <text:p>0.00200803212851406</text:p>
              </table:table-cell>
              <table:table-cell office:value-type="float" office:value="0.000008445">
                <text:p>0.0000084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200400801603206">
                <text:p>0.00200400801603206</text:p>
              </table:table-cell>
              <table:table-cell office:value-type="float" office:value="0.000008412">
                <text:p>0.0000084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2">
                <text:p>0.002</text:p>
              </table:table-cell>
              <table:table-cell office:value-type="float" office:value="0.000008378">
                <text:p>0.0000083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199600798403194">
                <text:p>0.00199600798403194</text:p>
              </table:table-cell>
              <table:table-cell office:value-type="float" office:value="0.000008345">
                <text:p>0.00000834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199203187250996">
                <text:p>0.00199203187250996</text:p>
              </table:table-cell>
              <table:table-cell office:value-type="float" office:value="0.000008311">
                <text:p>0.0000083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198807157057654">
                <text:p>0.00198807157057654</text:p>
              </table:table-cell>
              <table:table-cell office:value-type="float" office:value="0.000008278">
                <text:p>0.00000827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198412698412698">
                <text:p>0.00198412698412698</text:p>
              </table:table-cell>
              <table:table-cell office:value-type="float" office:value="0.000008245">
                <text:p>0.0000082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198019801980198">
                <text:p>0.00198019801980198</text:p>
              </table:table-cell>
              <table:table-cell office:value-type="float" office:value="0.000008213">
                <text:p>0.00000821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197628458498024">
                <text:p>0.00197628458498024</text:p>
              </table:table-cell>
              <table:table-cell office:value-type="float" office:value="0.00000818">
                <text:p>0.000008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19723865877712">
                <text:p>0.0019723865877712</text:p>
              </table:table-cell>
              <table:table-cell office:value-type="float" office:value="0.000008148">
                <text:p>0.0000081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196850393700787">
                <text:p>0.00196850393700787</text:p>
              </table:table-cell>
              <table:table-cell office:value-type="float" office:value="0.000008116">
                <text:p>0.0000081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196463654223969">
                <text:p>0.00196463654223969</text:p>
              </table:table-cell>
              <table:table-cell office:value-type="float" office:value="0.000008084">
                <text:p>0.00000808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196078431372549">
                <text:p>0.00196078431372549</text:p>
              </table:table-cell>
              <table:table-cell office:value-type="float" office:value="0.000008053">
                <text:p>0.0000080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8021">
                <text:p>0.0000080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0799">
                <text:p>0.000007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194931773879142">
                <text:p>0.00194931773879142</text:p>
              </table:table-cell>
              <table:table-cell office:value-type="float" office:value="0.000007959">
                <text:p>0.00000795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194552529182879">
                <text:p>0.00194552529182879</text:p>
              </table:table-cell>
              <table:table-cell office:value-type="float" office:value="0.000007928">
                <text:p>0.00000792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194174757281553">
                <text:p>0.00194174757281553</text:p>
              </table:table-cell>
              <table:table-cell office:value-type="float" office:value="0.000007897">
                <text:p>0.0000078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193798449612403">
                <text:p>0.00193798449612403</text:p>
              </table:table-cell>
              <table:table-cell office:value-type="float" office:value="0.000007866">
                <text:p>0.00000786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193423597678917">
                <text:p>0.00193423597678917</text:p>
              </table:table-cell>
              <table:table-cell office:value-type="float" office:value="0.000007836">
                <text:p>0.0000078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193050193050193">
                <text:p>0.00193050193050193</text:p>
              </table:table-cell>
              <table:table-cell office:value-type="float" office:value="0.000007806">
                <text:p>0.0000078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192678227360308">
                <text:p>0.00192678227360308</text:p>
              </table:table-cell>
              <table:table-cell office:value-type="float" office:value="0.000007776">
                <text:p>0.0000077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192307692307692">
                <text:p>0.00192307692307692</text:p>
              </table:table-cell>
              <table:table-cell office:value-type="float" office:value="0.000007746">
                <text:p>0.00000774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191938579654511">
                <text:p>0.00191938579654511</text:p>
              </table:table-cell>
              <table:table-cell office:value-type="float" office:value="0.000007716">
                <text:p>0.0000077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191570881226054">
                <text:p>0.00191570881226054</text:p>
              </table:table-cell>
              <table:table-cell office:value-type="float" office:value="0.000007687">
                <text:p>0.00000768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191204588910134">
                <text:p>0.00191204588910134</text:p>
              </table:table-cell>
              <table:table-cell office:value-type="float" office:value="0.000007657">
                <text:p>0.0000076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190839694656489">
                <text:p>0.00190839694656489</text:p>
              </table:table-cell>
              <table:table-cell office:value-type="float" office:value="0.000007628">
                <text:p>0.0000076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19047619047619">
                <text:p>0.0019047619047619</text:p>
              </table:table-cell>
              <table:table-cell office:value-type="float" office:value="0.000007599">
                <text:p>0.00000759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190114068441065">
                <text:p>0.00190114068441065</text:p>
              </table:table-cell>
              <table:table-cell office:value-type="float" office:value="0.00000757">
                <text:p>0.000007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189753320683112">
                <text:p>0.00189753320683112</text:p>
              </table:table-cell>
              <table:table-cell office:value-type="float" office:value="0.000007541">
                <text:p>0.00000754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189393939393939">
                <text:p>0.00189393939393939</text:p>
              </table:table-cell>
              <table:table-cell office:value-type="float" office:value="0.000007513">
                <text:p>0.00000751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189035916824197">
                <text:p>0.00189035916824197</text:p>
              </table:table-cell>
              <table:table-cell office:value-type="float" office:value="0.000007485">
                <text:p>0.00000748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188679245283019">
                <text:p>0.00188679245283019</text:p>
              </table:table-cell>
              <table:table-cell office:value-type="float" office:value="0.000007456">
                <text:p>0.0000074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188323917137476">
                <text:p>0.00188323917137476</text:p>
              </table:table-cell>
              <table:table-cell office:value-type="float" office:value="0.000007428">
                <text:p>0.0000074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18796992481203">
                <text:p>0.0018796992481203</text:p>
              </table:table-cell>
              <table:table-cell office:value-type="float" office:value="0.0000074">
                <text:p>0.00000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187617260787993">
                <text:p>0.00187617260787993</text:p>
              </table:table-cell>
              <table:table-cell office:value-type="float" office:value="0.000007373">
                <text:p>0.00000737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187265917602996">
                <text:p>0.00187265917602996</text:p>
              </table:table-cell>
              <table:table-cell office:value-type="float" office:value="0.000007345">
                <text:p>0.0000073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186915887850467">
                <text:p>0.00186915887850467</text:p>
              </table:table-cell>
              <table:table-cell office:value-type="float" office:value="0.000007318">
                <text:p>0.00000731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186567164179104">
                <text:p>0.00186567164179104</text:p>
              </table:table-cell>
              <table:table-cell office:value-type="float" office:value="0.00000729">
                <text:p>0.0000072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186219739292365">
                <text:p>0.00186219739292365</text:p>
              </table:table-cell>
              <table:table-cell office:value-type="float" office:value="0.000007263">
                <text:p>0.0000072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185873605947955">
                <text:p>0.00185873605947955</text:p>
              </table:table-cell>
              <table:table-cell office:value-type="float" office:value="0.000007236">
                <text:p>0.00000723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185528756957328">
                <text:p>0.00185528756957328</text:p>
              </table:table-cell>
              <table:table-cell office:value-type="float" office:value="0.000007209">
                <text:p>0.0000072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185185185185185">
                <text:p>0.00185185185185185</text:p>
              </table:table-cell>
              <table:table-cell office:value-type="float" office:value="0.000007183">
                <text:p>0.00000718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184842883548983">
                <text:p>0.00184842883548983</text:p>
              </table:table-cell>
              <table:table-cell office:value-type="float" office:value="0.000007156">
                <text:p>0.0000071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18450184501845">
                <text:p>0.0018450184501845</text:p>
              </table:table-cell>
              <table:table-cell office:value-type="float" office:value="0.00000713">
                <text:p>0.000007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184162062615101">
                <text:p>0.00184162062615101</text:p>
              </table:table-cell>
              <table:table-cell office:value-type="float" office:value="0.000007104">
                <text:p>0.0000071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183823529411765">
                <text:p>0.00183823529411765</text:p>
              </table:table-cell>
              <table:table-cell office:value-type="float" office:value="0.000007077">
                <text:p>0.0000070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18348623853211">
                <text:p>0.0018348623853211</text:p>
              </table:table-cell>
              <table:table-cell office:value-type="float" office:value="0.000007052">
                <text:p>0.0000070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183150183150183">
                <text:p>0.00183150183150183</text:p>
              </table:table-cell>
              <table:table-cell office:value-type="float" office:value="0.000007026">
                <text:p>0.00000702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182815356489945">
                <text:p>0.0018281535648994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182481751824818">
                <text:p>0.00182481751824818</text:p>
              </table:table-cell>
              <table:table-cell office:value-type="float" office:value="0.000006975">
                <text:p>0.0000069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182149362477231">
                <text:p>0.00182149362477231</text:p>
              </table:table-cell>
              <table:table-cell office:value-type="float" office:value="0.000006949">
                <text:p>0.00000694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181818181818182">
                <text:p>0.00181818181818182</text:p>
              </table:table-cell>
              <table:table-cell office:value-type="float" office:value="0.000006924">
                <text:p>0.0000069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181488203266788">
                <text:p>0.00181488203266788</text:p>
              </table:table-cell>
              <table:table-cell office:value-type="float" office:value="0.000006899">
                <text:p>0.00000689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181159420289855">
                <text:p>0.00181159420289855</text:p>
              </table:table-cell>
              <table:table-cell office:value-type="float" office:value="0.000006874">
                <text:p>0.0000068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180831826401447">
                <text:p>0.00180831826401447</text:p>
              </table:table-cell>
              <table:table-cell office:value-type="float" office:value="0.000006849">
                <text:p>0.0000068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180505415162455">
                <text:p>0.00180505415162455</text:p>
              </table:table-cell>
              <table:table-cell office:value-type="float" office:value="0.000006824">
                <text:p>0.0000068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18018018018018">
                <text:p>0.0018018018018018</text:p>
              </table:table-cell>
              <table:table-cell office:value-type="float" office:value="0.0000068">
                <text:p>0.000006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179856115107914">
                <text:p>0.00179856115107914</text:p>
              </table:table-cell>
              <table:table-cell office:value-type="float" office:value="0.000006775">
                <text:p>0.00000677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179533213644524">
                <text:p>0.00179533213644524</text:p>
              </table:table-cell>
              <table:table-cell office:value-type="float" office:value="0.000006751">
                <text:p>0.00000675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17921146953405">
                <text:p>0.0017921146953405</text:p>
              </table:table-cell>
              <table:table-cell office:value-type="float" office:value="0.000006727">
                <text:p>0.00000672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178890876565295">
                <text:p>0.00178890876565295</text:p>
              </table:table-cell>
              <table:table-cell office:value-type="float" office:value="0.000006703">
                <text:p>0.00000670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178571428571429">
                <text:p>0.00178571428571429</text:p>
              </table:table-cell>
              <table:table-cell office:value-type="float" office:value="0.000006679">
                <text:p>0.00000667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17825311942959">
                <text:p>0.0017825311942959</text:p>
              </table:table-cell>
              <table:table-cell office:value-type="float" office:value="0.000006655">
                <text:p>0.00000665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177935943060498">
                <text:p>0.00177935943060498</text:p>
              </table:table-cell>
              <table:table-cell office:value-type="float" office:value="0.000006631">
                <text:p>0.0000066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177619893428064">
                <text:p>0.00177619893428064</text:p>
              </table:table-cell>
              <table:table-cell office:value-type="float" office:value="0.000006608">
                <text:p>0.00000660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177304964539007">
                <text:p>0.00177304964539007</text:p>
              </table:table-cell>
              <table:table-cell office:value-type="float" office:value="0.000006584">
                <text:p>0.0000065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176991150442478">
                <text:p>0.00176991150442478</text:p>
              </table:table-cell>
              <table:table-cell office:value-type="float" office:value="0.000006561">
                <text:p>0.00000656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176678445229682">
                <text:p>0.00176678445229682</text:p>
              </table:table-cell>
              <table:table-cell office:value-type="float" office:value="0.000006538">
                <text:p>0.00000653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17636684303351">
                <text:p>0.0017636684303351</text:p>
              </table:table-cell>
              <table:table-cell office:value-type="float" office:value="0.000006515">
                <text:p>0.0000065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176056338028169">
                <text:p>0.00176056338028169</text:p>
              </table:table-cell>
              <table:table-cell office:value-type="float" office:value="0.000006492">
                <text:p>0.00000649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175746924428822">
                <text:p>0.00175746924428822</text:p>
              </table:table-cell>
              <table:table-cell office:value-type="float" office:value="0.000006469">
                <text:p>0.00000646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175438596491228">
                <text:p>0.00175438596491228</text:p>
              </table:table-cell>
              <table:table-cell office:value-type="float" office:value="0.000006447">
                <text:p>0.00000644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175131348511384">
                <text:p>0.00175131348511384</text:p>
              </table:table-cell>
              <table:table-cell office:value-type="float" office:value="0.000006424">
                <text:p>0.0000064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174825174825175">
                <text:p>0.00174825174825175</text:p>
              </table:table-cell>
              <table:table-cell office:value-type="float" office:value="0.000006402">
                <text:p>0.00000640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174520069808028">
                <text:p>0.00174520069808028</text:p>
              </table:table-cell>
              <table:table-cell office:value-type="float" office:value="0.000006379">
                <text:p>0.00000637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174216027874564">
                <text:p>0.00174216027874564</text:p>
              </table:table-cell>
              <table:table-cell office:value-type="float" office:value="0.000006357">
                <text:p>0.0000063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173913043478261">
                <text:p>0.00173913043478261</text:p>
              </table:table-cell>
              <table:table-cell office:value-type="float" office:value="0.000006335">
                <text:p>0.0000063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173611111111111">
                <text:p>0.00173611111111111</text:p>
              </table:table-cell>
              <table:table-cell office:value-type="float" office:value="0.000006313">
                <text:p>0.0000063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173310225303293">
                <text:p>0.00173310225303293</text:p>
              </table:table-cell>
              <table:table-cell office:value-type="float" office:value="0.000006291">
                <text:p>0.00000629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173010380622837">
                <text:p>0.00173010380622837</text:p>
              </table:table-cell>
              <table:table-cell office:value-type="float" office:value="0.000006269">
                <text:p>0.00000626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172711571675302">
                <text:p>0.00172711571675302</text:p>
              </table:table-cell>
              <table:table-cell office:value-type="float" office:value="0.000006248">
                <text:p>0.00000624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172413793103448">
                <text:p>0.00172413793103448</text:p>
              </table:table-cell>
              <table:table-cell office:value-type="float" office:value="0.000006226">
                <text:p>0.00000622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172117039586919">
                <text:p>0.00172117039586919</text:p>
              </table:table-cell>
              <table:table-cell office:value-type="float" office:value="0.000006205">
                <text:p>0.0000062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171821305841924">
                <text:p>0.00171821305841924</text:p>
              </table:table-cell>
              <table:table-cell office:value-type="float" office:value="0.000006183">
                <text:p>0.00000618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171526586620926">
                <text:p>0.00171526586620926</text:p>
              </table:table-cell>
              <table:table-cell office:value-type="float" office:value="0.000006162">
                <text:p>0.0000061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171232876712329">
                <text:p>0.00171232876712329</text:p>
              </table:table-cell>
              <table:table-cell office:value-type="float" office:value="0.000006141">
                <text:p>0.0000061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170940170940171">
                <text:p>0.00170940170940171</text:p>
              </table:table-cell>
              <table:table-cell office:value-type="float" office:value="0.00000612">
                <text:p>0.000006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170648464163823">
                <text:p>0.00170648464163823</text:p>
              </table:table-cell>
              <table:table-cell office:value-type="float" office:value="0.000006099">
                <text:p>0.00000609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170357751277683">
                <text:p>0.00170357751277683</text:p>
              </table:table-cell>
              <table:table-cell office:value-type="float" office:value="0.000006079">
                <text:p>0.00000607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170068027210884">
                <text:p>0.00170068027210884</text:p>
              </table:table-cell>
              <table:table-cell office:value-type="float" office:value="0.000006058">
                <text:p>0.00000605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169779286926995">
                <text:p>0.00169779286926995</text:p>
              </table:table-cell>
              <table:table-cell office:value-type="float" office:value="0.000006037">
                <text:p>0.00000603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169491525423729">
                <text:p>0.00169491525423729</text:p>
              </table:table-cell>
              <table:table-cell office:value-type="float" office:value="0.000006017">
                <text:p>0.0000060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169204737732657">
                <text:p>0.00169204737732657</text:p>
              </table:table-cell>
              <table:table-cell office:value-type="float" office:value="0.000005997">
                <text:p>0.00000599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168918918918919">
                <text:p>0.00168918918918919</text:p>
              </table:table-cell>
              <table:table-cell office:value-type="float" office:value="0.000005976">
                <text:p>0.00000597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168634064080944">
                <text:p>0.00168634064080944</text:p>
              </table:table-cell>
              <table:table-cell office:value-type="float" office:value="0.000005956">
                <text:p>0.0000059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168350168350168">
                <text:p>0.00168350168350168</text:p>
              </table:table-cell>
              <table:table-cell office:value-type="float" office:value="0.000005936">
                <text:p>0.00000593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168067226890756">
                <text:p>0.00168067226890756</text:p>
              </table:table-cell>
              <table:table-cell office:value-type="float" office:value="0.000005916">
                <text:p>0.0000059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167785234899329">
                <text:p>0.00167785234899329</text:p>
              </table:table-cell>
              <table:table-cell office:value-type="float" office:value="0.000005896">
                <text:p>0.0000058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16750418760469">
                <text:p>0.0016750418760469</text:p>
              </table:table-cell>
              <table:table-cell office:value-type="float" office:value="0.000005877">
                <text:p>0.00000587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167224080267559">
                <text:p>0.00167224080267559</text:p>
              </table:table-cell>
              <table:table-cell office:value-type="float" office:value="0.000005857">
                <text:p>0.00000585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166944908180301">
                <text:p>0.00166944908180301</text:p>
              </table:table-cell>
              <table:table-cell office:value-type="float" office:value="0.000005837">
                <text:p>0.00000583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0.000005818">
                <text:p>0.00000581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166389351081531">
                <text:p>0.00166389351081531</text:p>
              </table:table-cell>
              <table:table-cell office:value-type="float" office:value="0.000005799">
                <text:p>0.00000579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166112956810631">
                <text:p>0.00166112956810631</text:p>
              </table:table-cell>
              <table:table-cell office:value-type="float" office:value="0.000005779">
                <text:p>0.0000057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165837479270315">
                <text:p>0.00165837479270315</text:p>
              </table:table-cell>
              <table:table-cell office:value-type="float" office:value="0.00000576">
                <text:p>0.0000057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65562913907285">
                <text:p>0.00165562913907285</text:p>
              </table:table-cell>
              <table:table-cell office:value-type="float" office:value="0.000005741">
                <text:p>0.0000057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165289256198347">
                <text:p>0.00165289256198347</text:p>
              </table:table-cell>
              <table:table-cell office:value-type="float" office:value="0.000005722">
                <text:p>0.00000572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165016501650165">
                <text:p>0.00165016501650165</text:p>
              </table:table-cell>
              <table:table-cell office:value-type="float" office:value="0.000005703">
                <text:p>0.0000057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164744645799012">
                <text:p>0.00164744645799012</text:p>
              </table:table-cell>
              <table:table-cell office:value-type="float" office:value="0.000005685">
                <text:p>0.00000568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164473684210526">
                <text:p>0.00164473684210526</text:p>
              </table:table-cell>
              <table:table-cell office:value-type="float" office:value="0.000005666">
                <text:p>0.00000566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164203612479475">
                <text:p>0.00164203612479475</text:p>
              </table:table-cell>
              <table:table-cell office:value-type="float" office:value="0.000005647">
                <text:p>0.00000564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163934426229508">
                <text:p>0.00163934426229508</text:p>
              </table:table-cell>
              <table:table-cell office:value-type="float" office:value="0.000005629">
                <text:p>0.00000562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16366612111293">
                <text:p>0.0016366612111293</text:p>
              </table:table-cell>
              <table:table-cell office:value-type="float" office:value="0.00000561">
                <text:p>0.0000056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163398692810458">
                <text:p>0.00163398692810458</text:p>
              </table:table-cell>
              <table:table-cell office:value-type="float" office:value="0.000005592">
                <text:p>0.00000559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163132137030995">
                <text:p>0.00163132137030995</text:p>
              </table:table-cell>
              <table:table-cell office:value-type="float" office:value="0.000005574">
                <text:p>0.00000557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162866449511401">
                <text:p>0.00162866449511401</text:p>
              </table:table-cell>
              <table:table-cell office:value-type="float" office:value="0.000005556">
                <text:p>0.00000555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16260162601626">
                <text:p>0.0016260162601626</text:p>
              </table:table-cell>
              <table:table-cell office:value-type="float" office:value="0.000005538">
                <text:p>0.00000553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162337662337662">
                <text:p>0.00162337662337662</text:p>
              </table:table-cell>
              <table:table-cell office:value-type="float" office:value="0.00000552">
                <text:p>0.0000055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162074554294976">
                <text:p>0.00162074554294976</text:p>
              </table:table-cell>
              <table:table-cell office:value-type="float" office:value="0.000005502">
                <text:p>0.0000055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161812297734628">
                <text:p>0.00161812297734628</text:p>
              </table:table-cell>
              <table:table-cell office:value-type="float" office:value="0.000005484">
                <text:p>0.00000548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161550888529887">
                <text:p>0.00161550888529887</text:p>
              </table:table-cell>
              <table:table-cell office:value-type="float" office:value="0.000005466">
                <text:p>0.00000546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161290322580645">
                <text:p>0.00161290322580645</text:p>
              </table:table-cell>
              <table:table-cell office:value-type="float" office:value="0.000005449">
                <text:p>0.00000544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161030595813205">
                <text:p>0.00161030595813205</text:p>
              </table:table-cell>
              <table:table-cell office:value-type="float" office:value="0.000005431">
                <text:p>0.00000543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160771704180064">
                <text:p>0.00160771704180064</text:p>
              </table:table-cell>
              <table:table-cell office:value-type="float" office:value="0.000005414">
                <text:p>0.0000054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160513643659711">
                <text:p>0.00160513643659711</text:p>
              </table:table-cell>
              <table:table-cell office:value-type="float" office:value="0.000005396">
                <text:p>0.00000539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16025641025641">
                <text:p>0.0016025641025641</text:p>
              </table:table-cell>
              <table:table-cell office:value-type="float" office:value="0.000005379">
                <text:p>0.00000537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16">
                <text:p>0.0016</text:p>
              </table:table-cell>
              <table:table-cell office:value-type="float" office:value="0.000005362">
                <text:p>0.00000536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159744408945687">
                <text:p>0.00159744408945687</text:p>
              </table:table-cell>
              <table:table-cell office:value-type="float" office:value="0.000005345">
                <text:p>0.00000534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159489633173844">
                <text:p>0.00159489633173844</text:p>
              </table:table-cell>
              <table:table-cell office:value-type="float" office:value="0.000005328">
                <text:p>0.0000053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159235668789809">
                <text:p>0.00159235668789809</text:p>
              </table:table-cell>
              <table:table-cell office:value-type="float" office:value="0.000005311">
                <text:p>0.0000053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158982511923688">
                <text:p>0.00158982511923688</text:p>
              </table:table-cell>
              <table:table-cell office:value-type="float" office:value="0.000005294">
                <text:p>0.0000052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158730158730159">
                <text:p>0.00158730158730159</text:p>
              </table:table-cell>
              <table:table-cell office:value-type="float" office:value="0.000005277">
                <text:p>0.00000527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158478605388273">
                <text:p>0.00158478605388273</text:p>
              </table:table-cell>
              <table:table-cell office:value-type="float" office:value="0.00000526">
                <text:p>0.0000052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158227848101266">
                <text:p>0.00158227848101266</text:p>
              </table:table-cell>
              <table:table-cell office:value-type="float" office:value="0.000005244">
                <text:p>0.00000524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157977883096367">
                <text:p>0.00157977883096367</text:p>
              </table:table-cell>
              <table:table-cell office:value-type="float" office:value="0.000005227">
                <text:p>0.00000522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157728706624606">
                <text:p>0.00157728706624606</text:p>
              </table:table-cell>
              <table:table-cell office:value-type="float" office:value="0.000005211">
                <text:p>0.0000052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15748031496063">
                <text:p>0.0015748031496063</text:p>
              </table:table-cell>
              <table:table-cell office:value-type="float" office:value="0.000005194">
                <text:p>0.00000519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157232704402516">
                <text:p>0.00157232704402516</text:p>
              </table:table-cell>
              <table:table-cell office:value-type="float" office:value="0.000005178">
                <text:p>0.00000517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156985871271586">
                <text:p>0.00156985871271586</text:p>
              </table:table-cell>
              <table:table-cell office:value-type="float" office:value="0.000005162">
                <text:p>0.0000051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156739811912226">
                <text:p>0.00156739811912226</text:p>
              </table:table-cell>
              <table:table-cell office:value-type="float" office:value="0.000005146">
                <text:p>0.00000514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156494522691706">
                <text:p>0.00156494522691706</text:p>
              </table:table-cell>
              <table:table-cell office:value-type="float" office:value="0.00000513">
                <text:p>0.0000051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15625">
                <text:p>0.0015625</text:p>
              </table:table-cell>
              <table:table-cell office:value-type="float" office:value="0.000005113">
                <text:p>0.00000511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15600624024961">
                <text:p>0.0015600624024961</text:p>
              </table:table-cell>
              <table:table-cell office:value-type="float" office:value="0.000005098">
                <text:p>0.0000050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155763239875389">
                <text:p>0.00155763239875389</text:p>
              </table:table-cell>
              <table:table-cell office:value-type="float" office:value="0.000005082">
                <text:p>0.00000508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15552099533437">
                <text:p>0.0015552099533437</text:p>
              </table:table-cell>
              <table:table-cell office:value-type="float" office:value="0.000005066">
                <text:p>0.00000506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15527950310559">
                <text:p>0.0015527950310559</text:p>
              </table:table-cell>
              <table:table-cell office:value-type="float" office:value="0.00000505">
                <text:p>0.000005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155038759689922">
                <text:p>0.00155038759689922</text:p>
              </table:table-cell>
              <table:table-cell office:value-type="float" office:value="0.000005035">
                <text:p>0.00000503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154798761609907">
                <text:p>0.00154798761609907</text:p>
              </table:table-cell>
              <table:table-cell office:value-type="float" office:value="0.000005019">
                <text:p>0.0000050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154559505409583">
                <text:p>0.00154559505409583</text:p>
              </table:table-cell>
              <table:table-cell office:value-type="float" office:value="0.000005003">
                <text:p>0.00000500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154320987654321">
                <text:p>0.00154320987654321</text:p>
              </table:table-cell>
              <table:table-cell office:value-type="float" office:value="0.000004988">
                <text:p>0.0000049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154083204930663">
                <text:p>0.00154083204930663</text:p>
              </table:table-cell>
              <table:table-cell office:value-type="float" office:value="0.000004973">
                <text:p>0.00000497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153846153846154">
                <text:p>0.00153846153846154</text:p>
              </table:table-cell>
              <table:table-cell office:value-type="float" office:value="0.000004957">
                <text:p>0.00000495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153609831029186">
                <text:p>0.00153609831029186</text:p>
              </table:table-cell>
              <table:table-cell office:value-type="float" office:value="0.000004942">
                <text:p>0.00000494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153374233128834">
                <text:p>0.00153374233128834</text:p>
              </table:table-cell>
              <table:table-cell office:value-type="float" office:value="0.000004927">
                <text:p>0.0000049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153139356814701">
                <text:p>0.00153139356814701</text:p>
              </table:table-cell>
              <table:table-cell office:value-type="float" office:value="0.000004912">
                <text:p>0.0000049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152905198776758">
                <text:p>0.00152905198776758</text:p>
              </table:table-cell>
              <table:table-cell office:value-type="float" office:value="0.000004897">
                <text:p>0.0000048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152671755725191">
                <text:p>0.00152671755725191</text:p>
              </table:table-cell>
              <table:table-cell office:value-type="float" office:value="0.000004882">
                <text:p>0.0000048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152439024390244">
                <text:p>0.00152439024390244</text:p>
              </table:table-cell>
              <table:table-cell office:value-type="float" office:value="0.000004867">
                <text:p>0.0000048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15220700152207">
                <text:p>0.0015220700152207</text:p>
              </table:table-cell>
              <table:table-cell office:value-type="float" office:value="0.000004852">
                <text:p>0.00000485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151975683890578">
                <text:p>0.00151975683890578</text:p>
              </table:table-cell>
              <table:table-cell office:value-type="float" office:value="0.000004838">
                <text:p>0.00000483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151745068285281">
                <text:p>0.00151745068285281</text:p>
              </table:table-cell>
              <table:table-cell office:value-type="float" office:value="0.000004823">
                <text:p>0.0000048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151515151515152">
                <text:p>0.00151515151515152</text:p>
              </table:table-cell>
              <table:table-cell office:value-type="float" office:value="0.000004808">
                <text:p>0.0000048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151285930408472">
                <text:p>0.00151285930408472</text:p>
              </table:table-cell>
              <table:table-cell office:value-type="float" office:value="0.000004794">
                <text:p>0.00000479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151057401812689">
                <text:p>0.00151057401812689</text:p>
              </table:table-cell>
              <table:table-cell office:value-type="float" office:value="0.000004779">
                <text:p>0.0000047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150829562594268">
                <text:p>0.00150829562594268</text:p>
              </table:table-cell>
              <table:table-cell office:value-type="float" office:value="0.000004765">
                <text:p>0.00000476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150602409638554">
                <text:p>0.00150602409638554</text:p>
              </table:table-cell>
              <table:table-cell office:value-type="float" office:value="0.00000475">
                <text:p>0.000004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150375939849624">
                <text:p>0.00150375939849624</text:p>
              </table:table-cell>
              <table:table-cell office:value-type="float" office:value="0.000004736">
                <text:p>0.00000473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15015015015015">
                <text:p>0.0015015015015015</text:p>
              </table:table-cell>
              <table:table-cell office:value-type="float" office:value="0.000004722">
                <text:p>0.0000047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149925037481259">
                <text:p>0.00149925037481259</text:p>
              </table:table-cell>
              <table:table-cell office:value-type="float" office:value="0.000004708">
                <text:p>0.00000470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149700598802395">
                <text:p>0.00149700598802395</text:p>
              </table:table-cell>
              <table:table-cell office:value-type="float" office:value="0.000004694">
                <text:p>0.0000046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149476831091181">
                <text:p>0.00149476831091181</text:p>
              </table:table-cell>
              <table:table-cell office:value-type="float" office:value="0.00000468">
                <text:p>0.000004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149253731343284">
                <text:p>0.00149253731343284</text:p>
              </table:table-cell>
              <table:table-cell office:value-type="float" office:value="0.000004666">
                <text:p>0.0000046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14903129657228">
                <text:p>0.0014903129657228</text:p>
              </table:table-cell>
              <table:table-cell office:value-type="float" office:value="0.000004652">
                <text:p>0.00000465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148809523809524">
                <text:p>0.00148809523809524</text:p>
              </table:table-cell>
              <table:table-cell office:value-type="float" office:value="0.000004638">
                <text:p>0.00000463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148588410104012">
                <text:p>0.00148588410104012</text:p>
              </table:table-cell>
              <table:table-cell office:value-type="float" office:value="0.000004624">
                <text:p>0.0000046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148367952522255">
                <text:p>0.00148367952522255</text:p>
              </table:table-cell>
              <table:table-cell office:value-type="float" office:value="0.000004611">
                <text:p>0.0000046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148148148148148">
                <text:p>0.00148148148148148</text:p>
              </table:table-cell>
              <table:table-cell office:value-type="float" office:value="0.000004597">
                <text:p>0.00000459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14792899408284">
                <text:p>0.0014792899408284</text:p>
              </table:table-cell>
              <table:table-cell office:value-type="float" office:value="0.000004583">
                <text:p>0.00000458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147710487444609">
                <text:p>0.00147710487444609</text:p>
              </table:table-cell>
              <table:table-cell office:value-type="float" office:value="0.00000457">
                <text:p>0.0000045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147492625368732">
                <text:p>0.00147492625368732</text:p>
              </table:table-cell>
              <table:table-cell office:value-type="float" office:value="0.000004556">
                <text:p>0.0000045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147275405007364">
                <text:p>0.00147275405007364</text:p>
              </table:table-cell>
              <table:table-cell office:value-type="float" office:value="0.000004543">
                <text:p>0.00000454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147058823529412">
                <text:p>0.00147058823529412</text:p>
              </table:table-cell>
              <table:table-cell office:value-type="float" office:value="0.00000453">
                <text:p>0.0000045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146842878120411">
                <text:p>0.00146842878120411</text:p>
              </table:table-cell>
              <table:table-cell office:value-type="float" office:value="0.000004516">
                <text:p>0.0000045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146627565982405">
                <text:p>0.00146627565982405</text:p>
              </table:table-cell>
              <table:table-cell office:value-type="float" office:value="0.000004503">
                <text:p>0.00000450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146412884333821">
                <text:p>0.00146412884333821</text:p>
              </table:table-cell>
              <table:table-cell office:value-type="float" office:value="0.00000449">
                <text:p>0.0000044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146198830409357">
                <text:p>0.00146198830409357</text:p>
              </table:table-cell>
              <table:table-cell office:value-type="float" office:value="0.000004477">
                <text:p>0.00000447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145985401459854">
                <text:p>0.00145985401459854</text:p>
              </table:table-cell>
              <table:table-cell office:value-type="float" office:value="0.000004464">
                <text:p>0.00000446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145772594752187">
                <text:p>0.00145772594752187</text:p>
              </table:table-cell>
              <table:table-cell office:value-type="float" office:value="0.000004451">
                <text:p>0.00000445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145560407569141">
                <text:p>0.00145560407569141</text:p>
              </table:table-cell>
              <table:table-cell office:value-type="float" office:value="0.000004438">
                <text:p>0.00000443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145348837209302">
                <text:p>0.00145348837209302</text:p>
              </table:table-cell>
              <table:table-cell office:value-type="float" office:value="0.000004425">
                <text:p>0.0000044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145137880986938">
                <text:p>0.00145137880986938</text:p>
              </table:table-cell>
              <table:table-cell office:value-type="float" office:value="0.000004412">
                <text:p>0.0000044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144927536231884">
                <text:p>0.00144927536231884</text:p>
              </table:table-cell>
              <table:table-cell office:value-type="float" office:value="0.000004399">
                <text:p>0.00000439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144717800289436">
                <text:p>0.00144717800289436</text:p>
              </table:table-cell>
              <table:table-cell office:value-type="float" office:value="0.000004387">
                <text:p>0.00000438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144508670520231">
                <text:p>0.00144508670520231</text:p>
              </table:table-cell>
              <table:table-cell office:value-type="float" office:value="0.000004374">
                <text:p>0.00000437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144300144300144">
                <text:p>0.00144300144300144</text:p>
              </table:table-cell>
              <table:table-cell office:value-type="float" office:value="0.000004361">
                <text:p>0.00000436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144092219020173">
                <text:p>0.00144092219020173</text:p>
              </table:table-cell>
              <table:table-cell office:value-type="float" office:value="0.000004349">
                <text:p>0.00000434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143884892086331">
                <text:p>0.00143884892086331</text:p>
              </table:table-cell>
              <table:table-cell office:value-type="float" office:value="0.000004336">
                <text:p>0.00000433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14367816091954">
                <text:p>0.0014367816091954</text:p>
              </table:table-cell>
              <table:table-cell office:value-type="float" office:value="0.000004324">
                <text:p>0.00000432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143472022955524">
                <text:p>0.00143472022955524</text:p>
              </table:table-cell>
              <table:table-cell office:value-type="float" office:value="0.000004311">
                <text:p>0.00000431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143266475644699">
                <text:p>0.00143266475644699</text:p>
              </table:table-cell>
              <table:table-cell office:value-type="float" office:value="0.000004299">
                <text:p>0.00000429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143061516452074">
                <text:p>0.00143061516452074</text:p>
              </table:table-cell>
              <table:table-cell office:value-type="float" office:value="0.000004287">
                <text:p>0.00000428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142857142857143">
                <text:p>0.00142857142857143</text:p>
              </table:table-cell>
              <table:table-cell office:value-type="float" office:value="0.000004274">
                <text:p>0.00000427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14265335235378">
                <text:p>0.0014265335235378</text:p>
              </table:table-cell>
              <table:table-cell office:value-type="float" office:value="0.000004262">
                <text:p>0.00000426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142450142450142">
                <text:p>0.00142450142450142</text:p>
              </table:table-cell>
              <table:table-cell office:value-type="float" office:value="0.00000425">
                <text:p>0.000004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142247510668563">
                <text:p>0.00142247510668563</text:p>
              </table:table-cell>
              <table:table-cell office:value-type="float" office:value="0.000004238">
                <text:p>0.00000423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142045454545455">
                <text:p>0.00142045454545455</text:p>
              </table:table-cell>
              <table:table-cell office:value-type="float" office:value="0.000004226">
                <text:p>0.0000042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141843971631206">
                <text:p>0.00141843971631206</text:p>
              </table:table-cell>
              <table:table-cell office:value-type="float" office:value="0.000004214">
                <text:p>0.0000042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141643059490085">
                <text:p>0.00141643059490085</text:p>
              </table:table-cell>
              <table:table-cell office:value-type="float" office:value="0.000004202">
                <text:p>0.00000420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141442715700141">
                <text:p>0.00141442715700141</text:p>
              </table:table-cell>
              <table:table-cell office:value-type="float" office:value="0.00000419">
                <text:p>0.0000041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141242937853107">
                <text:p>0.00141242937853107</text:p>
              </table:table-cell>
              <table:table-cell office:value-type="float" office:value="0.000004178">
                <text:p>0.00000417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141043723554302">
                <text:p>0.00141043723554302</text:p>
              </table:table-cell>
              <table:table-cell office:value-type="float" office:value="0.000004167">
                <text:p>0.00000416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140845070422535">
                <text:p>0.00140845070422535</text:p>
              </table:table-cell>
              <table:table-cell office:value-type="float" office:value="0.000004155">
                <text:p>0.0000041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140646976090014">
                <text:p>0.00140646976090014</text:p>
              </table:table-cell>
              <table:table-cell office:value-type="float" office:value="0.000004143">
                <text:p>0.00000414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140449438202247">
                <text:p>0.00140449438202247</text:p>
              </table:table-cell>
              <table:table-cell office:value-type="float" office:value="0.000004132">
                <text:p>0.00000413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140252454417952">
                <text:p>0.00140252454417952</text:p>
              </table:table-cell>
              <table:table-cell office:value-type="float" office:value="0.00000412">
                <text:p>0.000004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140056022408964">
                <text:p>0.00140056022408964</text:p>
              </table:table-cell>
              <table:table-cell office:value-type="float" office:value="0.000004108">
                <text:p>0.00000410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13986013986014">
                <text:p>0.0013986013986014</text:p>
              </table:table-cell>
              <table:table-cell office:value-type="float" office:value="0.000004097">
                <text:p>0.00000409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139664804469274">
                <text:p>0.00139664804469274</text:p>
              </table:table-cell>
              <table:table-cell office:value-type="float" office:value="0.000004086">
                <text:p>0.00000408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139470013947001">
                <text:p>0.00139470013947001</text:p>
              </table:table-cell>
              <table:table-cell office:value-type="float" office:value="0.000004074">
                <text:p>0.00000407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139275766016713">
                <text:p>0.00139275766016713</text:p>
              </table:table-cell>
              <table:table-cell office:value-type="float" office:value="0.000004063">
                <text:p>0.00000406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139082058414465">
                <text:p>0.00139082058414465</text:p>
              </table:table-cell>
              <table:table-cell office:value-type="float" office:value="0.000004052">
                <text:p>0.00000405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0.00000404">
                <text:p>0.000004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13869625520111">
                <text:p>0.0013869625520111</text:p>
              </table:table-cell>
              <table:table-cell office:value-type="float" office:value="0.000004029">
                <text:p>0.00000402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138504155124654">
                <text:p>0.00138504155124654</text:p>
              </table:table-cell>
              <table:table-cell office:value-type="float" office:value="0.000004018">
                <text:p>0.00000401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138312586445367">
                <text:p>0.00138312586445367</text:p>
              </table:table-cell>
              <table:table-cell office:value-type="float" office:value="0.000004007">
                <text:p>0.00000400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138121546961326">
                <text:p>0.00138121546961326</text:p>
              </table:table-cell>
              <table:table-cell office:value-type="float" office:value="0.000003996">
                <text:p>0.00000399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137931034482759">
                <text:p>0.00137931034482759</text:p>
              </table:table-cell>
              <table:table-cell office:value-type="float" office:value="0.000003985">
                <text:p>0.00000398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137741046831956">
                <text:p>0.00137741046831956</text:p>
              </table:table-cell>
              <table:table-cell office:value-type="float" office:value="0.000003974">
                <text:p>0.00000397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137551581843191">
                <text:p>0.00137551581843191</text:p>
              </table:table-cell>
              <table:table-cell office:value-type="float" office:value="0.000003963">
                <text:p>0.00000396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137362637362637">
                <text:p>0.00137362637362637</text:p>
              </table:table-cell>
              <table:table-cell office:value-type="float" office:value="0.000003952">
                <text:p>0.00000395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137174211248285">
                <text:p>0.00137174211248285</text:p>
              </table:table-cell>
              <table:table-cell office:value-type="float" office:value="0.000003941">
                <text:p>0.00000394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136986301369863">
                <text:p>0.00136986301369863</text:p>
              </table:table-cell>
              <table:table-cell office:value-type="float" office:value="0.00000393">
                <text:p>0.0000039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136798905608755">
                <text:p>0.00136798905608755</text:p>
              </table:table-cell>
              <table:table-cell office:value-type="float" office:value="0.00000392">
                <text:p>0.0000039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136612021857924">
                <text:p>0.00136612021857924</text:p>
              </table:table-cell>
              <table:table-cell office:value-type="float" office:value="0.000003909">
                <text:p>0.00000390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136425648021828">
                <text:p>0.00136425648021828</text:p>
              </table:table-cell>
              <table:table-cell office:value-type="float" office:value="0.000003898">
                <text:p>0.00000389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136239782016349">
                <text:p>0.00136239782016349</text:p>
              </table:table-cell>
              <table:table-cell office:value-type="float" office:value="0.000003888">
                <text:p>0.00000388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136054421768707">
                <text:p>0.00136054421768707</text:p>
              </table:table-cell>
              <table:table-cell office:value-type="float" office:value="0.000003877">
                <text:p>0.00000387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135869565217391">
                <text:p>0.00135869565217391</text:p>
              </table:table-cell>
              <table:table-cell office:value-type="float" office:value="0.000003867">
                <text:p>0.0000038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135685210312076">
                <text:p>0.00135685210312076</text:p>
              </table:table-cell>
              <table:table-cell office:value-type="float" office:value="0.000003856">
                <text:p>0.00000385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13550135501355">
                <text:p>0.0013550135501355</text:p>
              </table:table-cell>
              <table:table-cell office:value-type="float" office:value="0.000003846">
                <text:p>0.00000384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13531799729364">
                <text:p>0.0013531799729364</text:p>
              </table:table-cell>
              <table:table-cell office:value-type="float" office:value="0.000003835">
                <text:p>0.00000383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135135135135135">
                <text:p>0.00135135135135135</text:p>
              </table:table-cell>
              <table:table-cell office:value-type="float" office:value="0.000003825">
                <text:p>0.0000038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134952766531714">
                <text:p>0.00134952766531714</text:p>
              </table:table-cell>
              <table:table-cell office:value-type="float" office:value="0.000003815">
                <text:p>0.0000038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134770889487871">
                <text:p>0.00134770889487871</text:p>
              </table:table-cell>
              <table:table-cell office:value-type="float" office:value="0.000003804">
                <text:p>0.00000380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134589502018843">
                <text:p>0.00134589502018843</text:p>
              </table:table-cell>
              <table:table-cell office:value-type="float" office:value="0.000003794">
                <text:p>0.00000379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134408602150538">
                <text:p>0.00134408602150538</text:p>
              </table:table-cell>
              <table:table-cell office:value-type="float" office:value="0.000003784">
                <text:p>0.00000378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134228187919463">
                <text:p>0.00134228187919463</text:p>
              </table:table-cell>
              <table:table-cell office:value-type="float" office:value="0.000003774">
                <text:p>0.00000377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134048257372654">
                <text:p>0.00134048257372654</text:p>
              </table:table-cell>
              <table:table-cell office:value-type="float" office:value="0.000003764">
                <text:p>0.00000376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133868808567604">
                <text:p>0.00133868808567604</text:p>
              </table:table-cell>
              <table:table-cell office:value-type="float" office:value="0.000003753">
                <text:p>0.00000375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133689839572193">
                <text:p>0.00133689839572193</text:p>
              </table:table-cell>
              <table:table-cell office:value-type="float" office:value="0.000003743">
                <text:p>0.00000374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13351134846462">
                <text:p>0.0013351134846462</text:p>
              </table:table-cell>
              <table:table-cell office:value-type="float" office:value="0.000003733">
                <text:p>0.00000373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133333333333333">
                <text:p>0.00133333333333333</text:p>
              </table:table-cell>
              <table:table-cell office:value-type="float" office:value="0.000003724">
                <text:p>0.00000372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133155792276964">
                <text:p>0.00133155792276964</text:p>
              </table:table-cell>
              <table:table-cell office:value-type="float" office:value="0.000003714">
                <text:p>0.0000037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132978723404255">
                <text:p>0.00132978723404255</text:p>
              </table:table-cell>
              <table:table-cell office:value-type="float" office:value="0.000003704">
                <text:p>0.00000370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132802124833997">
                <text:p>0.00132802124833997</text:p>
              </table:table-cell>
              <table:table-cell office:value-type="float" office:value="0.000003694">
                <text:p>0.00000369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13262599469496">
                <text:p>0.0013262599469496</text:p>
              </table:table-cell>
              <table:table-cell office:value-type="float" office:value="0.000003684">
                <text:p>0.00000368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132450331125828">
                <text:p>0.00132450331125828</text:p>
              </table:table-cell>
              <table:table-cell office:value-type="float" office:value="0.000003674">
                <text:p>0.00000367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132275132275132">
                <text:p>0.00132275132275132</text:p>
              </table:table-cell>
              <table:table-cell office:value-type="float" office:value="0.000003665">
                <text:p>0.00000366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132100396301189">
                <text:p>0.00132100396301189</text:p>
              </table:table-cell>
              <table:table-cell office:value-type="float" office:value="0.000003655">
                <text:p>0.0000036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131926121372032">
                <text:p>0.00131926121372032</text:p>
              </table:table-cell>
              <table:table-cell office:value-type="float" office:value="0.000003645">
                <text:p>0.00000364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131752305665349">
                <text:p>0.00131752305665349</text:p>
              </table:table-cell>
              <table:table-cell office:value-type="float" office:value="0.000003636">
                <text:p>0.00000363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131578947368421">
                <text:p>0.00131578947368421</text:p>
              </table:table-cell>
              <table:table-cell office:value-type="float" office:value="0.000003626">
                <text:p>0.00000362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131406044678055">
                <text:p>0.00131406044678055</text:p>
              </table:table-cell>
              <table:table-cell office:value-type="float" office:value="0.000003617">
                <text:p>0.00000361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131233595800525">
                <text:p>0.00131233595800525</text:p>
              </table:table-cell>
              <table:table-cell office:value-type="float" office:value="0.000003607">
                <text:p>0.0000036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131061598951507">
                <text:p>0.00131061598951507</text:p>
              </table:table-cell>
              <table:table-cell office:value-type="float" office:value="0.000003598">
                <text:p>0.00000359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130890052356021">
                <text:p>0.00130890052356021</text:p>
              </table:table-cell>
              <table:table-cell office:value-type="float" office:value="0.000003588">
                <text:p>0.00000358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130718954248366">
                <text:p>0.00130718954248366</text:p>
              </table:table-cell>
              <table:table-cell office:value-type="float" office:value="0.000003579">
                <text:p>0.00000357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130548302872063">
                <text:p>0.00130548302872063</text:p>
              </table:table-cell>
              <table:table-cell office:value-type="float" office:value="0.00000357">
                <text:p>0.0000035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130378096479791">
                <text:p>0.00130378096479791</text:p>
              </table:table-cell>
              <table:table-cell office:value-type="float" office:value="0.00000356">
                <text:p>0.0000035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130208333333333">
                <text:p>0.00130208333333333</text:p>
              </table:table-cell>
              <table:table-cell office:value-type="float" office:value="0.000003551">
                <text:p>0.00000355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130039011703511">
                <text:p>0.00130039011703511</text:p>
              </table:table-cell>
              <table:table-cell office:value-type="float" office:value="0.000003542">
                <text:p>0.00000354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12987012987013">
                <text:p>0.0012987012987013</text:p>
              </table:table-cell>
              <table:table-cell office:value-type="float" office:value="0.000003533">
                <text:p>0.00000353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12970168612192">
                <text:p>0.0012970168612192</text:p>
              </table:table-cell>
              <table:table-cell office:value-type="float" office:value="0.000003523">
                <text:p>0.0000035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129533678756477">
                <text:p>0.00129533678756477</text:p>
              </table:table-cell>
              <table:table-cell office:value-type="float" office:value="0.000003514">
                <text:p>0.0000035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129366106080207">
                <text:p>0.00129366106080207</text:p>
              </table:table-cell>
              <table:table-cell office:value-type="float" office:value="0.000003505">
                <text:p>0.0000035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129198966408269">
                <text:p>0.00129198966408269</text:p>
              </table:table-cell>
              <table:table-cell office:value-type="float" office:value="0.000003496">
                <text:p>0.00000349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129032258064516">
                <text:p>0.00129032258064516</text:p>
              </table:table-cell>
              <table:table-cell office:value-type="float" office:value="0.000003487">
                <text:p>0.00000348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128865979381443">
                <text:p>0.00128865979381443</text:p>
              </table:table-cell>
              <table:table-cell office:value-type="float" office:value="0.000003478">
                <text:p>0.00000347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128700128700129">
                <text:p>0.00128700128700129</text:p>
              </table:table-cell>
              <table:table-cell office:value-type="float" office:value="0.000003469">
                <text:p>0.00000346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12853470437018">
                <text:p>0.0012853470437018</text:p>
              </table:table-cell>
              <table:table-cell office:value-type="float" office:value="0.00000346">
                <text:p>0.000003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128369704749679">
                <text:p>0.00128369704749679</text:p>
              </table:table-cell>
              <table:table-cell office:value-type="float" office:value="0.000003451">
                <text:p>0.0000034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128205128205128">
                <text:p>0.00128205128205128</text:p>
              </table:table-cell>
              <table:table-cell office:value-type="float" office:value="0.000003443">
                <text:p>0.00000344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128040973111396">
                <text:p>0.00128040973111396</text:p>
              </table:table-cell>
              <table:table-cell office:value-type="float" office:value="0.000003434">
                <text:p>0.00000343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127877237851662">
                <text:p>0.00127877237851662</text:p>
              </table:table-cell>
              <table:table-cell office:value-type="float" office:value="0.000003425">
                <text:p>0.0000034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127713920817369">
                <text:p>0.00127713920817369</text:p>
              </table:table-cell>
              <table:table-cell office:value-type="float" office:value="0.000003416">
                <text:p>0.00000341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127551020408163">
                <text:p>0.00127551020408163</text:p>
              </table:table-cell>
              <table:table-cell office:value-type="float" office:value="0.000003408">
                <text:p>0.0000034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127388535031847">
                <text:p>0.00127388535031847</text:p>
              </table:table-cell>
              <table:table-cell office:value-type="float" office:value="0.000003399">
                <text:p>0.00000339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127226463104326">
                <text:p>0.00127226463104326</text:p>
              </table:table-cell>
              <table:table-cell office:value-type="float" office:value="0.00000339">
                <text:p>0.0000033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127064803049555">
                <text:p>0.00127064803049555</text:p>
              </table:table-cell>
              <table:table-cell office:value-type="float" office:value="0.000003382">
                <text:p>0.00000338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126903553299492">
                <text:p>0.00126903553299492</text:p>
              </table:table-cell>
              <table:table-cell office:value-type="float" office:value="0.000003373">
                <text:p>0.00000337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126742712294043">
                <text:p>0.00126742712294043</text:p>
              </table:table-cell>
              <table:table-cell office:value-type="float" office:value="0.000003365">
                <text:p>0.00000336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126582278481013">
                <text:p>0.00126582278481013</text:p>
              </table:table-cell>
              <table:table-cell office:value-type="float" office:value="0.000003356">
                <text:p>0.00000335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126422250316056">
                <text:p>0.00126422250316056</text:p>
              </table:table-cell>
              <table:table-cell office:value-type="float" office:value="0.000003348">
                <text:p>0.00000334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126262626262626">
                <text:p>0.00126262626262626</text:p>
              </table:table-cell>
              <table:table-cell office:value-type="float" office:value="0.000003339">
                <text:p>0.00000333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126103404791929">
                <text:p>0.00126103404791929</text:p>
              </table:table-cell>
              <table:table-cell office:value-type="float" office:value="0.000003331">
                <text:p>0.00000333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125944584382872">
                <text:p>0.00125944584382872</text:p>
              </table:table-cell>
              <table:table-cell office:value-type="float" office:value="0.000003322">
                <text:p>0.00000332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125786163522013">
                <text:p>0.00125786163522013</text:p>
              </table:table-cell>
              <table:table-cell office:value-type="float" office:value="0.000003314">
                <text:p>0.00000331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125628140703518">
                <text:p>0.00125628140703518</text:p>
              </table:table-cell>
              <table:table-cell office:value-type="float" office:value="0.000003306">
                <text:p>0.00000330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125470514429109">
                <text:p>0.00125470514429109</text:p>
              </table:table-cell>
              <table:table-cell office:value-type="float" office:value="0.000003297">
                <text:p>0.00000329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12531328320802">
                <text:p>0.0012531328320802</text:p>
              </table:table-cell>
              <table:table-cell office:value-type="float" office:value="0.000003289">
                <text:p>0.00000328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125156445556946">
                <text:p>0.00125156445556946</text:p>
              </table:table-cell>
              <table:table-cell office:value-type="float" office:value="0.000003281">
                <text:p>0.00000328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125">
                <text:p>0.00125</text:p>
              </table:table-cell>
              <table:table-cell office:value-type="float" office:value="0.000003273">
                <text:p>0.000003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